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32.66pt"/>
    </style:style>
    <style:style style:name="co4" style:family="table-column">
      <style:table-column-properties fo:break-before="auto" style:column-width="22.5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imulated_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ho</text:p>
          </table:table-cell>
          <table:table-cell/>
          <table:table-cell office:value-type="string" calcext:value-type="string">
            <text:p>rho*x(t-1)</text:p>
          </table:table-cell>
          <table:table-cell office:value-type="string" calcext:value-type="string">
            <text:p>add alpha</text:p>
          </table:table-cell>
          <table:table-cell office:value-type="string" calcext:value-type="string">
            <text:p>add error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707491265538425" calcext:value-type="float">
            <text:p>0.70749126553842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324304036169246" calcext:value-type="float">
            <text:p>0.324304036169246</text:p>
          </table:table-cell>
          <table:table-cell office:value-type="float" office:value="1.73992166915535" calcext:value-type="float">
            <text:p>1.7399216691553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B2]*[.D3]" office:value-type="float" office:value="0.0707491265538425" calcext:value-type="float">
            <text:p>0.070749126553843</text:p>
          </table:table-cell>
          <table:table-cell table:formula="of:=+[.F3]+[.C3]" office:value-type="float" office:value="1.07074912655384" calcext:value-type="float">
            <text:p>1.07074912655384</text:p>
          </table:table-cell>
          <table:table-cell table:formula="of:=+[.G3]+[.A3]" office:value-type="float" office:value="1.39505316272309" calcext:value-type="float">
            <text:p>1.39505316272309</text:p>
          </table:table-cell>
          <table:table-cell/>
          <table:table-cell table:formula="of:=+[.G3]+[.B2]" office:value-type="float" office:value="1.77824039209227" calcext:value-type="float">
            <text:p>1.77824039209227</text:p>
          </table:table-cell>
        </table:table-row>
        <table:table-row table:style-name="ro1">
          <table:table-cell office:value-type="float" office:value="-0.582221305517482" calcext:value-type="float">
            <text:p>-0.582221305517482</text:p>
          </table:table-cell>
          <table:table-cell office:value-type="float" office:value="2.6816995386036" calcext:value-type="float">
            <text:p>2.681699538603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B3]*[.D4]" office:value-type="float" office:value="0.173992166915535" calcext:value-type="float">
            <text:p>0.173992166915535</text:p>
          </table:table-cell>
          <table:table-cell table:formula="of:=+[.F4]+[.C4]" office:value-type="float" office:value="1.17399216691553" calcext:value-type="float">
            <text:p>1.17399216691553</text:p>
          </table:table-cell>
          <table:table-cell table:formula="of:=+[.G4]+[.A4]" office:value-type="float" office:value="0.591770861398052" calcext:value-type="float">
            <text:p>0.591770861398052</text:p>
          </table:table-cell>
          <table:table-cell/>
          <table:table-cell table:formula="of:=+[.G4]+[.B3]" office:value-type="float" office:value="2.91391383607088" calcext:value-type="float">
            <text:p>2.91391383607088</text:p>
          </table:table-cell>
        </table:table-row>
        <table:table-row table:style-name="ro1">
          <table:table-cell office:value-type="float" office:value="0.415803293311706" calcext:value-type="float">
            <text:p>0.415803293311706</text:p>
          </table:table-cell>
          <table:table-cell office:value-type="float" office:value="3.72327986793477" calcext:value-type="float">
            <text:p>3.7232798679347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B4]*[.D5]" office:value-type="float" office:value="0.26816995386036" calcext:value-type="float">
            <text:p>0.26816995386036</text:p>
          </table:table-cell>
          <table:table-cell table:formula="of:=+[.F5]+[.C5]" office:value-type="float" office:value="1.26816995386036" calcext:value-type="float">
            <text:p>1.26816995386036</text:p>
          </table:table-cell>
          <table:table-cell table:formula="of:=+[.G5]+[.A5]" office:value-type="float" office:value="1.68397324717207" calcext:value-type="float">
            <text:p>1.68397324717207</text:p>
          </table:table-cell>
          <table:table-cell/>
          <table:table-cell table:formula="of:=+[.G5]+[.B4]" office:value-type="float" office:value="3.94986949246396" calcext:value-type="float">
            <text:p>3.94986949246396</text:p>
          </table:table-cell>
        </table:table-row>
        <table:table-row table:style-name="ro1">
          <table:table-cell office:value-type="float" office:value="-0.862400178810243" calcext:value-type="float">
            <text:p>-0.862400178810243</text:p>
          </table:table-cell>
          <table:table-cell office:value-type="float" office:value="4.63703985005375" calcext:value-type="float">
            <text:p>4.6370398500537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B5]*[.D6]" office:value-type="float" office:value="0.372327986793477" calcext:value-type="float">
            <text:p>0.372327986793477</text:p>
          </table:table-cell>
          <table:table-cell table:formula="of:=+[.F6]+[.C6]" office:value-type="float" office:value="1.37232798679348" calcext:value-type="float">
            <text:p>1.37232798679348</text:p>
          </table:table-cell>
          <table:table-cell table:formula="of:=+[.G6]+[.A6]" office:value-type="float" office:value="0.509927807983234" calcext:value-type="float">
            <text:p>0.509927807983234</text:p>
          </table:table-cell>
          <table:table-cell/>
          <table:table-cell table:formula="of:=+[.G6]+[.B5]" office:value-type="float" office:value="5.09560785472825" calcext:value-type="float">
            <text:p>5.09560785472825</text:p>
          </table:table-cell>
        </table:table-row>
        <table:table-row table:style-name="ro1">
          <table:table-cell office:value-type="float" office:value="0.411106273032179" calcext:value-type="float">
            <text:p>0.411106273032179</text:p>
          </table:table-cell>
          <table:table-cell office:value-type="float" office:value="5.67815047735697" calcext:value-type="float">
            <text:p>5.6781504773569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B6]*[.D7]" office:value-type="float" office:value="0.463703985005375" calcext:value-type="float">
            <text:p>0.463703985005375</text:p>
          </table:table-cell>
          <table:table-cell table:formula="of:=+[.F7]+[.C7]" office:value-type="float" office:value="1.46370398500537" calcext:value-type="float">
            <text:p>1.46370398500537</text:p>
          </table:table-cell>
          <table:table-cell table:formula="of:=+[.G7]+[.A7]" office:value-type="float" office:value="1.87481025803755" calcext:value-type="float">
            <text:p>1.87481025803755</text:p>
          </table:table-cell>
          <table:table-cell/>
          <table:table-cell table:formula="of:=+[.G7]+[.B6]" office:value-type="float" office:value="6.10074383505912" calcext:value-type="float">
            <text:p>6.10074383505912</text:p>
          </table:table-cell>
        </table:table-row>
        <table:table-row table:style-name="ro1">
          <table:table-cell office:value-type="float" office:value="0.121278516039619" calcext:value-type="float">
            <text:p>0.121278516039619</text:p>
          </table:table-cell>
          <table:table-cell office:value-type="float" office:value="6.69027832896093" calcext:value-type="float">
            <text:p>6.6902783289609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B7]*[.D8]" office:value-type="float" office:value="0.567815047735697" calcext:value-type="float">
            <text:p>0.567815047735697</text:p>
          </table:table-cell>
          <table:table-cell table:formula="of:=+[.F8]+[.C8]" office:value-type="float" office:value="1.5678150477357" calcext:value-type="float">
            <text:p>1.5678150477357</text:p>
          </table:table-cell>
          <table:table-cell table:formula="of:=+[.G8]+[.A8]" office:value-type="float" office:value="1.68909356377532" calcext:value-type="float">
            <text:p>1.68909356377532</text:p>
          </table:table-cell>
          <table:table-cell/>
          <table:table-cell table:formula="of:=+[.G8]+[.B7]" office:value-type="float" office:value="7.24596552509266" calcext:value-type="float">
            <text:p>7.24596552509266</text:p>
          </table:table-cell>
        </table:table-row>
        <table:table-row table:style-name="ro1">
          <table:table-cell office:value-type="float" office:value="-1.32889869455544" calcext:value-type="float">
            <text:p>-1.32889869455544</text:p>
          </table:table-cell>
          <table:table-cell office:value-type="float" office:value="7.55738845950538" calcext:value-type="float">
            <text:p>7.5573884595053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B8]*[.D9]" office:value-type="float" office:value="0.669027832896093" calcext:value-type="float">
            <text:p>0.669027832896093</text:p>
          </table:table-cell>
          <table:table-cell table:formula="of:=+[.F9]+[.C9]" office:value-type="float" office:value="1.66902783289609" calcext:value-type="float">
            <text:p>1.66902783289609</text:p>
          </table:table-cell>
          <table:table-cell table:formula="of:=+[.G9]+[.A9]" office:value-type="float" office:value="0.340129138340653" calcext:value-type="float">
            <text:p>0.340129138340653</text:p>
          </table:table-cell>
          <table:table-cell/>
          <table:table-cell table:formula="of:=+[.G9]+[.B8]" office:value-type="float" office:value="8.35930616185702" calcext:value-type="float">
            <text:p>8.35930616185702</text:p>
          </table:table-cell>
        </table:table-row>
        <table:table-row table:style-name="ro1">
          <table:table-cell office:value-type="float" office:value="0.249950219082076" calcext:value-type="float">
            <text:p>0.249950219082076</text:p>
          </table:table-cell>
          <table:table-cell office:value-type="float" office:value="8.58238348141359" calcext:value-type="float">
            <text:p>8.5823834814135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B9]*[.D10]" office:value-type="float" office:value="0.755738845950538" calcext:value-type="float">
            <text:p>0.755738845950538</text:p>
          </table:table-cell>
          <table:table-cell table:formula="of:=+[.F10]+[.C10]" office:value-type="float" office:value="1.75573884595054" calcext:value-type="float">
            <text:p>1.75573884595054</text:p>
          </table:table-cell>
          <table:table-cell table:formula="of:=+[.G10]+[.A10]" office:value-type="float" office:value="2.00568906503261" calcext:value-type="float">
            <text:p>2.00568906503261</text:p>
          </table:table-cell>
          <table:table-cell/>
          <table:table-cell table:formula="of:=+[.G10]+[.B9]" office:value-type="float" office:value="9.31312730545592" calcext:value-type="float">
            <text:p>9.31312730545592</text:p>
          </table:table-cell>
        </table:table-row>
        <table:table-row table:style-name="ro1">
          <table:table-cell office:value-type="float" office:value="-1.79824103271749" calcext:value-type="float">
            <text:p>-1.79824103271749</text:p>
          </table:table-cell>
          <table:table-cell office:value-type="float" office:value="9.40255937814184" calcext:value-type="float">
            <text:p>9.4025593781418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B10]*[.D11]" office:value-type="float" office:value="0.858238348141359" calcext:value-type="float">
            <text:p>0.858238348141359</text:p>
          </table:table-cell>
          <table:table-cell table:formula="of:=+[.F11]+[.C11]" office:value-type="float" office:value="1.85823834814136" calcext:value-type="float">
            <text:p>1.85823834814136</text:p>
          </table:table-cell>
          <table:table-cell table:formula="of:=+[.G11]+[.A11]" office:value-type="float" office:value="0.0599973154238724" calcext:value-type="float">
            <text:p>0.059997315423873</text:p>
          </table:table-cell>
          <table:table-cell/>
          <table:table-cell table:formula="of:=+[.G11]+[.B10]" office:value-type="float" office:value="10.440621829555" calcext:value-type="float">
            <text:p>10.440621829555</text:p>
          </table:table-cell>
        </table:table-row>
        <table:table-row table:style-name="ro1">
          <table:table-cell office:value-type="float" office:value="-3.07467092039402" calcext:value-type="float">
            <text:p>-3.07467092039402</text:p>
          </table:table-cell>
          <table:table-cell office:value-type="float" office:value="10.0950922861024" calcext:value-type="float">
            <text:p>10.095092286102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B11]*[.D12]" office:value-type="float" office:value="0.940255937814184" calcext:value-type="float">
            <text:p>0.940255937814184</text:p>
          </table:table-cell>
          <table:table-cell table:formula="of:=+[.F12]+[.C12]" office:value-type="float" office:value="1.94025593781418" calcext:value-type="float">
            <text:p>1.94025593781418</text:p>
          </table:table-cell>
          <table:table-cell table:formula="of:=+[.G12]+[.A12]" office:value-type="float" office:value="-1.13441498257984" calcext:value-type="float">
            <text:p>-1.13441498257984</text:p>
          </table:table-cell>
          <table:table-cell/>
          <table:table-cell table:formula="of:=+[.G12]+[.B11]" office:value-type="float" office:value="11.342815315956" calcext:value-type="float">
            <text:p>11.342815315956</text:p>
          </table:table-cell>
        </table:table-row>
        <table:table-row table:style-name="ro1">
          <table:table-cell office:value-type="float" office:value="-0.42706744201465" calcext:value-type="float">
            <text:p>-0.42706744201465</text:p>
          </table:table-cell>
          <table:table-cell office:value-type="float" office:value="11.052385541901" calcext:value-type="float">
            <text:p>11.05238554190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B12]*[.D13]" office:value-type="float" office:value="1.00950922861024" calcext:value-type="float">
            <text:p>1.00950922861024</text:p>
          </table:table-cell>
          <table:table-cell table:formula="of:=+[.F13]+[.C13]" office:value-type="float" office:value="2.00950922861024" calcext:value-type="float">
            <text:p>2.00950922861024</text:p>
          </table:table-cell>
          <table:table-cell table:formula="of:=+[.G13]+[.A13]" office:value-type="float" office:value="1.58244178659559" calcext:value-type="float">
            <text:p>1.58244178659559</text:p>
          </table:table-cell>
          <table:table-cell/>
          <table:table-cell table:formula="of:=+[.G13]+[.B12]" office:value-type="float" office:value="12.1046015147127" calcext:value-type="float">
            <text:p>12.1046015147127</text:p>
          </table:table-cell>
        </table:table-row>
        <table:table-row table:style-name="ro1">
          <table:table-cell office:value-type="float" office:value="1.32881935539811" calcext:value-type="float">
            <text:p>1.32881935539811</text:p>
          </table:table-cell>
          <table:table-cell office:value-type="float" office:value="12.1852674774408" calcext:value-type="float">
            <text:p>12.185267477440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B13]*[.D14]" office:value-type="float" office:value="1.1052385541901" calcext:value-type="float">
            <text:p>1.1052385541901</text:p>
          </table:table-cell>
          <table:table-cell table:formula="of:=+[.F14]+[.C14]" office:value-type="float" office:value="2.1052385541901" calcext:value-type="float">
            <text:p>2.1052385541901</text:p>
          </table:table-cell>
          <table:table-cell table:formula="of:=+[.G14]+[.A14]" office:value-type="float" office:value="3.43405790958821" calcext:value-type="float">
            <text:p>3.43405790958821</text:p>
          </table:table-cell>
          <table:table-cell/>
          <table:table-cell table:formula="of:=+[.G14]+[.B13]" office:value-type="float" office:value="13.1576240960911" calcext:value-type="float">
            <text:p>13.1576240960911</text:p>
          </table:table-cell>
        </table:table-row>
        <table:table-row table:style-name="ro1">
          <table:table-cell office:value-type="float" office:value="-0.144987219703468" calcext:value-type="float">
            <text:p>-0.144987219703468</text:p>
          </table:table-cell>
          <table:table-cell office:value-type="float" office:value="13.1707687554704" calcext:value-type="float">
            <text:p>13.170768755470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B14]*[.D15]" office:value-type="float" office:value="1.21852674774408" calcext:value-type="float">
            <text:p>1.21852674774408</text:p>
          </table:table-cell>
          <table:table-cell table:formula="of:=+[.F15]+[.C15]" office:value-type="float" office:value="2.21852674774408" calcext:value-type="float">
            <text:p>2.21852674774408</text:p>
          </table:table-cell>
          <table:table-cell table:formula="of:=+[.G15]+[.A15]" office:value-type="float" office:value="2.07353952804061" calcext:value-type="float">
            <text:p>2.07353952804061</text:p>
          </table:table-cell>
          <table:table-cell/>
          <table:table-cell table:formula="of:=+[.G15]+[.B14]" office:value-type="float" office:value="14.4037942251849" calcext:value-type="float">
            <text:p>14.4037942251849</text:p>
          </table:table-cell>
        </table:table-row>
        <table:table-row table:style-name="ro1">
          <table:table-cell office:value-type="float" office:value="0.765932373862816" calcext:value-type="float">
            <text:p>0.765932373862816</text:p>
          </table:table-cell>
          <table:table-cell office:value-type="float" office:value="14.2473619928567" calcext:value-type="float">
            <text:p>14.247361992856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B15]*[.D16]" office:value-type="float" office:value="1.31707687554704" calcext:value-type="float">
            <text:p>1.31707687554704</text:p>
          </table:table-cell>
          <table:table-cell table:formula="of:=+[.F16]+[.C16]" office:value-type="float" office:value="2.31707687554704" calcext:value-type="float">
            <text:p>2.31707687554704</text:p>
          </table:table-cell>
          <table:table-cell table:formula="of:=+[.G16]+[.A16]" office:value-type="float" office:value="3.08300924940986" calcext:value-type="float">
            <text:p>3.08300924940986</text:p>
          </table:table-cell>
          <table:table-cell/>
          <table:table-cell table:formula="of:=+[.G16]+[.B15]" office:value-type="float" office:value="15.4878456310175" calcext:value-type="float">
            <text:p>15.4878456310175</text:p>
          </table:table-cell>
        </table:table-row>
        <table:table-row table:style-name="ro1">
          <table:table-cell office:value-type="float" office:value="-1.28191442711951" calcext:value-type="float">
            <text:p>-1.28191442711951</text:p>
          </table:table-cell>
          <table:table-cell office:value-type="float" office:value="15.1191705501448" calcext:value-type="float">
            <text:p>15.119170550144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B16]*[.D17]" office:value-type="float" office:value="1.42473619928567" calcext:value-type="float">
            <text:p>1.42473619928567</text:p>
          </table:table-cell>
          <table:table-cell table:formula="of:=+[.F17]+[.C17]" office:value-type="float" office:value="2.42473619928567" calcext:value-type="float">
            <text:p>2.42473619928567</text:p>
          </table:table-cell>
          <table:table-cell table:formula="of:=+[.G17]+[.A17]" office:value-type="float" office:value="1.14282177216617" calcext:value-type="float">
            <text:p>1.14282177216617</text:p>
          </table:table-cell>
          <table:table-cell/>
          <table:table-cell table:formula="of:=+[.G17]+[.B16]" office:value-type="float" office:value="16.6720981921424" calcext:value-type="float">
            <text:p>16.6720981921424</text:p>
          </table:table-cell>
        </table:table-row>
        <table:table-row table:style-name="ro1">
          <table:table-cell office:value-type="float" office:value="-0.0278222098467655" calcext:value-type="float">
            <text:p>-0.027822209846766</text:p>
          </table:table-cell>
          <table:table-cell office:value-type="float" office:value="16.1163883291601" calcext:value-type="float">
            <text:p>16.116388329160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B17]*[.D18]" office:value-type="float" office:value="1.51191705501448" calcext:value-type="float">
            <text:p>1.51191705501448</text:p>
          </table:table-cell>
          <table:table-cell table:formula="of:=+[.F18]+[.C18]" office:value-type="float" office:value="2.51191705501448" calcext:value-type="float">
            <text:p>2.51191705501448</text:p>
          </table:table-cell>
          <table:table-cell table:formula="of:=+[.G18]+[.A18]" office:value-type="float" office:value="2.48409484516771" calcext:value-type="float">
            <text:p>2.48409484516771</text:p>
          </table:table-cell>
          <table:table-cell/>
          <table:table-cell table:formula="of:=+[.G18]+[.B17]" office:value-type="float" office:value="17.6310876051592" calcext:value-type="float">
            <text:p>17.6310876051592</text:p>
          </table:table-cell>
        </table:table-row>
        <table:table-row table:style-name="ro1">
          <table:table-cell office:value-type="float" office:value="-0.0300525199687731" calcext:value-type="float">
            <text:p>-0.030052519968773</text:p>
          </table:table-cell>
          <table:table-cell office:value-type="float" office:value="17.1133830771632" calcext:value-type="float">
            <text:p>17.113383077163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B18]*[.D19]" office:value-type="float" office:value="1.61163883291601" calcext:value-type="float">
            <text:p>1.61163883291601</text:p>
          </table:table-cell>
          <table:table-cell table:formula="of:=+[.F19]+[.C19]" office:value-type="float" office:value="2.61163883291601" calcext:value-type="float">
            <text:p>2.61163883291601</text:p>
          </table:table-cell>
          <table:table-cell table:formula="of:=+[.G19]+[.A19]" office:value-type="float" office:value="2.58158631294724" calcext:value-type="float">
            <text:p>2.58158631294724</text:p>
          </table:table-cell>
          <table:table-cell/>
          <table:table-cell table:formula="of:=+[.G19]+[.B18]" office:value-type="float" office:value="18.7280271620761" calcext:value-type="float">
            <text:p>18.7280271620761</text:p>
          </table:table-cell>
        </table:table-row>
        <table:table-row table:style-name="ro1">
          <table:table-cell office:value-type="float" office:value="0.357247208734774" calcext:value-type="float">
            <text:p>0.357247208734774</text:p>
          </table:table-cell>
          <table:table-cell office:value-type="float" office:value="18.1491077980367" calcext:value-type="float">
            <text:p>18.149107798036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B19]*[.D20]" office:value-type="float" office:value="1.71133830771632" calcext:value-type="float">
            <text:p>1.71133830771632</text:p>
          </table:table-cell>
          <table:table-cell table:formula="of:=+[.F20]+[.C20]" office:value-type="float" office:value="2.71133830771632" calcext:value-type="float">
            <text:p>2.71133830771632</text:p>
          </table:table-cell>
          <table:table-cell table:formula="of:=+[.G20]+[.A20]" office:value-type="float" office:value="3.0685855164511" calcext:value-type="float">
            <text:p>3.0685855164511</text:p>
          </table:table-cell>
          <table:table-cell/>
          <table:table-cell table:formula="of:=+[.G20]+[.B19]" office:value-type="float" office:value="19.8247213848795" calcext:value-type="float">
            <text:p>19.8247213848795</text:p>
          </table:table-cell>
        </table:table-row>
        <table:table-row table:style-name="ro1">
          <table:table-cell office:value-type="float" office:value="-0.25125174540166" calcext:value-type="float">
            <text:p>-0.25125174540166</text:p>
          </table:table-cell>
          <table:table-cell office:value-type="float" office:value="19.1239826234965" calcext:value-type="float">
            <text:p>19.123982623496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B20]*[.D21]" office:value-type="float" office:value="1.81491077980367" calcext:value-type="float">
            <text:p>1.81491077980367</text:p>
          </table:table-cell>
          <table:table-cell table:formula="of:=+[.F21]+[.C21]" office:value-type="float" office:value="2.81491077980367" calcext:value-type="float">
            <text:p>2.81491077980367</text:p>
          </table:table-cell>
          <table:table-cell table:formula="of:=+[.G21]+[.A21]" office:value-type="float" office:value="2.56365903440201" calcext:value-type="float">
            <text:p>2.56365903440201</text:p>
          </table:table-cell>
          <table:table-cell/>
          <table:table-cell table:formula="of:=+[.G21]+[.B20]" office:value-type="float" office:value="20.9640185778404" calcext:value-type="float">
            <text:p>20.9640185778404</text:p>
          </table:table-cell>
        </table:table-row>
        <table:table-row table:style-name="ro1">
          <table:table-cell office:value-type="float" office:value="0.574117160605859" calcext:value-type="float">
            <text:p>0.574117160605859</text:p>
          </table:table-cell>
          <table:table-cell office:value-type="float" office:value="20.1813943395571" calcext:value-type="float">
            <text:p>20.181394339557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B21]*[.D22]" office:value-type="float" office:value="1.91239826234965" calcext:value-type="float">
            <text:p>1.91239826234965</text:p>
          </table:table-cell>
          <table:table-cell table:formula="of:=+[.F22]+[.C22]" office:value-type="float" office:value="2.91239826234965" calcext:value-type="float">
            <text:p>2.91239826234965</text:p>
          </table:table-cell>
          <table:table-cell table:formula="of:=+[.G22]+[.A22]" office:value-type="float" office:value="3.48651542295551" calcext:value-type="float">
            <text:p>3.48651542295551</text:p>
          </table:table-cell>
          <table:table-cell/>
          <table:table-cell table:formula="of:=+[.G22]+[.B21]" office:value-type="float" office:value="22.0363808858462" calcext:value-type="float">
            <text:p>22.0363808858462</text:p>
          </table:table-cell>
        </table:table-row>
        <table:table-row table:style-name="ro1">
          <table:table-cell office:value-type="float" office:value="1.99452028258421" calcext:value-type="float">
            <text:p>1.99452028258421</text:p>
          </table:table-cell>
          <table:table-cell office:value-type="float" office:value="21.3808463678155" calcext:value-type="float">
            <text:p>21.380846367815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B22]*[.D23]" office:value-type="float" office:value="2.01813943395571" calcext:value-type="float">
            <text:p>2.01813943395571</text:p>
          </table:table-cell>
          <table:table-cell table:formula="of:=+[.F23]+[.C23]" office:value-type="float" office:value="3.01813943395571" calcext:value-type="float">
            <text:p>3.01813943395571</text:p>
          </table:table-cell>
          <table:table-cell table:formula="of:=+[.G23]+[.A23]" office:value-type="float" office:value="5.01265971653992" calcext:value-type="float">
            <text:p>5.01265971653992</text:p>
          </table:table-cell>
          <table:table-cell/>
          <table:table-cell table:formula="of:=+[.G23]+[.B22]" office:value-type="float" office:value="23.1995337735128" calcext:value-type="float">
            <text:p>23.1995337735128</text:p>
          </table:table-cell>
        </table:table-row>
        <table:table-row table:style-name="ro1">
          <table:table-cell office:value-type="float" office:value="-1.94513551920263" calcext:value-type="float">
            <text:p>-1.94513551920263</text:p>
          </table:table-cell>
          <table:table-cell office:value-type="float" office:value="22.1863328158953" calcext:value-type="float">
            <text:p>22.186332815895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B23]*[.D24]" office:value-type="float" office:value="2.13808463678155" calcext:value-type="float">
            <text:p>2.13808463678155</text:p>
          </table:table-cell>
          <table:table-cell table:formula="of:=+[.F24]+[.C24]" office:value-type="float" office:value="3.13808463678155" calcext:value-type="float">
            <text:p>3.13808463678155</text:p>
          </table:table-cell>
          <table:table-cell table:formula="of:=+[.G24]+[.A24]" office:value-type="float" office:value="1.19294911757893" calcext:value-type="float">
            <text:p>1.19294911757893</text:p>
          </table:table-cell>
          <table:table-cell/>
          <table:table-cell table:formula="of:=+[.G24]+[.B23]" office:value-type="float" office:value="24.5189310045971" calcext:value-type="float">
            <text:p>24.5189310045971</text:p>
          </table:table-cell>
        </table:table-row>
        <table:table-row table:style-name="ro1">
          <table:table-cell office:value-type="float" office:value="1.76531735178796" calcext:value-type="float">
            <text:p>1.76531735178796</text:p>
          </table:table-cell>
          <table:table-cell office:value-type="float" office:value="23.3628645510741" calcext:value-type="float">
            <text:p>23.362864551074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B24]*[.D25]" office:value-type="float" office:value="2.21863328158953" calcext:value-type="float">
            <text:p>2.21863328158953</text:p>
          </table:table-cell>
          <table:table-cell table:formula="of:=+[.F25]+[.C25]" office:value-type="float" office:value="3.21863328158953" calcext:value-type="float">
            <text:p>3.21863328158953</text:p>
          </table:table-cell>
          <table:table-cell table:formula="of:=+[.G25]+[.A25]" office:value-type="float" office:value="4.98395063337749" calcext:value-type="float">
            <text:p>4.98395063337749</text:p>
          </table:table-cell>
          <table:table-cell/>
          <table:table-cell table:formula="of:=+[.G25]+[.B24]" office:value-type="float" office:value="25.4049660974848" calcext:value-type="float">
            <text:p>25.4049660974848</text:p>
          </table:table-cell>
        </table:table-row>
        <table:table-row table:style-name="ro1">
          <table:table-cell office:value-type="float" office:value="-0.74523282908386" calcext:value-type="float">
            <text:p>-0.74523282908386</text:p>
          </table:table-cell>
          <table:table-cell office:value-type="float" office:value="24.2883412681657" calcext:value-type="float">
            <text:p>24.288341268165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B25]*[.D26]" office:value-type="float" office:value="2.33628645510741" calcext:value-type="float">
            <text:p>2.33628645510741</text:p>
          </table:table-cell>
          <table:table-cell table:formula="of:=+[.F26]+[.C26]" office:value-type="float" office:value="3.33628645510741" calcext:value-type="float">
            <text:p>3.33628645510741</text:p>
          </table:table-cell>
          <table:table-cell table:formula="of:=+[.G26]+[.A26]" office:value-type="float" office:value="2.59105362602355" calcext:value-type="float">
            <text:p>2.59105362602355</text:p>
          </table:table-cell>
          <table:table-cell/>
          <table:table-cell table:formula="of:=+[.G26]+[.B25]" office:value-type="float" office:value="26.6991510061815" calcext:value-type="float">
            <text:p>26.6991510061815</text:p>
          </table:table-cell>
        </table:table-row>
        <table:table-row table:style-name="ro1">
          <table:table-cell office:value-type="float" office:value="0.252569014580151" calcext:value-type="float">
            <text:p>0.252569014580151</text:p>
          </table:table-cell>
          <table:table-cell office:value-type="float" office:value="25.3135981696237" calcext:value-type="float">
            <text:p>25.313598169623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B26]*[.D27]" office:value-type="float" office:value="2.42883412681657" calcext:value-type="float">
            <text:p>2.42883412681657</text:p>
          </table:table-cell>
          <table:table-cell table:formula="of:=+[.F27]+[.C27]" office:value-type="float" office:value="3.42883412681657" calcext:value-type="float">
            <text:p>3.42883412681657</text:p>
          </table:table-cell>
          <table:table-cell table:formula="of:=+[.G27]+[.A27]" office:value-type="float" office:value="3.68140314139672" calcext:value-type="float">
            <text:p>3.68140314139672</text:p>
          </table:table-cell>
          <table:table-cell/>
          <table:table-cell table:formula="of:=+[.G27]+[.B26]" office:value-type="float" office:value="27.7171753949822" calcext:value-type="float">
            <text:p>27.7171753949822</text:p>
          </table:table-cell>
        </table:table-row>
        <table:table-row table:style-name="ro1">
          <table:table-cell office:value-type="float" office:value="0.459889326566487" calcext:value-type="float">
            <text:p>0.459889326566487</text:p>
          </table:table-cell>
          <table:table-cell office:value-type="float" office:value="26.3595871022803" calcext:value-type="float">
            <text:p>26.359587102280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B27]*[.D28]" office:value-type="float" office:value="2.53135981696237" calcext:value-type="float">
            <text:p>2.53135981696237</text:p>
          </table:table-cell>
          <table:table-cell table:formula="of:=+[.F28]+[.C28]" office:value-type="float" office:value="3.53135981696237" calcext:value-type="float">
            <text:p>3.53135981696237</text:p>
          </table:table-cell>
          <table:table-cell table:formula="of:=+[.G28]+[.A28]" office:value-type="float" office:value="3.99124914352886" calcext:value-type="float">
            <text:p>3.99124914352886</text:p>
          </table:table-cell>
          <table:table-cell/>
          <table:table-cell table:formula="of:=+[.G28]+[.B27]" office:value-type="float" office:value="28.8449579865861" calcext:value-type="float">
            <text:p>28.8449579865861</text:p>
          </table:table-cell>
        </table:table-row>
        <table:table-row table:style-name="ro1">
          <table:table-cell office:value-type="float" office:value="1.14212630406339" calcext:value-type="float">
            <text:p>1.14212630406339</text:p>
          </table:table-cell>
          <table:table-cell office:value-type="float" office:value="27.4737997326867" calcext:value-type="float">
            <text:p>27.473799732686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B28]*[.D29]" office:value-type="float" office:value="2.63595871022803" calcext:value-type="float">
            <text:p>2.63595871022803</text:p>
          </table:table-cell>
          <table:table-cell table:formula="of:=+[.F29]+[.C29]" office:value-type="float" office:value="3.63595871022803" calcext:value-type="float">
            <text:p>3.63595871022803</text:p>
          </table:table-cell>
          <table:table-cell table:formula="of:=+[.G29]+[.A29]" office:value-type="float" office:value="4.77808501429142" calcext:value-type="float">
            <text:p>4.77808501429142</text:p>
          </table:table-cell>
          <table:table-cell/>
          <table:table-cell table:formula="of:=+[.G29]+[.B28]" office:value-type="float" office:value="29.9955458125084" calcext:value-type="float">
            <text:p>29.9955458125084</text:p>
          </table:table-cell>
        </table:table-row>
        <table:table-row table:style-name="ro1">
          <table:table-cell office:value-type="float" office:value="0.575586842203121" calcext:value-type="float">
            <text:p>0.575586842203121</text:p>
          </table:table-cell>
          <table:table-cell office:value-type="float" office:value="28.531358416907" calcext:value-type="float">
            <text:p>28.53135841690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B29]*[.D30]" office:value-type="float" office:value="2.74737997326867" calcext:value-type="float">
            <text:p>2.74737997326867</text:p>
          </table:table-cell>
          <table:table-cell table:formula="of:=+[.F30]+[.C30]" office:value-type="float" office:value="3.74737997326867" calcext:value-type="float">
            <text:p>3.74737997326867</text:p>
          </table:table-cell>
          <table:table-cell table:formula="of:=+[.G30]+[.A30]" office:value-type="float" office:value="4.32296681547179" calcext:value-type="float">
            <text:p>4.32296681547179</text:p>
          </table:table-cell>
          <table:table-cell/>
          <table:table-cell table:formula="of:=+[.G30]+[.B29]" office:value-type="float" office:value="31.2211797059553" calcext:value-type="float">
            <text:p>31.2211797059553</text:p>
          </table:table-cell>
        </table:table-row>
        <table:table-row table:style-name="ro1">
          <table:table-cell office:value-type="float" office:value="-0.00503548566305294" calcext:value-type="float">
            <text:p>-0.005035485663053</text:p>
          </table:table-cell>
          <table:table-cell office:value-type="float" office:value="29.5308548683407" calcext:value-type="float">
            <text:p>29.530854868340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B30]*[.D31]" office:value-type="float" office:value="2.8531358416907" calcext:value-type="float">
            <text:p>2.8531358416907</text:p>
          </table:table-cell>
          <table:table-cell table:formula="of:=+[.F31]+[.C31]" office:value-type="float" office:value="3.8531358416907" calcext:value-type="float">
            <text:p>3.8531358416907</text:p>
          </table:table-cell>
          <table:table-cell table:formula="of:=+[.G31]+[.A31]" office:value-type="float" office:value="3.84810035602765" calcext:value-type="float">
            <text:p>3.84810035602765</text:p>
          </table:table-cell>
          <table:table-cell/>
          <table:table-cell table:formula="of:=+[.G31]+[.B30]" office:value-type="float" office:value="32.3844942585977" calcext:value-type="float">
            <text:p>32.3844942585977</text:p>
          </table:table-cell>
        </table:table-row>
        <table:table-row table:style-name="ro1">
          <table:table-cell office:value-type="float" office:value="1.05095706273916" calcext:value-type="float">
            <text:p>1.05095706273916</text:p>
          </table:table-cell>
          <table:table-cell office:value-type="float" office:value="30.6359505746146" calcext:value-type="float">
            <text:p>30.635950574614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B31]*[.D32]" office:value-type="float" office:value="2.95308548683407" calcext:value-type="float">
            <text:p>2.95308548683407</text:p>
          </table:table-cell>
          <table:table-cell table:formula="of:=+[.F32]+[.C32]" office:value-type="float" office:value="3.95308548683407" calcext:value-type="float">
            <text:p>3.95308548683407</text:p>
          </table:table-cell>
          <table:table-cell table:formula="of:=+[.G32]+[.A32]" office:value-type="float" office:value="5.00404254957323" calcext:value-type="float">
            <text:p>5.00404254957323</text:p>
          </table:table-cell>
          <table:table-cell/>
          <table:table-cell table:formula="of:=+[.G32]+[.B31]" office:value-type="float" office:value="33.4839403551747" calcext:value-type="float">
            <text:p>33.4839403551747</text:p>
          </table:table-cell>
        </table:table-row>
        <table:table-row table:style-name="ro1">
          <table:table-cell office:value-type="float" office:value="0.385006809822872" calcext:value-type="float">
            <text:p>0.385006809822872</text:p>
          </table:table-cell>
          <table:table-cell office:value-type="float" office:value="31.6744512555969" calcext:value-type="float">
            <text:p>31.674451255596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B32]*[.D33]" office:value-type="float" office:value="3.06359505746146" calcext:value-type="float">
            <text:p>3.06359505746146</text:p>
          </table:table-cell>
          <table:table-cell table:formula="of:=+[.F33]+[.C33]" office:value-type="float" office:value="4.06359505746146" calcext:value-type="float">
            <text:p>4.06359505746146</text:p>
          </table:table-cell>
          <table:table-cell table:formula="of:=+[.G33]+[.A33]" office:value-type="float" office:value="4.44860186728433" calcext:value-type="float">
            <text:p>4.44860186728433</text:p>
          </table:table-cell>
          <table:table-cell/>
          <table:table-cell table:formula="of:=+[.G33]+[.B32]" office:value-type="float" office:value="34.6995456320761" calcext:value-type="float">
            <text:p>34.6995456320761</text:p>
          </table:table-cell>
        </table:table-row>
        <table:table-row table:style-name="ro1">
          <table:table-cell office:value-type="float" office:value="0.336633370415622" calcext:value-type="float">
            <text:p>0.336633370415622</text:p>
          </table:table-cell>
          <table:table-cell office:value-type="float" office:value="32.7081145926385" calcext:value-type="float">
            <text:p>32.708114592638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B33]*[.D34]" office:value-type="float" office:value="3.16744512555969" calcext:value-type="float">
            <text:p>3.16744512555969</text:p>
          </table:table-cell>
          <table:table-cell table:formula="of:=+[.F34]+[.C34]" office:value-type="float" office:value="4.16744512555969" calcext:value-type="float">
            <text:p>4.16744512555969</text:p>
          </table:table-cell>
          <table:table-cell table:formula="of:=+[.G34]+[.A34]" office:value-type="float" office:value="4.50407849597531" calcext:value-type="float">
            <text:p>4.50407849597531</text:p>
          </table:table-cell>
          <table:table-cell/>
          <table:table-cell table:formula="of:=+[.G34]+[.B33]" office:value-type="float" office:value="35.8418963811566" calcext:value-type="float">
            <text:p>35.8418963811566</text:p>
          </table:table-cell>
        </table:table-row>
        <table:table-row table:style-name="ro1">
          <table:table-cell office:value-type="float" office:value="-0.265599844595168" calcext:value-type="float">
            <text:p>-0.265599844595168</text:p>
          </table:table-cell>
          <table:table-cell office:value-type="float" office:value="33.6815546081789" calcext:value-type="float">
            <text:p>33.681554608178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B34]*[.D35]" office:value-type="float" office:value="3.27081145926385" calcext:value-type="float">
            <text:p>3.27081145926385</text:p>
          </table:table-cell>
          <table:table-cell table:formula="of:=+[.F35]+[.C35]" office:value-type="float" office:value="4.27081145926385" calcext:value-type="float">
            <text:p>4.27081145926385</text:p>
          </table:table-cell>
          <table:table-cell table:formula="of:=+[.G35]+[.A35]" office:value-type="float" office:value="4.00521161466868" calcext:value-type="float">
            <text:p>4.00521161466868</text:p>
          </table:table-cell>
          <table:table-cell/>
          <table:table-cell table:formula="of:=+[.G35]+[.B34]" office:value-type="float" office:value="36.9789260519023" calcext:value-type="float">
            <text:p>36.9789260519023</text:p>
          </table:table-cell>
        </table:table-row>
        <table:table-row table:style-name="ro1">
          <table:table-cell office:value-type="float" office:value="-2.19606034307849" calcext:value-type="float">
            <text:p>-2.19606034307849</text:p>
          </table:table-cell>
          <table:table-cell office:value-type="float" office:value="34.4619485738711" calcext:value-type="float">
            <text:p>34.461948573871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B35]*[.D36]" office:value-type="float" office:value="3.36815546081789" calcext:value-type="float">
            <text:p>3.36815546081789</text:p>
          </table:table-cell>
          <table:table-cell table:formula="of:=+[.F36]+[.C36]" office:value-type="float" office:value="4.36815546081789" calcext:value-type="float">
            <text:p>4.36815546081789</text:p>
          </table:table-cell>
          <table:table-cell table:formula="of:=+[.G36]+[.A36]" office:value-type="float" office:value="2.1720951177394" calcext:value-type="float">
            <text:p>2.1720951177394</text:p>
          </table:table-cell>
          <table:table-cell/>
          <table:table-cell table:formula="of:=+[.G36]+[.B35]" office:value-type="float" office:value="38.0497100689968" calcext:value-type="float">
            <text:p>38.0497100689968</text:p>
          </table:table-cell>
        </table:table-row>
        <table:table-row table:style-name="ro1">
          <table:table-cell office:value-type="float" office:value="1.24387490185887" calcext:value-type="float">
            <text:p>1.24387490185887</text:p>
          </table:table-cell>
          <table:table-cell office:value-type="float" office:value="35.586336064057" calcext:value-type="float">
            <text:p>35.58633606405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B36]*[.D37]" office:value-type="float" office:value="3.44619485738711" calcext:value-type="float">
            <text:p>3.44619485738711</text:p>
          </table:table-cell>
          <table:table-cell table:formula="of:=+[.F37]+[.C37]" office:value-type="float" office:value="4.44619485738711" calcext:value-type="float">
            <text:p>4.44619485738711</text:p>
          </table:table-cell>
          <table:table-cell table:formula="of:=+[.G37]+[.A37]" office:value-type="float" office:value="5.69006975924598" calcext:value-type="float">
            <text:p>5.69006975924598</text:p>
          </table:table-cell>
          <table:table-cell/>
          <table:table-cell table:formula="of:=+[.G37]+[.B36]" office:value-type="float" office:value="38.9081434312582" calcext:value-type="float">
            <text:p>38.9081434312582</text:p>
          </table:table-cell>
        </table:table-row>
        <table:table-row table:style-name="ro1">
          <table:table-cell office:value-type="float" office:value="-1.35282027363501" calcext:value-type="float">
            <text:p>-1.35282027363501</text:p>
          </table:table-cell>
          <table:table-cell office:value-type="float" office:value="36.4510540366935" calcext:value-type="float">
            <text:p>36.451054036693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B37]*[.D38]" office:value-type="float" office:value="3.5586336064057" calcext:value-type="float">
            <text:p>3.5586336064057</text:p>
          </table:table-cell>
          <table:table-cell table:formula="of:=+[.F38]+[.C38]" office:value-type="float" office:value="4.5586336064057" calcext:value-type="float">
            <text:p>4.5586336064057</text:p>
          </table:table-cell>
          <table:table-cell table:formula="of:=+[.G38]+[.A38]" office:value-type="float" office:value="3.20581333277068" calcext:value-type="float">
            <text:p>3.20581333277068</text:p>
          </table:table-cell>
          <table:table-cell/>
          <table:table-cell table:formula="of:=+[.G38]+[.B37]" office:value-type="float" office:value="40.1449696704627" calcext:value-type="float">
            <text:p>40.1449696704627</text:p>
          </table:table-cell>
        </table:table-row>
        <table:table-row table:style-name="ro1">
          <table:table-cell office:value-type="float" office:value="0.893154193631408" calcext:value-type="float">
            <text:p>0.893154193631408</text:p>
          </table:table-cell>
          <table:table-cell office:value-type="float" office:value="37.5403694560566" calcext:value-type="float">
            <text:p>37.540369456056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B38]*[.D39]" office:value-type="float" office:value="3.64510540366935" calcext:value-type="float">
            <text:p>3.64510540366935</text:p>
          </table:table-cell>
          <table:table-cell table:formula="of:=+[.F39]+[.C39]" office:value-type="float" office:value="4.64510540366935" calcext:value-type="float">
            <text:p>4.64510540366935</text:p>
          </table:table-cell>
          <table:table-cell table:formula="of:=+[.G39]+[.A39]" office:value-type="float" office:value="5.53825959730076" calcext:value-type="float">
            <text:p>5.53825959730076</text:p>
          </table:table-cell>
          <table:table-cell/>
          <table:table-cell table:formula="of:=+[.G39]+[.B38]" office:value-type="float" office:value="41.0961594403628" calcext:value-type="float">
            <text:p>41.0961594403628</text:p>
          </table:table-cell>
        </table:table-row>
        <table:table-row table:style-name="ro1">
          <table:table-cell office:value-type="float" office:value="0.575818245854231" calcext:value-type="float">
            <text:p>0.575818245854231</text:p>
          </table:table-cell>
          <table:table-cell office:value-type="float" office:value="38.597951280642" calcext:value-type="float">
            <text:p>38.59795128064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B39]*[.D40]" office:value-type="float" office:value="3.75403694560566" calcext:value-type="float">
            <text:p>3.75403694560566</text:p>
          </table:table-cell>
          <table:table-cell table:formula="of:=+[.F40]+[.C40]" office:value-type="float" office:value="4.75403694560566" calcext:value-type="float">
            <text:p>4.75403694560566</text:p>
          </table:table-cell>
          <table:table-cell table:formula="of:=+[.G40]+[.A40]" office:value-type="float" office:value="5.32985519145989" calcext:value-type="float">
            <text:p>5.32985519145989</text:p>
          </table:table-cell>
          <table:table-cell/>
          <table:table-cell table:formula="of:=+[.G40]+[.B39]" office:value-type="float" office:value="42.2944064016623" calcext:value-type="float">
            <text:p>42.2944064016623</text:p>
          </table:table-cell>
        </table:table-row>
        <table:table-row table:style-name="ro1">
          <table:table-cell office:value-type="float" office:value="-1.19050805245427" calcext:value-type="float">
            <text:p>-1.19050805245427</text:p>
          </table:table-cell>
          <table:table-cell office:value-type="float" office:value="39.4789004753966" calcext:value-type="float">
            <text:p>39.478900475396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B40]*[.D41]" office:value-type="float" office:value="3.8597951280642" calcext:value-type="float">
            <text:p>3.8597951280642</text:p>
          </table:table-cell>
          <table:table-cell table:formula="of:=+[.F41]+[.C41]" office:value-type="float" office:value="4.8597951280642" calcext:value-type="float">
            <text:p>4.8597951280642</text:p>
          </table:table-cell>
          <table:table-cell table:formula="of:=+[.G41]+[.A41]" office:value-type="float" office:value="3.66928707560994" calcext:value-type="float">
            <text:p>3.66928707560994</text:p>
          </table:table-cell>
          <table:table-cell/>
          <table:table-cell table:formula="of:=+[.G41]+[.B40]" office:value-type="float" office:value="43.4577464087062" calcext:value-type="float">
            <text:p>43.4577464087062</text:p>
          </table:table-cell>
        </table:table-row>
        <table:table-row table:style-name="ro1">
          <table:table-cell office:value-type="float" office:value="-0.225244788530962" calcext:value-type="float">
            <text:p>-0.225244788530962</text:p>
          </table:table-cell>
          <table:table-cell office:value-type="float" office:value="40.4563759965435" calcext:value-type="float">
            <text:p>40.456375996543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B41]*[.D42]" office:value-type="float" office:value="3.94789004753966" calcext:value-type="float">
            <text:p>3.94789004753966</text:p>
          </table:table-cell>
          <table:table-cell table:formula="of:=+[.F42]+[.C42]" office:value-type="float" office:value="4.94789004753966" calcext:value-type="float">
            <text:p>4.94789004753966</text:p>
          </table:table-cell>
          <table:table-cell table:formula="of:=+[.G42]+[.A42]" office:value-type="float" office:value="4.7226452590087" calcext:value-type="float">
            <text:p>4.7226452590087</text:p>
          </table:table-cell>
          <table:table-cell/>
          <table:table-cell table:formula="of:=+[.G42]+[.B41]" office:value-type="float" office:value="44.4267905229363" calcext:value-type="float">
            <text:p>44.4267905229363</text:p>
          </table:table-cell>
        </table:table-row>
        <table:table-row table:style-name="ro1">
          <table:table-cell office:value-type="float" office:value="1.71605929905305" calcext:value-type="float">
            <text:p>1.71605929905305</text:p>
          </table:table-cell>
          <table:table-cell office:value-type="float" office:value="41.6279819264488" calcext:value-type="float">
            <text:p>41.627981926448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B42]*[.D43]" office:value-type="float" office:value="4.04563759965435" calcext:value-type="float">
            <text:p>4.04563759965435</text:p>
          </table:table-cell>
          <table:table-cell table:formula="of:=+[.F43]+[.C43]" office:value-type="float" office:value="5.04563759965435" calcext:value-type="float">
            <text:p>5.04563759965435</text:p>
          </table:table-cell>
          <table:table-cell table:formula="of:=+[.G43]+[.A43]" office:value-type="float" office:value="6.7616968987074" calcext:value-type="float">
            <text:p>6.7616968987074</text:p>
          </table:table-cell>
          <table:table-cell/>
          <table:table-cell table:formula="of:=+[.G43]+[.B42]" office:value-type="float" office:value="45.5020135961979" calcext:value-type="float">
            <text:p>45.5020135961979</text:p>
          </table:table-cell>
        </table:table-row>
        <table:table-row table:style-name="ro1">
          <table:table-cell office:value-type="float" office:value="2.03987548651539" calcext:value-type="float">
            <text:p>2.03987548651539</text:p>
          </table:table-cell>
          <table:table-cell office:value-type="float" office:value="42.8319694751004" calcext:value-type="float">
            <text:p>42.831969475100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B43]*[.D44]" office:value-type="float" office:value="4.16279819264488" calcext:value-type="float">
            <text:p>4.16279819264488</text:p>
          </table:table-cell>
          <table:table-cell table:formula="of:=+[.F44]+[.C44]" office:value-type="float" office:value="5.16279819264488" calcext:value-type="float">
            <text:p>5.16279819264488</text:p>
          </table:table-cell>
          <table:table-cell table:formula="of:=+[.G44]+[.A44]" office:value-type="float" office:value="7.20267367916027" calcext:value-type="float">
            <text:p>7.20267367916027</text:p>
          </table:table-cell>
          <table:table-cell/>
          <table:table-cell table:formula="of:=+[.G44]+[.B43]" office:value-type="float" office:value="46.7907801190937" calcext:value-type="float">
            <text:p>46.7907801190937</text:p>
          </table:table-cell>
        </table:table-row>
        <table:table-row table:style-name="ro1">
          <table:table-cell office:value-type="float" office:value="0.556441597856607" calcext:value-type="float">
            <text:p>0.556441597856607</text:p>
          </table:table-cell>
          <table:table-cell office:value-type="float" office:value="43.887613634886" calcext:value-type="float">
            <text:p>43.88761363488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B44]*[.D45]" office:value-type="float" office:value="4.28319694751004" calcext:value-type="float">
            <text:p>4.28319694751004</text:p>
          </table:table-cell>
          <table:table-cell table:formula="of:=+[.F45]+[.C45]" office:value-type="float" office:value="5.28319694751004" calcext:value-type="float">
            <text:p>5.28319694751004</text:p>
          </table:table-cell>
          <table:table-cell table:formula="of:=+[.G45]+[.A45]" office:value-type="float" office:value="5.83963854536664" calcext:value-type="float">
            <text:p>5.83963854536664</text:p>
          </table:table-cell>
          <table:table-cell/>
          <table:table-cell table:formula="of:=+[.G45]+[.B44]" office:value-type="float" office:value="48.1151664226104" calcext:value-type="float">
            <text:p>48.1151664226104</text:p>
          </table:table-cell>
        </table:table-row>
        <table:table-row table:style-name="ro1">
          <table:table-cell office:value-type="float" office:value="1.07996359551129" calcext:value-type="float">
            <text:p>1.07996359551129</text:p>
          </table:table-cell>
          <table:table-cell office:value-type="float" office:value="44.9956099944371" calcext:value-type="float">
            <text:p>44.995609994437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B45]*[.D46]" office:value-type="float" office:value="4.3887613634886" calcext:value-type="float">
            <text:p>4.3887613634886</text:p>
          </table:table-cell>
          <table:table-cell table:formula="of:=+[.F46]+[.C46]" office:value-type="float" office:value="5.3887613634886" calcext:value-type="float">
            <text:p>5.3887613634886</text:p>
          </table:table-cell>
          <table:table-cell table:formula="of:=+[.G46]+[.A46]" office:value-type="float" office:value="6.46872495899989" calcext:value-type="float">
            <text:p>6.46872495899989</text:p>
          </table:table-cell>
          <table:table-cell/>
          <table:table-cell table:formula="of:=+[.G46]+[.B45]" office:value-type="float" office:value="49.2763749983746" calcext:value-type="float">
            <text:p>49.2763749983746</text:p>
          </table:table-cell>
        </table:table-row>
        <table:table-row table:style-name="ro1">
          <table:table-cell office:value-type="float" office:value="0.732071991433339" calcext:value-type="float">
            <text:p>0.732071991433339</text:p>
          </table:table-cell>
          <table:table-cell office:value-type="float" office:value="46.0688171935805" calcext:value-type="float">
            <text:p>46.068817193580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B46]*[.D47]" office:value-type="float" office:value="4.49956099944372" calcext:value-type="float">
            <text:p>4.49956099944372</text:p>
          </table:table-cell>
          <table:table-cell table:formula="of:=+[.F47]+[.C47]" office:value-type="float" office:value="5.49956099944372" calcext:value-type="float">
            <text:p>5.49956099944372</text:p>
          </table:table-cell>
          <table:table-cell table:formula="of:=+[.G47]+[.A47]" office:value-type="float" office:value="6.23163299087705" calcext:value-type="float">
            <text:p>6.23163299087705</text:p>
          </table:table-cell>
          <table:table-cell/>
          <table:table-cell table:formula="of:=+[.G47]+[.B46]" office:value-type="float" office:value="50.4951709938809" calcext:value-type="float">
            <text:p>50.4951709938809</text:p>
          </table:table-cell>
        </table:table-row>
        <table:table-row table:style-name="ro1">
          <table:table-cell office:value-type="float" office:value="0.584870972620028" calcext:value-type="float">
            <text:p>0.584870972620028</text:p>
          </table:table-cell>
          <table:table-cell office:value-type="float" office:value="47.1273042908425" calcext:value-type="float">
            <text:p>47.127304290842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B47]*[.D48]" office:value-type="float" office:value="4.60688171935805" calcext:value-type="float">
            <text:p>4.60688171935805</text:p>
          </table:table-cell>
          <table:table-cell table:formula="of:=+[.F48]+[.C48]" office:value-type="float" office:value="5.60688171935805" calcext:value-type="float">
            <text:p>5.60688171935805</text:p>
          </table:table-cell>
          <table:table-cell table:formula="of:=+[.G48]+[.A48]" office:value-type="float" office:value="6.19175269197808" calcext:value-type="float">
            <text:p>6.19175269197808</text:p>
          </table:table-cell>
          <table:table-cell/>
          <table:table-cell table:formula="of:=+[.G48]+[.B47]" office:value-type="float" office:value="51.6756989129385" calcext:value-type="float">
            <text:p>51.6756989129385</text:p>
          </table:table-cell>
        </table:table-row>
        <table:table-row table:style-name="ro1">
          <table:table-cell office:value-type="float" office:value="0.295409472901948" calcext:value-type="float">
            <text:p>0.295409472901948</text:p>
          </table:table-cell>
          <table:table-cell office:value-type="float" office:value="48.1568452381327" calcext:value-type="float">
            <text:p>48.156845238132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B48]*[.D49]" office:value-type="float" office:value="4.71273042908425" calcext:value-type="float">
            <text:p>4.71273042908425</text:p>
          </table:table-cell>
          <table:table-cell table:formula="of:=+[.F49]+[.C49]" office:value-type="float" office:value="5.71273042908425" calcext:value-type="float">
            <text:p>5.71273042908425</text:p>
          </table:table-cell>
          <table:table-cell table:formula="of:=+[.G49]+[.A49]" office:value-type="float" office:value="6.0081399019862" calcext:value-type="float">
            <text:p>6.0081399019862</text:p>
          </table:table-cell>
          <table:table-cell/>
          <table:table-cell table:formula="of:=+[.G49]+[.B48]" office:value-type="float" office:value="52.8400347199267" calcext:value-type="float">
            <text:p>52.8400347199267</text:p>
          </table:table-cell>
        </table:table-row>
        <table:table-row table:style-name="ro1">
          <table:table-cell office:value-type="float" office:value="1.34034785655891" calcext:value-type="float">
            <text:p>1.34034785655891</text:p>
          </table:table-cell>
          <table:table-cell office:value-type="float" office:value="49.2908800237886" calcext:value-type="float">
            <text:p>49.290880023788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B49]*[.D50]" office:value-type="float" office:value="4.81568452381327" calcext:value-type="float">
            <text:p>4.81568452381327</text:p>
          </table:table-cell>
          <table:table-cell table:formula="of:=+[.F50]+[.C50]" office:value-type="float" office:value="5.81568452381327" calcext:value-type="float">
            <text:p>5.81568452381327</text:p>
          </table:table-cell>
          <table:table-cell table:formula="of:=+[.G50]+[.A50]" office:value-type="float" office:value="7.15603238037217" calcext:value-type="float">
            <text:p>7.15603238037217</text:p>
          </table:table-cell>
          <table:table-cell/>
          <table:table-cell table:formula="of:=+[.G50]+[.B49]" office:value-type="float" office:value="53.9725297619459" calcext:value-type="float">
            <text:p>53.9725297619459</text:p>
          </table:table-cell>
        </table:table-row>
        <table:table-row table:style-name="ro1">
          <table:table-cell office:value-type="float" office:value="0.57086293435985" calcext:value-type="float">
            <text:p>0.57086293435985</text:p>
          </table:table-cell>
          <table:table-cell office:value-type="float" office:value="50.3479663172246" calcext:value-type="float">
            <text:p>50.347966317224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+[.B50]*[.D51]" office:value-type="float" office:value="4.92908800237886" calcext:value-type="float">
            <text:p>4.92908800237886</text:p>
          </table:table-cell>
          <table:table-cell table:formula="of:=+[.F51]+[.C51]" office:value-type="float" office:value="5.92908800237886" calcext:value-type="float">
            <text:p>5.92908800237886</text:p>
          </table:table-cell>
          <table:table-cell table:formula="of:=+[.G51]+[.A51]" office:value-type="float" office:value="6.49995093673871" calcext:value-type="float">
            <text:p>6.49995093673871</text:p>
          </table:table-cell>
          <table:table-cell/>
          <table:table-cell table:formula="of:=+[.G51]+[.B50]" office:value-type="float" office:value="55.2199680261674" calcext:value-type="float">
            <text:p>55.2199680261674</text:p>
          </table:table-cell>
        </table:table-row>
        <table:table-row table:style-name="ro1">
          <table:table-cell office:value-type="float" office:value="0.807685692133857" calcext:value-type="float">
            <text:p>0.807685692133857</text:p>
          </table:table-cell>
          <table:table-cell office:value-type="float" office:value="51.4287348864379" calcext:value-type="float">
            <text:p>51.428734886437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118048566600744" calcext:value-type="float">
            <text:p>-0.118048566600744</text:p>
          </table:table-cell>
          <table:table-cell office:value-type="float" office:value="52.4169300297779" calcext:value-type="float">
            <text:p>52.416930029777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249185258872264" calcext:value-type="float">
            <text:p>-0.249185258872264</text:p>
          </table:table-cell>
          <table:table-cell office:value-type="float" office:value="53.3920115038906" calcext:value-type="float">
            <text:p>53.392011503890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731837865643723" calcext:value-type="float">
            <text:p>-0.731837865643723</text:p>
          </table:table-cell>
          <table:table-cell office:value-type="float" office:value="54.3188277173263" calcext:value-type="float">
            <text:p>54.318827717326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30565655524854" calcext:value-type="float">
            <text:p>-1.30565655524854</text:p>
          </table:table-cell>
          <table:table-cell office:value-type="float" office:value="55.1882620618014" calcext:value-type="float">
            <text:p>55.188262061801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241062928469877" calcext:value-type="float">
            <text:p>0.241062928469877</text:p>
          </table:table-cell>
          <table:table-cell office:value-type="float" office:value="56.2123683546484" calcext:value-type="float">
            <text:p>56.212368354648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396481148055558" calcext:value-type="float">
            <text:p>-0.396481148055558</text:p>
          </table:table-cell>
          <table:table-cell office:value-type="float" office:value="57.1727202398428" calcext:value-type="float">
            <text:p>57.172720239842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54068281847149" calcext:value-type="float">
            <text:p>-1.54068281847149</text:p>
          </table:table-cell>
          <table:table-cell office:value-type="float" office:value="58.0186519579957" calcext:value-type="float">
            <text:p>58.018651957995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190405004167406" calcext:value-type="float">
            <text:p>0.190405004167406</text:p>
          </table:table-cell>
          <table:table-cell office:value-type="float" office:value="59.0376924584124" calcext:value-type="float">
            <text:p>59.037692458412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294499114779232" calcext:value-type="float">
            <text:p>0.294499114779232</text:p>
          </table:table-cell>
          <table:table-cell office:value-type="float" office:value="60.0671423698904" calcext:value-type="float">
            <text:p>60.067142369890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469477656816333" calcext:value-type="float">
            <text:p>0.469477656816333</text:p>
          </table:table-cell>
          <table:table-cell office:value-type="float" office:value="61.114090135572" calcext:value-type="float">
            <text:p>61.11409013557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275358733052748" calcext:value-type="float">
            <text:p>0.275358733052748</text:p>
          </table:table-cell>
          <table:table-cell office:value-type="float" office:value="62.1416260088773" calcext:value-type="float">
            <text:p>62.141626008877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0587502872789279" calcext:value-type="float">
            <text:p>-0.058750287278928</text:p>
          </table:table-cell>
          <table:table-cell office:value-type="float" office:value="63.1357509801494" calcext:value-type="float">
            <text:p>63.135750980149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24232816135937" calcext:value-type="float">
            <text:p>-1.24232816135937</text:p>
          </table:table-cell>
          <table:table-cell office:value-type="float" office:value="64.0115181640134" calcext:value-type="float">
            <text:p>64.011518164013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53629811931794" calcext:value-type="float">
            <text:p>1.53629811931794</text:p>
          </table:table-cell>
          <table:table-cell office:value-type="float" office:value="65.1651479759452" calcext:value-type="float">
            <text:p>65.165147975945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84442295808594" calcext:value-type="float">
            <text:p>0.84442295808594</text:p>
          </table:table-cell>
          <table:table-cell office:value-type="float" office:value="66.2495902717538" calcext:value-type="float">
            <text:p>66.249590271753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2.70806309211115" calcext:value-type="float">
            <text:p>-2.70806309211115</text:p>
          </table:table-cell>
          <table:table-cell office:value-type="float" office:value="66.9787839625427" calcext:value-type="float">
            <text:p>66.978783962542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3014669226475" calcext:value-type="float">
            <text:p>-1.3014669226475</text:p>
          </table:table-cell>
          <table:table-cell office:value-type="float" office:value="67.848637270278" calcext:value-type="float">
            <text:p>67.84863727027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21890760321712" calcext:value-type="float">
            <text:p>0.21890760321712</text:p>
          </table:table-cell>
          <table:table-cell office:value-type="float" office:value="68.8705280305997" calcext:value-type="float">
            <text:p>68.870528030599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20303885191597" calcext:value-type="float">
            <text:p>-1.20303885191597</text:p>
          </table:table-cell>
          <table:table-cell office:value-type="float" office:value="69.7502241454081" calcext:value-type="float">
            <text:p>69.750224145408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982885828086246" calcext:value-type="float">
            <text:p>0.982885828086246</text:p>
          </table:table-cell>
          <table:table-cell office:value-type="float" office:value="70.8485127282167" calcext:value-type="float">
            <text:p>70.848512728216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12061080508215" calcext:value-type="float">
            <text:p>-1.12061080508215</text:p>
          </table:table-cell>
          <table:table-cell office:value-type="float" office:value="71.7364516477085" calcext:value-type="float">
            <text:p>71.736451647708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29985824040104" calcext:value-type="float">
            <text:p>1.29985824040104</text:p>
          </table:table-cell>
          <table:table-cell office:value-type="float" office:value="72.8664374717486" calcext:value-type="float">
            <text:p>72.866437471748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152196605660072" calcext:value-type="float">
            <text:p>0.152196605660072</text:p>
          </table:table-cell>
          <table:table-cell office:value-type="float" office:value="73.8816571323146" calcext:value-type="float">
            <text:p>73.881657132314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0450788209859669" calcext:value-type="float">
            <text:p>-0.045078820985967</text:p>
          </table:table-cell>
          <table:table-cell office:value-type="float" office:value="74.877149250216" calcext:value-type="float">
            <text:p>74.87714925021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152433340202389" calcext:value-type="float">
            <text:p>0.152433340202389</text:p>
          </table:table-cell>
          <table:table-cell office:value-type="float" office:value="75.8923925842363" calcext:value-type="float">
            <text:p>75.892392584236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573576301649359" calcext:value-type="float">
            <text:p>0.573576301649359</text:p>
          </table:table-cell>
          <table:table-cell office:value-type="float" office:value="76.9497502144012" calcext:value-type="float">
            <text:p>76.949750214401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708345067391027" calcext:value-type="float">
            <text:p>0.708345067391027</text:p>
          </table:table-cell>
          <table:table-cell office:value-type="float" office:value="78.0205847211403" calcext:value-type="float">
            <text:p>78.020584721140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659570968527084" calcext:value-type="float">
            <text:p>0.659570968527084</text:p>
          </table:table-cell>
          <table:table-cell office:value-type="float" office:value="79.086541817993" calcext:value-type="float">
            <text:p>79.08654181799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790604858247923" calcext:value-type="float">
            <text:p>0.790604858247923</text:p>
          </table:table-cell>
          <table:table-cell office:value-type="float" office:value="80.1656023038178" calcext:value-type="float">
            <text:p>80.165602303817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12822964410279" calcext:value-type="float">
            <text:p>-1.12822964410279</text:p>
          </table:table-cell>
          <table:table-cell office:value-type="float" office:value="81.0527793394075" calcext:value-type="float">
            <text:p>81.052779339407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72345139022196" calcext:value-type="float">
            <text:p>0.72345139022196</text:p>
          </table:table-cell>
          <table:table-cell office:value-type="float" office:value="82.1251244784297" calcext:value-type="float">
            <text:p>82.125124478429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565078818674443" calcext:value-type="float">
            <text:p>-0.565078818674443</text:p>
          </table:table-cell>
          <table:table-cell office:value-type="float" office:value="83.0686165965622" calcext:value-type="float">
            <text:p>83.068616596562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782296551365662" calcext:value-type="float">
            <text:p>0.782296551365662</text:p>
          </table:table-cell>
          <table:table-cell office:value-type="float" office:value="84.1468462516988" calcext:value-type="float">
            <text:p>84.146846251698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783196546071729" calcext:value-type="float">
            <text:p>0.783196546071729</text:p>
          </table:table-cell>
          <table:table-cell office:value-type="float" office:value="85.225165906306" calcext:value-type="float">
            <text:p>85.22516590630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06495417633869" calcext:value-type="float">
            <text:p>-1.06495417633869</text:p>
          </table:table-cell>
          <table:table-cell office:value-type="float" office:value="86.1186704886721" calcext:value-type="float">
            <text:p>86.118670488672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22446282666185" calcext:value-type="float">
            <text:p>-0.22446282666185</text:p>
          </table:table-cell>
          <table:table-cell office:value-type="float" office:value="87.0962242060059" calcext:value-type="float">
            <text:p>87.096224206005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36101683540854" calcext:value-type="float">
            <text:p>0.36101683540854</text:p>
          </table:table-cell>
          <table:table-cell office:value-type="float" office:value="88.1323258895468" calcext:value-type="float">
            <text:p>88.132325889546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0172371385654504" calcext:value-type="float">
            <text:p>-0.01723713856545</text:p>
          </table:table-cell>
          <table:table-cell office:value-type="float" office:value="89.1306021756902" calcext:value-type="float">
            <text:p>89.130602175690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916604020655377" calcext:value-type="float">
            <text:p>-0.916604020655377</text:p>
          </table:table-cell>
          <table:table-cell office:value-type="float" office:value="90.0389417736247" calcext:value-type="float">
            <text:p>90.038941773624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55178770282977" calcext:value-type="float">
            <text:p>1.55178770282977</text:p>
          </table:table-cell>
          <table:table-cell office:value-type="float" office:value="91.1941205439077" calcext:value-type="float">
            <text:p>91.194120543907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955635256815928" calcext:value-type="float">
            <text:p>-0.955635256815928</text:p>
          </table:table-cell>
          <table:table-cell office:value-type="float" office:value="92.0985570182261" calcext:value-type="float">
            <text:p>92.098557018226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0767058705496466" calcext:value-type="float">
            <text:p>-0.076705870549647</text:p>
          </table:table-cell>
          <table:table-cell office:value-type="float" office:value="93.0908864311711" calcext:value-type="float">
            <text:p>93.090886431171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671852965631976" calcext:value-type="float">
            <text:p>-0.671852965631976</text:p>
          </table:table-cell>
          <table:table-cell office:value-type="float" office:value="94.0237011346079" calcext:value-type="float">
            <text:p>94.023701134607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912710645573299" calcext:value-type="float">
            <text:p>0.912710645573299</text:p>
          </table:table-cell>
          <table:table-cell office:value-type="float" office:value="95.1149721991652" calcext:value-type="float">
            <text:p>95.114972199165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186406652974193" calcext:value-type="float">
            <text:p>0.186406652974193</text:p>
          </table:table-cell>
          <table:table-cell office:value-type="float" office:value="96.1336128644627" calcext:value-type="float">
            <text:p>96.133612864462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412611964484238" calcext:value-type="float">
            <text:p>-0.412611964484238</text:p>
          </table:table-cell>
          <table:table-cell office:value-type="float" office:value="97.0923516680143" calcext:value-type="float">
            <text:p>97.092351668014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36778429079626" calcext:value-type="float">
            <text:p>-0.36778429079626</text:p>
          </table:table-cell>
          <table:table-cell office:value-type="float" office:value="98.0555732389346" calcext:value-type="float">
            <text:p>98.055573238934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282281735321325" calcext:value-type="float">
            <text:p>-0.282281735321325</text:p>
          </table:table-cell>
          <table:table-cell office:value-type="float" office:value="99.0273450654025" calcext:value-type="float">
            <text:p>99.027345065402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402814541425215" calcext:value-type="float">
            <text:p>-0.402814541425215</text:p>
          </table:table-cell>
          <table:table-cell office:value-type="float" office:value="99.98706361126" calcext:value-type="float">
            <text:p>99.987063611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06318342565517" calcext:value-type="float">
            <text:p>-1.06318342565517</text:p>
          </table:table-cell>
          <table:table-cell office:value-type="float" office:value="100.880745268694" calcext:value-type="float">
            <text:p>100.88074526869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548231338470407" calcext:value-type="float">
            <text:p>-0.548231338470407</text:p>
          </table:table-cell>
          <table:table-cell office:value-type="float" office:value="101.825922134847" calcext:value-type="float">
            <text:p>101.82592213484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933131061533207" calcext:value-type="float">
            <text:p>0.933131061533207</text:p>
          </table:table-cell>
          <table:table-cell office:value-type="float" office:value="102.919235241001" calcext:value-type="float">
            <text:p>102.91923524100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100222907495686" calcext:value-type="float">
            <text:p>0.100222907495686</text:p>
          </table:table-cell>
          <table:table-cell office:value-type="float" office:value="103.92925753175" calcext:value-type="float">
            <text:p>103.9292575317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435334569643842" calcext:value-type="float">
            <text:p>0.435334569643842</text:p>
          </table:table-cell>
          <table:table-cell office:value-type="float" office:value="104.972790988715" calcext:value-type="float">
            <text:p>104.97279098871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0499432829756088" calcext:value-type="float">
            <text:p>0.049943282975609</text:p>
          </table:table-cell>
          <table:table-cell office:value-type="float" office:value="105.977785317012" calcext:value-type="float">
            <text:p>105.97778531701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306353919784959" calcext:value-type="float">
            <text:p>-0.306353919784959</text:p>
          </table:table-cell>
          <table:table-cell office:value-type="float" office:value="106.947149925034" calcext:value-type="float">
            <text:p>106.94714992503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500498732763345" calcext:value-type="float">
            <text:p>0.500498732763345</text:p>
          </table:table-cell>
          <table:table-cell office:value-type="float" office:value="107.99719979831" calcext:value-type="float">
            <text:p>107.9971997983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498549411825405" calcext:value-type="float">
            <text:p>0.498549411825405</text:p>
          </table:table-cell>
          <table:table-cell office:value-type="float" office:value="109.047054739493" calcext:value-type="float">
            <text:p>109.04705473949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215766682012731" calcext:value-type="float">
            <text:p>-0.215766682012731</text:p>
          </table:table-cell>
          <table:table-cell office:value-type="float" office:value="110.025478071291" calcext:value-type="float">
            <text:p>110.02547807129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562168706428483" calcext:value-type="float">
            <text:p>0.562168706428483</text:p>
          </table:table-cell>
          <table:table-cell office:value-type="float" office:value="111.081694941934" calcext:value-type="float">
            <text:p>111.08169494193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05417394643632" calcext:value-type="float">
            <text:p>-1.05417394643632</text:p>
          </table:table-cell>
          <table:table-cell office:value-type="float" office:value="111.976277547291" calcext:value-type="float">
            <text:p>111.97627754729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916733107836571" calcext:value-type="float">
            <text:p>-0.916733107836571</text:p>
          </table:table-cell>
          <table:table-cell office:value-type="float" office:value="112.884604236507" calcext:value-type="float">
            <text:p>112.88460423650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57163488263928" calcext:value-type="float">
            <text:p>-1.57163488263928</text:p>
          </table:table-cell>
          <table:table-cell office:value-type="float" office:value="113.727440748243" calcext:value-type="float">
            <text:p>113.72744074824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28240771391925" calcext:value-type="float">
            <text:p>-1.28240771391925</text:p>
          </table:table-cell>
          <table:table-cell office:value-type="float" office:value="114.599199976851" calcext:value-type="float">
            <text:p>114.59919997685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34634254830396" calcext:value-type="float">
            <text:p>1.34634254830396</text:p>
          </table:table-cell>
          <table:table-cell office:value-type="float" office:value="115.733834231681" calcext:value-type="float">
            <text:p>115.73383423168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132773159356751" calcext:value-type="float">
            <text:p>0.132773159356751</text:p>
          </table:table-cell>
          <table:table-cell office:value-type="float" office:value="116.747111547617" calcext:value-type="float">
            <text:p>116.74711154761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0223770653959331" calcext:value-type="float">
            <text:p>-0.022377065395933</text:p>
          </table:table-cell>
          <table:table-cell office:value-type="float" office:value="117.744873841078" calcext:value-type="float">
            <text:p>117.74487384107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593908977140653" calcext:value-type="float">
            <text:p>0.593908977140653</text:p>
          </table:table-cell>
          <table:table-cell office:value-type="float" office:value="118.804264738792" calcext:value-type="float">
            <text:p>118.80426473879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2045208675427" calcext:value-type="float">
            <text:p>-1.2045208675427</text:p>
          </table:table-cell>
          <table:table-cell office:value-type="float" office:value="119.683812652037" calcext:value-type="float">
            <text:p>119.68381265203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337712802909706" calcext:value-type="float">
            <text:p>0.337712802909706</text:p>
          </table:table-cell>
          <table:table-cell office:value-type="float" office:value="120.717583932328" calcext:value-type="float">
            <text:p>120.71758393232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5743657764866" calcext:value-type="float">
            <text:p>0.5743657764866</text:p>
          </table:table-cell>
          <table:table-cell office:value-type="float" office:value="121.775020509977" calcext:value-type="float">
            <text:p>121.77502050997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126505864797677" calcext:value-type="float">
            <text:p>-0.126505864797677</text:p>
          </table:table-cell>
          <table:table-cell office:value-type="float" office:value="122.762369923497" calcext:value-type="float">
            <text:p>122.76236992349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31173615910923" calcext:value-type="float">
            <text:p>-1.31173615910923</text:p>
          </table:table-cell>
          <table:table-cell office:value-type="float" office:value="123.631196307586" calcext:value-type="float">
            <text:p>123.63119630758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2.28480477459661" calcext:value-type="float">
            <text:p>2.28480477459661</text:p>
          </table:table-cell>
          <table:table-cell office:value-type="float" office:value="124.859676785046" calcext:value-type="float">
            <text:p>124.85967678504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616257948496726" calcext:value-type="float">
            <text:p>0.616257948496726</text:p>
          </table:table-cell>
          <table:table-cell office:value-type="float" office:value="125.921302579896" calcext:value-type="float">
            <text:p>125.92130257989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0924192762713841" calcext:value-type="float">
            <text:p>0.092419276271384</text:p>
          </table:table-cell>
          <table:table-cell office:value-type="float" office:value="126.930544507523" calcext:value-type="float">
            <text:p>126.93054450752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769068677475856" calcext:value-type="float">
            <text:p>-0.769068677475856</text:p>
          </table:table-cell>
          <table:table-cell office:value-type="float" office:value="127.853637639775" calcext:value-type="float">
            <text:p>127.85363763977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130785540067955" calcext:value-type="float">
            <text:p>0.130785540067955</text:p>
          </table:table-cell>
          <table:table-cell office:value-type="float" office:value="128.866716193782" calcext:value-type="float">
            <text:p>128.86671619378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435769075304496" calcext:value-type="float">
            <text:p>0.435769075304496</text:p>
          </table:table-cell>
          <table:table-cell office:value-type="float" office:value="129.910293101312" calcext:value-type="float">
            <text:p>129.91029310131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983592522774729" calcext:value-type="float">
            <text:p>-0.983592522774729</text:p>
          </table:table-cell>
          <table:table-cell office:value-type="float" office:value="130.811933849035" calcext:value-type="float">
            <text:p>130.81193384903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61477866950664" calcext:value-type="float">
            <text:p>-1.61477866950664</text:p>
          </table:table-cell>
          <table:table-cell office:value-type="float" office:value="131.650455982084" calcext:value-type="float">
            <text:p>131.65045598208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64448267805338" calcext:value-type="float">
            <text:p>-1.64448267805338</text:p>
          </table:table-cell>
          <table:table-cell office:value-type="float" office:value="132.486007714279" calcext:value-type="float">
            <text:p>132.48600771427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14322726705901" calcext:value-type="float">
            <text:p>-0.14322726705901</text:p>
          </table:table-cell>
          <table:table-cell office:value-type="float" office:value="133.471684987573" calcext:value-type="float">
            <text:p>133.47168498757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4666300049381" calcext:value-type="float">
            <text:p>-1.4666300049381</text:p>
          </table:table-cell>
          <table:table-cell office:value-type="float" office:value="134.325021987079" calcext:value-type="float">
            <text:p>134.32502198707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154354453121519" calcext:value-type="float">
            <text:p>-0.154354453121519</text:p>
          </table:table-cell>
          <table:table-cell office:value-type="float" office:value="135.309586541767" calcext:value-type="float">
            <text:p>135.30958654176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799128230996627" calcext:value-type="float">
            <text:p>0.799128230996627</text:p>
          </table:table-cell>
          <table:table-cell office:value-type="float" office:value="136.389499364867" calcext:value-type="float">
            <text:p>136.38949936486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10764953478425" calcext:value-type="float">
            <text:p>-1.10764953478425</text:p>
          </table:table-cell>
          <table:table-cell office:value-type="float" office:value="137.278734411388" calcext:value-type="float">
            <text:p>137.27873441138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2984330478681" calcext:value-type="float">
            <text:p>0.2984330478681</text:p>
          </table:table-cell>
          <table:table-cell office:value-type="float" office:value="138.308577716175" calcext:value-type="float">
            <text:p>138.30857771617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0627358825047732" calcext:value-type="float">
            <text:p>0.062735882504773</text:p>
          </table:table-cell>
          <table:table-cell office:value-type="float" office:value="139.314851304426" calcext:value-type="float">
            <text:p>139.3148513044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810248715289634" calcext:value-type="float">
            <text:p>-0.810248715289634</text:p>
          </table:table-cell>
          <table:table-cell office:value-type="float" office:value="140.233826432897" calcext:value-type="float">
            <text:p>140.23382643289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403784833412499" calcext:value-type="float">
            <text:p>-0.403784833412499</text:p>
          </table:table-cell>
          <table:table-cell office:value-type="float" office:value="141.193447949555" calcext:value-type="float">
            <text:p>141.19344794955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377891351948031" calcext:value-type="float">
            <text:p>-0.377891351948031</text:p>
          </table:table-cell>
          <table:table-cell office:value-type="float" office:value="142.155658814361" calcext:value-type="float">
            <text:p>142.15565881436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490743803932014" calcext:value-type="float">
            <text:p>0.490743803932014</text:p>
          </table:table-cell>
          <table:table-cell office:value-type="float" office:value="143.204733194754" calcext:value-type="float">
            <text:p>143.20473319475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86330211455577" calcext:value-type="float">
            <text:p>-1.86330211455577</text:p>
          </table:table-cell>
          <table:table-cell office:value-type="float" office:value="144.018402983298" calcext:value-type="float">
            <text:p>144.01840298329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215918786455294" calcext:value-type="float">
            <text:p>-0.215918786455294</text:p>
          </table:table-cell>
          <table:table-cell office:value-type="float" office:value="144.996811104653" calcext:value-type="float">
            <text:p>144.99681110465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569446188513642" calcext:value-type="float">
            <text:p>0.569446188513642</text:p>
          </table:table-cell>
          <table:table-cell office:value-type="float" office:value="146.053755723504" calcext:value-type="float">
            <text:p>146.05375572350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988812606839618" calcext:value-type="float">
            <text:p>0.988812606839618</text:p>
          </table:table-cell>
          <table:table-cell office:value-type="float" office:value="147.152636984188" calcext:value-type="float">
            <text:p>147.15263698418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52010034560079" calcext:value-type="float">
            <text:p>1.52010034560079</text:p>
          </table:table-cell>
          <table:table-cell office:value-type="float" office:value="148.304647018748" calcext:value-type="float">
            <text:p>148.30464701874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414589658880995" calcext:value-type="float">
            <text:p>-0.414589658880995</text:p>
          </table:table-cell>
          <table:table-cell office:value-type="float" office:value="149.26318805286" calcext:value-type="float">
            <text:p>149.2631880528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0705314578245968" calcext:value-type="float">
            <text:p>-0.070531457824597</text:p>
          </table:table-cell>
          <table:table-cell office:value-type="float" office:value="150.256134907078" calcext:value-type="float">
            <text:p>150.25613490707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477659987522272" calcext:value-type="float">
            <text:p>0.477659987522272</text:p>
          </table:table-cell>
          <table:table-cell office:value-type="float" office:value="151.30390090583" calcext:value-type="float">
            <text:p>151.3039009058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116822763496166" calcext:value-type="float">
            <text:p>0.116822763496166</text:p>
          </table:table-cell>
          <table:table-cell office:value-type="float" office:value="152.315583182179" calcext:value-type="float">
            <text:p>152.31558318217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40725969645625" calcext:value-type="float">
            <text:p>1.40725969645625</text:p>
          </table:table-cell>
          <table:table-cell office:value-type="float" office:value="153.456309151825" calcext:value-type="float">
            <text:p>153.45630915182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335925425019128" calcext:value-type="float">
            <text:p>-0.335925425019128</text:p>
          </table:table-cell>
          <table:table-cell office:value-type="float" office:value="154.422716609323" calcext:value-type="float">
            <text:p>154.42271660932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470600393641829" calcext:value-type="float">
            <text:p>0.470600393641829</text:p>
          </table:table-cell>
          <table:table-cell office:value-type="float" office:value="155.469776648687" calcext:value-type="float">
            <text:p>155.46977664868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769533217715153" calcext:value-type="float">
            <text:p>-0.769533217715153</text:p>
          </table:table-cell>
          <table:table-cell office:value-type="float" office:value="156.392823326916" calcext:value-type="float">
            <text:p>156.39282332691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360344379762164" calcext:value-type="float">
            <text:p>0.360344379762164</text:p>
          </table:table-cell>
          <table:table-cell office:value-type="float" office:value="157.428857764892" calcext:value-type="float">
            <text:p>157.42885776489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334201141358458" calcext:value-type="float">
            <text:p>0.334201141358458</text:p>
          </table:table-cell>
          <table:table-cell office:value-type="float" office:value="158.462277879028" calcext:value-type="float">
            <text:p>158.46227787902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890474000522188" calcext:value-type="float">
            <text:p>-0.890474000522188</text:p>
          </table:table-cell>
          <table:table-cell office:value-type="float" office:value="159.373230478976" calcext:value-type="float">
            <text:p>159.37323047897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89300410167478" calcext:value-type="float">
            <text:p>-0.89300410167478</text:p>
          </table:table-cell>
          <table:table-cell office:value-type="float" office:value="160.283930068808" calcext:value-type="float">
            <text:p>160.28393006880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761728514945357" calcext:value-type="float">
            <text:p>0.761728514945357</text:p>
          </table:table-cell>
          <table:table-cell office:value-type="float" office:value="161.360102920303" calcext:value-type="float">
            <text:p>161.36010292030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07255154437745" calcext:value-type="float">
            <text:p>-1.07255154437745</text:p>
          </table:table-cell>
          <table:table-cell office:value-type="float" office:value="162.252847765865" calcext:value-type="float">
            <text:p>162.25284776586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47631221207099" calcext:value-type="float">
            <text:p>-1.47631221207099</text:p>
          </table:table-cell>
          <table:table-cell office:value-type="float" office:value="163.105216544658" calcext:value-type="float">
            <text:p>163.10521654465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0803175029444865" calcext:value-type="float">
            <text:p>0.080317502944487</text:p>
          </table:table-cell>
          <table:table-cell office:value-type="float" office:value="164.113248294952" calcext:value-type="float">
            <text:p>164.11324829495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864095953254738" calcext:value-type="float">
            <text:p>0.864095953254738</text:p>
          </table:table-cell>
          <table:table-cell office:value-type="float" office:value="165.199657890278" calcext:value-type="float">
            <text:p>165.19965789027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00730115540149" calcext:value-type="float">
            <text:p>1.00730115540149</text:p>
          </table:table-cell>
          <table:table-cell office:value-type="float" office:value="166.300388005818" calcext:value-type="float">
            <text:p>166.30038800581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604332884779824" calcext:value-type="float">
            <text:p>-0.604332884779824</text:p>
          </table:table-cell>
          <table:table-cell office:value-type="float" office:value="167.23995471734" calcext:value-type="float">
            <text:p>167.2399547173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2.1107732576507" calcext:value-type="float">
            <text:p>-2.1107732576507</text:p>
          </table:table-cell>
          <table:table-cell office:value-type="float" office:value="168.028877391575" calcext:value-type="float">
            <text:p>168.02887739157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668506491890197" calcext:value-type="float">
            <text:p>-0.668506491890197</text:p>
          </table:table-cell>
          <table:table-cell office:value-type="float" office:value="168.962026742386" calcext:value-type="float">
            <text:p>168.96202674238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129350123052351" calcext:value-type="float">
            <text:p>-0.129350123052351</text:p>
          </table:table-cell>
          <table:table-cell office:value-type="float" office:value="169.949091730081" calcext:value-type="float">
            <text:p>169.94909173008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978714829955561" calcext:value-type="float">
            <text:p>-0.978714829955561</text:p>
          </table:table-cell>
          <table:table-cell office:value-type="float" office:value="170.851220247085" calcext:value-type="float">
            <text:p>170.85122024708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593159416454131" calcext:value-type="float">
            <text:p>-0.593159416454131</text:p>
          </table:table-cell>
          <table:table-cell office:value-type="float" office:value="171.79190430544" calcext:value-type="float">
            <text:p>171.7919043054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467379766395276" calcext:value-type="float">
            <text:p>-0.467379766395276</text:p>
          </table:table-cell>
          <table:table-cell office:value-type="float" office:value="172.7451663288" calcext:value-type="float">
            <text:p>172.745166328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2.3841673499195" calcext:value-type="float">
            <text:p>-2.3841673499195</text:p>
          </table:table-cell>
          <table:table-cell office:value-type="float" office:value="173.506749593808" calcext:value-type="float">
            <text:p>173.50674959380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189530002242922" calcext:value-type="float">
            <text:p>0.189530002242922</text:p>
          </table:table-cell>
          <table:table-cell office:value-type="float" office:value="174.525702594032" calcext:value-type="float">
            <text:p>174.52570259403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561865958715968" calcext:value-type="float">
            <text:p>0.561865958715968</text:p>
          </table:table-cell>
          <table:table-cell office:value-type="float" office:value="175.581889189904" calcext:value-type="float">
            <text:p>175.58188918990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124151872425144" calcext:value-type="float">
            <text:p>-0.124151872425144</text:p>
          </table:table-cell>
          <table:table-cell office:value-type="float" office:value="176.569474002661" calcext:value-type="float">
            <text:p>176.56947400266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0926389449017554" calcext:value-type="float">
            <text:p>0.092638944901755</text:p>
          </table:table-cell>
          <table:table-cell office:value-type="float" office:value="177.578737897152" calcext:value-type="float">
            <text:p>177.57873789715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0643129126069683" calcext:value-type="float">
            <text:p>0.064312912606968</text:p>
          </table:table-cell>
          <table:table-cell office:value-type="float" office:value="178.585169188412" calcext:value-type="float">
            <text:p>178.58516918841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967652166554193" calcext:value-type="float">
            <text:p>0.967652166554193</text:p>
          </table:table-cell>
          <table:table-cell office:value-type="float" office:value="179.681934405068" calcext:value-type="float">
            <text:p>179.68193440506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222175215007442" calcext:value-type="float">
            <text:p>-0.222175215007442</text:p>
          </table:table-cell>
          <table:table-cell office:value-type="float" office:value="180.659716883567" calcext:value-type="float">
            <text:p>180.65971688356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15692226051229" calcext:value-type="float">
            <text:p>0.15692226051229</text:p>
          </table:table-cell>
          <table:table-cell office:value-type="float" office:value="181.675409109618" calcext:value-type="float">
            <text:p>181.67540910961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514527700209486" calcext:value-type="float">
            <text:p>-0.514527700209486</text:p>
          </table:table-cell>
          <table:table-cell office:value-type="float" office:value="182.623956339597" calcext:value-type="float">
            <text:p>182.62395633959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42041407355736" calcext:value-type="float">
            <text:p>-1.42041407355736</text:p>
          </table:table-cell>
          <table:table-cell office:value-type="float" office:value="183.481914932242" calcext:value-type="float">
            <text:p>183.48191493224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04094349417056" calcext:value-type="float">
            <text:p>1.04094349417056</text:p>
          </table:table-cell>
          <table:table-cell office:value-type="float" office:value="184.586009281659" calcext:value-type="float">
            <text:p>184.58600928165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4419430344845" calcext:value-type="float">
            <text:p>0.4419430344845</text:p>
          </table:table-cell>
          <table:table-cell office:value-type="float" office:value="185.630203585107" calcext:value-type="float">
            <text:p>185.63020358510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485659908705621" calcext:value-type="float">
            <text:p>0.485659908705621</text:p>
          </table:table-cell>
          <table:table-cell office:value-type="float" office:value="186.678769575978" calcext:value-type="float">
            <text:p>186.67876957597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450498812486577" calcext:value-type="float">
            <text:p>-0.450498812486577</text:p>
          </table:table-cell>
          <table:table-cell office:value-type="float" office:value="187.633719694729" calcext:value-type="float">
            <text:p>187.63371969472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024878447360641" calcext:value-type="float">
            <text:p>-0.024878447360641</text:p>
          </table:table-cell>
          <table:table-cell office:value-type="float" office:value="188.631231849993" calcext:value-type="float">
            <text:p>188.63123184999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353336385221276" calcext:value-type="float">
            <text:p>0.353336385221276</text:p>
          </table:table-cell>
          <table:table-cell office:value-type="float" office:value="189.666565488515" calcext:value-type="float">
            <text:p>189.66656548851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124128790813352" calcext:value-type="float">
            <text:p>-0.124128790813352</text:p>
          </table:table-cell>
          <table:table-cell office:value-type="float" office:value="190.654152609434" calcext:value-type="float">
            <text:p>190.65415260943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319182687491867" calcext:value-type="float">
            <text:p>0.319182687491867</text:p>
          </table:table-cell>
          <table:table-cell office:value-type="float" office:value="191.686070878183" calcext:value-type="float">
            <text:p>191.68607087818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932404696560993" calcext:value-type="float">
            <text:p>0.932404696560993</text:p>
          </table:table-cell>
          <table:table-cell office:value-type="float" office:value="192.779311347839" calcext:value-type="float">
            <text:p>192.77931134783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311382220059034" calcext:value-type="float">
            <text:p>-0.311382220059034</text:p>
          </table:table-cell>
          <table:table-cell office:value-type="float" office:value="193.748173125833" calcext:value-type="float">
            <text:p>193.74817312583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441580048170071" calcext:value-type="float">
            <text:p>0.441580048170071</text:p>
          </table:table-cell>
          <table:table-cell office:value-type="float" office:value="194.79233113065" calcext:value-type="float">
            <text:p>194.7923311306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63554846363239" calcext:value-type="float">
            <text:p>1.63554846363239</text:p>
          </table:table-cell>
          <table:table-cell office:value-type="float" office:value="195.955885977013" calcext:value-type="float">
            <text:p>195.95588597701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847275122985069" calcext:value-type="float">
            <text:p>-0.847275122985069</text:p>
          </table:table-cell>
          <table:table-cell office:value-type="float" office:value="196.871158464715" calcext:value-type="float">
            <text:p>196.87115846471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644080082385995" calcext:value-type="float">
            <text:p>-0.644080082385995</text:p>
          </table:table-cell>
          <table:table-cell office:value-type="float" office:value="197.806750456476" calcext:value-type="float">
            <text:p>197.80675045647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961074398304702" calcext:value-type="float">
            <text:p>-0.961074398304702</text:p>
          </table:table-cell>
          <table:table-cell office:value-type="float" office:value="198.710643016646" calcext:value-type="float">
            <text:p>198.71064301664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655986559530923" calcext:value-type="float">
            <text:p>-0.655986559530923</text:p>
          </table:table-cell>
          <table:table-cell office:value-type="float" office:value="199.645044360693" calcext:value-type="float">
            <text:p>199.64504436069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757588687845268" calcext:value-type="float">
            <text:p>-0.757588687845268</text:p>
          </table:table-cell>
          <table:table-cell office:value-type="float" office:value="200.569285491908" calcext:value-type="float">
            <text:p>200.56928549190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158669984110023" calcext:value-type="float">
            <text:p>-0.158669984110023</text:p>
          </table:table-cell>
          <table:table-cell office:value-type="float" office:value="201.553418493497" calcext:value-type="float">
            <text:p>201.55341849349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168705093805116" calcext:value-type="float">
            <text:p>-0.168705093805116</text:p>
          </table:table-cell>
          <table:table-cell office:value-type="float" office:value="202.536547984117" calcext:value-type="float">
            <text:p>202.53654798411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397544339374448" calcext:value-type="float">
            <text:p>-0.397544339374448</text:p>
          </table:table-cell>
          <table:table-cell office:value-type="float" office:value="203.496793550179" calcext:value-type="float">
            <text:p>203.49679355017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334127710729933" calcext:value-type="float">
            <text:p>0.334127710729933</text:p>
          </table:table-cell>
          <table:table-cell office:value-type="float" office:value="204.530206321252" calcext:value-type="float">
            <text:p>204.53020632125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339315129559807" calcext:value-type="float">
            <text:p>0.339315129559807</text:p>
          </table:table-cell>
          <table:table-cell office:value-type="float" office:value="205.564137834208" calcext:value-type="float">
            <text:p>205.56413783420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56262247884821" calcext:value-type="float">
            <text:p>-1.56262247884821</text:p>
          </table:table-cell>
          <table:table-cell office:value-type="float" office:value="206.407875586323" calcext:value-type="float">
            <text:p>206.40787558632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39699008542705" calcext:value-type="float">
            <text:p>0.39699008542705</text:p>
          </table:table-cell>
          <table:table-cell office:value-type="float" office:value="207.447574594866" calcext:value-type="float">
            <text:p>207.44757459486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0525498608963988" calcext:value-type="float">
            <text:p>-0.052549860896399</text:p>
          </table:table-cell>
          <table:table-cell office:value-type="float" office:value="208.442319608776" calcext:value-type="float">
            <text:p>208.44231960877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320957331810206" calcext:value-type="float">
            <text:p>-0.320957331810206</text:p>
          </table:table-cell>
          <table:table-cell office:value-type="float" office:value="209.410223875595" calcext:value-type="float">
            <text:p>209.41022387559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40263836103526" calcext:value-type="float">
            <text:p>-1.40263836103526</text:p>
          </table:table-cell>
          <table:table-cell office:value-type="float" office:value="210.269960039492" calcext:value-type="float">
            <text:p>210.26996003949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02717631291185" calcext:value-type="float">
            <text:p>-1.02717631291185</text:p>
          </table:table-cell>
          <table:table-cell office:value-type="float" office:value="211.167242408201" calcext:value-type="float">
            <text:p>211.16724240820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785143036314025" calcext:value-type="float">
            <text:p>-0.785143036314025</text:p>
          </table:table-cell>
          <table:table-cell office:value-type="float" office:value="212.088728104569" calcext:value-type="float">
            <text:p>212.08872810456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15540131817772" calcext:value-type="float">
            <text:p>1.15540131817772</text:p>
          </table:table-cell>
          <table:table-cell office:value-type="float" office:value="213.204268236387" calcext:value-type="float">
            <text:p>213.20426823638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652357696195418" calcext:value-type="float">
            <text:p>-0.652357696195418</text:p>
          </table:table-cell>
          <table:table-cell office:value-type="float" office:value="214.139032466768" calcext:value-type="float">
            <text:p>214.13903246676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15920009967513" calcext:value-type="float">
            <text:p>1.15920009967513</text:p>
          </table:table-cell>
          <table:table-cell office:value-type="float" office:value="215.254952476735" calcext:value-type="float">
            <text:p>215.25495247673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350950740812025" calcext:value-type="float">
            <text:p>0.350950740812025</text:p>
          </table:table-cell>
          <table:table-cell office:value-type="float" office:value="216.290047550816" calcext:value-type="float">
            <text:p>216.29004755081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580531469620679" calcext:value-type="float">
            <text:p>-0.580531469620679</text:p>
          </table:table-cell>
          <table:table-cell office:value-type="float" office:value="217.231994403854" calcext:value-type="float">
            <text:p>217.23199440385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104995793939209" calcext:value-type="float">
            <text:p>-0.104995793939209</text:p>
          </table:table-cell>
          <table:table-cell office:value-type="float" office:value="218.22149482446" calcext:value-type="float">
            <text:p>218.2214948244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933199980907795" calcext:value-type="float">
            <text:p>-0.933199980907795</text:p>
          </table:table-cell>
          <table:table-cell office:value-type="float" office:value="219.128174826369" calcext:value-type="float">
            <text:p>219.12817482636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482286262889369" calcext:value-type="float">
            <text:p>0.482286262889369</text:p>
          </table:table-cell>
          <table:table-cell office:value-type="float" office:value="220.176403452658" calcext:value-type="float">
            <text:p>220.17640345265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08165825677747" calcext:value-type="float">
            <text:p>-1.08165825677747</text:p>
          </table:table-cell>
          <table:table-cell office:value-type="float" office:value="221.068237626981" calcext:value-type="float">
            <text:p>221.06823762698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29386677980373" calcext:value-type="float">
            <text:p>-1.29386677980373</text:p>
          </table:table-cell>
          <table:table-cell office:value-type="float" office:value="221.938850949" calcext:value-type="float">
            <text:p>221.93885094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233278896893832" calcext:value-type="float">
            <text:p>-0.233278896893832</text:p>
          </table:table-cell>
          <table:table-cell office:value-type="float" office:value="222.915523059311" calcext:value-type="float">
            <text:p>222.91552305931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0131620006283" calcext:value-type="float">
            <text:p>-1.0131620006283</text:p>
          </table:table-cell>
          <table:table-cell office:value-type="float" office:value="223.814206859248" calcext:value-type="float">
            <text:p>223.81420685924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2.53514772197766" calcext:value-type="float">
            <text:p>2.53514772197766</text:p>
          </table:table-cell>
          <table:table-cell office:value-type="float" office:value="225.067721631446" calcext:value-type="float">
            <text:p>225.06772163144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163578289584764" calcext:value-type="float">
            <text:p>0.163578289584764</text:p>
          </table:table-cell>
          <table:table-cell office:value-type="float" office:value="226.084079460404" calcext:value-type="float">
            <text:p>226.08407946040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311884134795206" calcext:value-type="float">
            <text:p>0.311884134795206</text:p>
          </table:table-cell>
          <table:table-cell office:value-type="float" office:value="227.115267873884" calcext:value-type="float">
            <text:p>227.11526787388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33184194855159" calcext:value-type="float">
            <text:p>1.33184194855159</text:p>
          </table:table-cell>
          <table:table-cell office:value-type="float" office:value="228.248452068739" calcext:value-type="float">
            <text:p>228.24845206873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170623789077745" calcext:value-type="float">
            <text:p>0.170623789077745</text:p>
          </table:table-cell>
          <table:table-cell office:value-type="float" office:value="229.265514447647" calcext:value-type="float">
            <text:p>229.26551444764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432523313879652" calcext:value-type="float">
            <text:p>0.432523313879652</text:p>
          </table:table-cell>
          <table:table-cell office:value-type="float" office:value="230.308766779035" calcext:value-type="float">
            <text:p>230.30876677903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2.49950335596716" calcext:value-type="float">
            <text:p>2.49950335596716</text:p>
          </table:table-cell>
          <table:table-cell office:value-type="float" office:value="231.558717114632" calcext:value-type="float">
            <text:p>231.55871711463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1384013202816" calcext:value-type="float">
            <text:p>-1.1384013202816</text:p>
          </table:table-cell>
          <table:table-cell office:value-type="float" office:value="232.444876982603" calcext:value-type="float">
            <text:p>232.44487698260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636986808379164" calcext:value-type="float">
            <text:p>0.636986808379164</text:p>
          </table:table-cell>
          <table:table-cell office:value-type="float" office:value="233.508575663441" calcext:value-type="float">
            <text:p>233.50857566344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348159084358014" calcext:value-type="float">
            <text:p>0.348159084358014</text:p>
          </table:table-cell>
          <table:table-cell office:value-type="float" office:value="234.543391571877" calcext:value-type="float">
            <text:p>234.54339157187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373351167029369" calcext:value-type="float">
            <text:p>0.373351167029369</text:p>
          </table:table-cell>
          <table:table-cell office:value-type="float" office:value="235.58072668858" calcext:value-type="float">
            <text:p>235.5807266885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950009951726992" calcext:value-type="float">
            <text:p>0.950009951726992</text:p>
          </table:table-cell>
          <table:table-cell office:value-type="float" office:value="236.675727683753" calcext:value-type="float">
            <text:p>236.67572768375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2.63108879903977" calcext:value-type="float">
            <text:p>2.63108879903977</text:p>
          </table:table-cell>
          <table:table-cell office:value-type="float" office:value="237.938836563657" calcext:value-type="float">
            <text:p>237.93883656365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369304825548576" calcext:value-type="float">
            <text:p>-0.369304825548576</text:p>
          </table:table-cell>
          <table:table-cell office:value-type="float" office:value="238.901906081102" calcext:value-type="float">
            <text:p>238.90190608110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200939087437932" calcext:value-type="float">
            <text:p>0.200939087437932</text:p>
          </table:table-cell>
          <table:table-cell office:value-type="float" office:value="239.921999989846" calcext:value-type="float">
            <text:p>239.92199998984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622116233978499" calcext:value-type="float">
            <text:p>0.622116233978499</text:p>
          </table:table-cell>
          <table:table-cell office:value-type="float" office:value="240.984211613243" calcext:value-type="float">
            <text:p>240.98421161324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60404848817328" calcext:value-type="float">
            <text:p>-0.60404848817328</text:p>
          </table:table-cell>
          <table:table-cell office:value-type="float" office:value="241.923806764426" calcext:value-type="float">
            <text:p>241.9238067644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547836856702707" calcext:value-type="float">
            <text:p>-0.547836856702707</text:p>
          </table:table-cell>
          <table:table-cell office:value-type="float" office:value="242.869023078756" calcext:value-type="float">
            <text:p>242.86902307875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823436219214507" calcext:value-type="float">
            <text:p>0.823436219214507</text:p>
          </table:table-cell>
          <table:table-cell office:value-type="float" office:value="243.951366700677" calcext:value-type="float">
            <text:p>243.95136670067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887361259745905" calcext:value-type="float">
            <text:p>0.887361259745905</text:p>
          </table:table-cell>
          <table:table-cell office:value-type="float" office:value="245.040102826652" calcext:value-type="float">
            <text:p>245.04010282665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20793287658769" calcext:value-type="float">
            <text:p>-1.20793287658769</text:p>
          </table:table-cell>
          <table:table-cell office:value-type="float" office:value="245.919309538993" calcext:value-type="float">
            <text:p>245.91930953899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8680310617595" calcext:value-type="float">
            <text:p>1.8680310617595</text:p>
          </table:table-cell>
          <table:table-cell office:value-type="float" office:value="247.106112645169" calcext:value-type="float">
            <text:p>247.10611264516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489347310725136" calcext:value-type="float">
            <text:p>-0.489347310725136</text:p>
          </table:table-cell>
          <table:table-cell office:value-type="float" office:value="248.057177914097" calcext:value-type="float">
            <text:p>248.05717791409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0367171994876323" calcext:value-type="float">
            <text:p>0.036717199487632</text:p>
          </table:table-cell>
          <table:table-cell office:value-type="float" office:value="249.060849634045" calcext:value-type="float">
            <text:p>249.06084963404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390138164913838" calcext:value-type="float">
            <text:p>-0.390138164913838</text:p>
          </table:table-cell>
          <table:table-cell office:value-type="float" office:value="250.021835817554" calcext:value-type="float">
            <text:p>250.02183581755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414982555487785" calcext:value-type="float">
            <text:p>0.414982555487785</text:p>
          </table:table-cell>
          <table:table-cell office:value-type="float" office:value="251.063334073103" calcext:value-type="float">
            <text:p>251.06333407310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92762918113821" calcext:value-type="float">
            <text:p>1.92762918113821</text:p>
          </table:table-cell>
          <table:table-cell office:value-type="float" office:value="252.256096991217" calcext:value-type="float">
            <text:p>252.25609699121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13564289310178" calcext:value-type="float">
            <text:p>1.13564289310178</text:p>
          </table:table-cell>
          <table:table-cell office:value-type="float" office:value="253.369661280527" calcext:value-type="float">
            <text:p>253.36966128052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22218304625703" calcext:value-type="float">
            <text:p>-1.22218304625703</text:p>
          </table:table-cell>
          <table:table-cell office:value-type="float" office:value="254.247442975901" calcext:value-type="float">
            <text:p>254.24744297590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366625934298938" calcext:value-type="float">
            <text:p>-0.366625934298938</text:p>
          </table:table-cell>
          <table:table-cell office:value-type="float" office:value="255.210780382471" calcext:value-type="float">
            <text:p>255.21078038247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135603520202103" calcext:value-type="float">
            <text:p>-0.135603520202103</text:p>
          </table:table-cell>
          <table:table-cell office:value-type="float" office:value="256.197220030451" calcext:value-type="float">
            <text:p>256.19722003045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363186977931364" calcext:value-type="float">
            <text:p>0.363186977931364</text:p>
          </table:table-cell>
          <table:table-cell office:value-type="float" office:value="257.233538728244" calcext:value-type="float">
            <text:p>257.23353872824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742708746161022" calcext:value-type="float">
            <text:p>0.742708746161022</text:p>
          </table:table-cell>
          <table:table-cell office:value-type="float" office:value="258.30780960286" calcext:value-type="float">
            <text:p>258.3078096028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13191224945618" calcext:value-type="float">
            <text:p>-1.13191224945618</text:p>
          </table:table-cell>
          <table:table-cell office:value-type="float" office:value="259.194618377915" calcext:value-type="float">
            <text:p>259.19461837791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635098377779294" calcext:value-type="float">
            <text:p>-0.635098377779294</text:p>
          </table:table-cell>
          <table:table-cell office:value-type="float" office:value="260.131108540137" calcext:value-type="float">
            <text:p>260.13110854013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2.01071628984519" calcext:value-type="float">
            <text:p>-2.01071628984519</text:p>
          </table:table-cell>
          <table:table-cell office:value-type="float" office:value="260.930036911152" calcext:value-type="float">
            <text:p>260.93003691115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947326887429967" calcext:value-type="float">
            <text:p>0.947326887429967</text:p>
          </table:table-cell>
          <table:table-cell office:value-type="float" office:value="262.024769599895" calcext:value-type="float">
            <text:p>262.02476959989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378619176293689" calcext:value-type="float">
            <text:p>-0.378619176293689</text:p>
          </table:table-cell>
          <table:table-cell office:value-type="float" office:value="262.986907682266" calcext:value-type="float">
            <text:p>262.98690768226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161748776568357" calcext:value-type="float">
            <text:p>-0.161748776568357</text:p>
          </table:table-cell>
          <table:table-cell office:value-type="float" office:value="263.970732804609" calcext:value-type="float">
            <text:p>263.97073280460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04731275848635" calcext:value-type="float">
            <text:p>1.04731275848635</text:p>
          </table:table-cell>
          <table:table-cell office:value-type="float" office:value="265.075464080458" calcext:value-type="float">
            <text:p>265.07546408045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528294917646344" calcext:value-type="float">
            <text:p>0.528294917646344</text:p>
          </table:table-cell>
          <table:table-cell office:value-type="float" office:value="266.128293572222" calcext:value-type="float">
            <text:p>266.12829357222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08235727212408" calcext:value-type="float">
            <text:p>1.08235727212408</text:p>
          </table:table-cell>
          <table:table-cell office:value-type="float" office:value="267.236529299435" calcext:value-type="float">
            <text:p>267.23652929943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217469659500096" calcext:value-type="float">
            <text:p>-0.217469659500096</text:p>
          </table:table-cell>
          <table:table-cell office:value-type="float" office:value="268.214782333485" calcext:value-type="float">
            <text:p>268.21478233348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12037229916076" calcext:value-type="float">
            <text:p>1.12037229916076</text:p>
          </table:table-cell>
          <table:table-cell office:value-type="float" office:value="269.326819563401" calcext:value-type="float">
            <text:p>269.32681956340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213938262895671" calcext:value-type="float">
            <text:p>0.213938262895671</text:p>
          </table:table-cell>
          <table:table-cell office:value-type="float" office:value="270.34821338969" calcext:value-type="float">
            <text:p>270.3482133896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0448408027721629" calcext:value-type="float">
            <text:p>0.044840802772163</text:p>
          </table:table-cell>
          <table:table-cell office:value-type="float" office:value="271.352697469967" calcext:value-type="float">
            <text:p>271.35269746996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510449212320211" calcext:value-type="float">
            <text:p>0.510449212320211</text:p>
          </table:table-cell>
          <table:table-cell office:value-type="float" office:value="272.403742391199" calcext:value-type="float">
            <text:p>272.40374239119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0247952845795109" calcext:value-type="float">
            <text:p>0.024795284579511</text:p>
          </table:table-cell>
          <table:table-cell office:value-type="float" office:value="273.406221919657" calcext:value-type="float">
            <text:p>273.40622191965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31969879987642" calcext:value-type="float">
            <text:p>-1.31969879987642</text:p>
          </table:table-cell>
          <table:table-cell office:value-type="float" office:value="274.27425203967" calcext:value-type="float">
            <text:p>274.2742520396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27046518938167" calcext:value-type="float">
            <text:p>1.27046518938167</text:p>
          </table:table-cell>
          <table:table-cell office:value-type="float" office:value="275.401298558608" calcext:value-type="float">
            <text:p>275.40129855860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16501684549444" calcext:value-type="float">
            <text:p>1.16501684549444</text:p>
          </table:table-cell>
          <table:table-cell office:value-type="float" office:value="276.517800243157" calcext:value-type="float">
            <text:p>276.51780024315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34348080807501" calcext:value-type="float">
            <text:p>1.34348080807501</text:p>
          </table:table-cell>
          <table:table-cell office:value-type="float" office:value="277.652148323965" calcext:value-type="float">
            <text:p>277.65214832396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0796336546748347" calcext:value-type="float">
            <text:p>0.079633654674835</text:p>
          </table:table-cell>
          <table:table-cell office:value-type="float" office:value="278.660111689432" calcext:value-type="float">
            <text:p>278.66011168943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688187403897693" calcext:value-type="float">
            <text:p>-0.688187403897693</text:p>
          </table:table-cell>
          <table:table-cell office:value-type="float" office:value="279.591292949043" calcext:value-type="float">
            <text:p>279.59129294904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05822062100633" calcext:value-type="float">
            <text:p>1.05822062100633</text:p>
          </table:table-cell>
          <table:table-cell office:value-type="float" office:value="280.697115011143" calcext:value-type="float">
            <text:p>280.69711501114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07923861555997" calcext:value-type="float">
            <text:p>-1.07923861555997</text:p>
          </table:table-cell>
          <table:table-cell office:value-type="float" office:value="281.589191149587" calcext:value-type="float">
            <text:p>281.58919114958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826239335920474" calcext:value-type="float">
            <text:p>0.826239335920474</text:p>
          </table:table-cell>
          <table:table-cell office:value-type="float" office:value="282.671815083179" calcext:value-type="float">
            <text:p>282.67181508317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923535446178909" calcext:value-type="float">
            <text:p>-0.923535446178909</text:p>
          </table:table-cell>
          <table:table-cell office:value-type="float" office:value="283.579461538561" calcext:value-type="float">
            <text:p>283.57946153856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168747035217778" calcext:value-type="float">
            <text:p>-0.168747035217778</text:p>
          </table:table-cell>
          <table:table-cell office:value-type="float" office:value="284.56258683504" calcext:value-type="float">
            <text:p>284.5625868350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30615117742743" calcext:value-type="float">
            <text:p>1.30615117742743</text:p>
          </table:table-cell>
          <table:table-cell office:value-type="float" office:value="285.693201952782" calcext:value-type="float">
            <text:p>285.69320195278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25982472959375" calcext:value-type="float">
            <text:p>-1.25982472959375</text:p>
          </table:table-cell>
          <table:table-cell office:value-type="float" office:value="286.567219479823" calcext:value-type="float">
            <text:p>286.56721947982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17794030366736" calcext:value-type="float">
            <text:p>-1.17794030366736</text:p>
          </table:table-cell>
          <table:table-cell office:value-type="float" office:value="287.449425449456" calcext:value-type="float">
            <text:p>287.44942544945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378500299652207" calcext:value-type="float">
            <text:p>-0.378500299652207</text:p>
          </table:table-cell>
          <table:table-cell office:value-type="float" office:value="288.411575419491" calcext:value-type="float">
            <text:p>288.41157541949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05469554943132" calcext:value-type="float">
            <text:p>-1.05469554943132</text:p>
          </table:table-cell>
          <table:table-cell office:value-type="float" office:value="289.306105864548" calcext:value-type="float">
            <text:p>289.30610586454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468058247237218" calcext:value-type="float">
            <text:p>0.468058247237218</text:p>
          </table:table-cell>
          <table:table-cell office:value-type="float" office:value="290.352911689272" calcext:value-type="float">
            <text:p>290.35291168927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792432252078771" calcext:value-type="float">
            <text:p>0.792432252078771</text:p>
          </table:table-cell>
          <table:table-cell office:value-type="float" office:value="291.43215491448" calcext:value-type="float">
            <text:p>291.4321549144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657789481626007" calcext:value-type="float">
            <text:p>0.657789481626007</text:p>
          </table:table-cell>
          <table:table-cell office:value-type="float" office:value="292.497933862642" calcext:value-type="float">
            <text:p>292.49793386264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418864207172036" calcext:value-type="float">
            <text:p>-0.418864207172036</text:p>
          </table:table-cell>
          <table:table-cell office:value-type="float" office:value="293.456047441925" calcext:value-type="float">
            <text:p>293.45604744192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509609204843235" calcext:value-type="float">
            <text:p>0.509609204843235</text:p>
          </table:table-cell>
          <table:table-cell office:value-type="float" office:value="294.507008362409" calcext:value-type="float">
            <text:p>294.50700836240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432548752660099" calcext:value-type="float">
            <text:p>0.432548752660099</text:p>
          </table:table-cell>
          <table:table-cell office:value-type="float" office:value="295.550263237675" calcext:value-type="float">
            <text:p>295.55026323767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80394667066919" calcext:value-type="float">
            <text:p>-0.80394667066919</text:p>
          </table:table-cell>
          <table:table-cell office:value-type="float" office:value="296.469868570608" calcext:value-type="float">
            <text:p>296.46986857060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2.02602319094242" calcext:value-type="float">
            <text:p>-2.02602319094242</text:p>
          </table:table-cell>
          <table:table-cell office:value-type="float" office:value="297.267266251514" calcext:value-type="float">
            <text:p>297.26726625151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234067412042203" calcext:value-type="float">
            <text:p>-0.234067412042203</text:p>
          </table:table-cell>
          <table:table-cell office:value-type="float" office:value="298.24385951031" calcext:value-type="float">
            <text:p>298.2438595103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49652316837408" calcext:value-type="float">
            <text:p>1.49652316837408</text:p>
          </table:table-cell>
          <table:table-cell office:value-type="float" office:value="299.393511827147" calcext:value-type="float">
            <text:p>299.39351182714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670385945603" calcext:value-type="float">
            <text:p>1.670385945603</text:p>
          </table:table-cell>
          <table:table-cell office:value-type="float" office:value="300.560550421708" calcext:value-type="float">
            <text:p>300.56055042170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278749913214895" calcext:value-type="float">
            <text:p>-0.278749913214895</text:p>
          </table:table-cell>
          <table:table-cell office:value-type="float" office:value="301.532675430386" calcext:value-type="float">
            <text:p>301.53267543038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473896377049795" calcext:value-type="float">
            <text:p>0.473896377049795</text:p>
          </table:table-cell>
          <table:table-cell office:value-type="float" office:value="302.580065068091" calcext:value-type="float">
            <text:p>302.58006506809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123004004484957" calcext:value-type="float">
            <text:p>-0.123004004484957</text:p>
          </table:table-cell>
          <table:table-cell office:value-type="float" office:value="303.567764667643" calcext:value-type="float">
            <text:p>303.56776466764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77008684867205" calcext:value-type="float">
            <text:p>1.77008684867205</text:p>
          </table:table-cell>
          <table:table-cell office:value-type="float" office:value="304.74477335251" calcext:value-type="float">
            <text:p>304.7447733525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941710709912977" calcext:value-type="float">
            <text:p>0.941710709912977</text:p>
          </table:table-cell>
          <table:table-cell office:value-type="float" office:value="305.838944423501" calcext:value-type="float">
            <text:p>305.83894442350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0581985517349695" calcext:value-type="float">
            <text:p>0.05819855173497</text:p>
          </table:table-cell>
          <table:table-cell office:value-type="float" office:value="306.844764278675" calcext:value-type="float">
            <text:p>306.84476427867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116060113442362" calcext:value-type="float">
            <text:p>0.116060113442362</text:p>
          </table:table-cell>
          <table:table-cell office:value-type="float" office:value="307.856370290019" calcext:value-type="float">
            <text:p>307.85637029001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065572897920032" calcext:value-type="float">
            <text:p>-0.065572897920032</text:p>
          </table:table-cell>
          <table:table-cell office:value-type="float" office:value="308.849813000227" calcext:value-type="float">
            <text:p>308.84981300022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352970349804136" calcext:value-type="float">
            <text:p>0.352970349804136</text:p>
          </table:table-cell>
          <table:table-cell office:value-type="float" office:value="309.885110035207" calcext:value-type="float">
            <text:p>309.88511003520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0585605929326669" calcext:value-type="float">
            <text:p>0.058560592932667</text:p>
          </table:table-cell>
          <table:table-cell office:value-type="float" office:value="310.890966094501" calcext:value-type="float">
            <text:p>310.89096609450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828540771262234" calcext:value-type="float">
            <text:p>-0.828540771262234</text:p>
          </table:table-cell>
          <table:table-cell office:value-type="float" office:value="311.808112017374" calcext:value-type="float">
            <text:p>311.80811201737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37931547397489" calcext:value-type="float">
            <text:p>-1.37931547397489</text:p>
          </table:table-cell>
          <table:table-cell office:value-type="float" office:value="312.670180469977" calcext:value-type="float">
            <text:p>312.67018046997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280804494922375" calcext:value-type="float">
            <text:p>-0.280804494922375</text:p>
          </table:table-cell>
          <table:table-cell office:value-type="float" office:value="313.642100020485" calcext:value-type="float">
            <text:p>313.64210002048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2.20490955362055" calcext:value-type="float">
            <text:p>2.20490955362055</text:p>
          </table:table-cell>
          <table:table-cell office:value-type="float" office:value="314.862590975847" calcext:value-type="float">
            <text:p>314.86259097584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0410535811150838" calcext:value-type="float">
            <text:p>-0.041053581115084</text:p>
          </table:table-cell>
          <table:table-cell office:value-type="float" office:value="315.858485617735" calcext:value-type="float">
            <text:p>315.85848561773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7434358955658" calcext:value-type="float">
            <text:p>1.7434358955658</text:p>
          </table:table-cell>
          <table:table-cell office:value-type="float" office:value="317.032829207292" calcext:value-type="float">
            <text:p>317.03282920729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98347663207512" calcext:value-type="float">
            <text:p>-1.98347663207512</text:p>
          </table:table-cell>
          <table:table-cell office:value-type="float" office:value="317.834481544084" calcext:value-type="float">
            <text:p>317.83448154408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627512549040074" calcext:value-type="float">
            <text:p>0.627512549040074</text:p>
          </table:table-cell>
          <table:table-cell office:value-type="float" office:value="318.897232798988" calcext:value-type="float">
            <text:p>318.89723279898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323939645489301" calcext:value-type="float">
            <text:p>0.323939645489301</text:p>
          </table:table-cell>
          <table:table-cell office:value-type="float" office:value="319.929626763537" calcext:value-type="float">
            <text:p>319.92962676353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47389167886556" calcext:value-type="float">
            <text:p>-1.47389167886556</text:p>
          </table:table-cell>
          <table:table-cell office:value-type="float" office:value="320.782237595651" calcext:value-type="float">
            <text:p>320.78223759565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06761837470983" calcext:value-type="float">
            <text:p>1.06761837470983</text:p>
          </table:table-cell>
          <table:table-cell office:value-type="float" office:value="321.888999433122" calcext:value-type="float">
            <text:p>321.88899943312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0192860115748794" calcext:value-type="float">
            <text:p>-0.019286011574879</text:p>
          </table:table-cell>
          <table:table-cell office:value-type="float" office:value="322.887070831964" calcext:value-type="float">
            <text:p>322.88707083196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174946108399765" calcext:value-type="float">
            <text:p>-0.174946108399765</text:p>
          </table:table-cell>
          <table:table-cell office:value-type="float" office:value="323.869576221124" calcext:value-type="float">
            <text:p>323.86957622112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425069223668934" calcext:value-type="float">
            <text:p>0.425069223668934</text:p>
          </table:table-cell>
          <table:table-cell office:value-type="float" office:value="324.912083143491" calcext:value-type="float">
            <text:p>324.91208314349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276220068245391" calcext:value-type="float">
            <text:p>0.276220068245391</text:p>
          </table:table-cell>
          <table:table-cell office:value-type="float" office:value="325.939705150316" calcext:value-type="float">
            <text:p>325.93970515031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596308316095395" calcext:value-type="float">
            <text:p>-0.596308316095395</text:p>
          </table:table-cell>
          <table:table-cell office:value-type="float" office:value="326.880074318706" calcext:value-type="float">
            <text:p>326.88007431870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46348551292017" calcext:value-type="float">
            <text:p>-1.46348551292017</text:p>
          </table:table-cell>
          <table:table-cell office:value-type="float" office:value="327.733725767414" calcext:value-type="float">
            <text:p>327.73372576741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481705961003332" calcext:value-type="float">
            <text:p>0.481705961003332</text:p>
          </table:table-cell>
          <table:table-cell office:value-type="float" office:value="328.781896363514" calcext:value-type="float">
            <text:p>328.78189636351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79550536185076" calcext:value-type="float">
            <text:p>-1.79550536185076</text:p>
          </table:table-cell>
          <table:table-cell office:value-type="float" office:value="329.602345827329" calcext:value-type="float">
            <text:p>329.60234582732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82703841058443" calcext:value-type="float">
            <text:p>-1.82703841058443</text:p>
          </table:table-cell>
          <table:table-cell office:value-type="float" office:value="330.419641986271" calcext:value-type="float">
            <text:p>330.41964198627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40304742174061" calcext:value-type="float">
            <text:p>-0.40304742174061</text:p>
          </table:table-cell>
          <table:table-cell office:value-type="float" office:value="331.379337244097" calcext:value-type="float">
            <text:p>331.37933724409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793275162251612" calcext:value-type="float">
            <text:p>0.793275162251612</text:p>
          </table:table-cell>
          <table:table-cell office:value-type="float" office:value="332.458664760322" calcext:value-type="float">
            <text:p>332.45866476032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522853897928847" calcext:value-type="float">
            <text:p>-0.522853897928847</text:p>
          </table:table-cell>
          <table:table-cell office:value-type="float" office:value="333.406379370529" calcext:value-type="float">
            <text:p>333.40637937052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00960606458545635" calcext:value-type="float">
            <text:p>-0.009606064585456</text:p>
          </table:table-cell>
          <table:table-cell office:value-type="float" office:value="334.40541876407" calcext:value-type="float">
            <text:p>334.4054187640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247559769863247" calcext:value-type="float">
            <text:p>-0.247559769863247</text:p>
          </table:table-cell>
          <table:table-cell office:value-type="float" office:value="335.380662787084" calcext:value-type="float">
            <text:p>335.38066278708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67633955204938" calcext:value-type="float">
            <text:p>1.67633955204938</text:p>
          </table:table-cell>
          <table:table-cell office:value-type="float" office:value="336.548296742289" calcext:value-type="float">
            <text:p>336.54829674228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150144312700659" calcext:value-type="float">
            <text:p>-0.150144312700659</text:p>
          </table:table-cell>
          <table:table-cell office:value-type="float" office:value="337.533282311019" calcext:value-type="float">
            <text:p>337.53328231101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04835538793197" calcext:value-type="float">
            <text:p>-1.04835538793197</text:p>
          </table:table-cell>
          <table:table-cell office:value-type="float" office:value="338.428446772226" calcext:value-type="float">
            <text:p>338.4284467722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000482478820470509" calcext:value-type="float">
            <text:p>0.000482478820471</text:p>
          </table:table-cell>
          <table:table-cell office:value-type="float" office:value="339.428495020108" calcext:value-type="float">
            <text:p>339.42849502010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30866201902512" calcext:value-type="float">
            <text:p>0.30866201902512</text:p>
          </table:table-cell>
          <table:table-cell office:value-type="float" office:value="340.45936122201" calcext:value-type="float">
            <text:p>340.4593612220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25113310145855" calcext:value-type="float">
            <text:p>0.25113310145855</text:p>
          </table:table-cell>
          <table:table-cell office:value-type="float" office:value="341.484474532156" calcext:value-type="float">
            <text:p>341.48447453215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0296844898199819" calcext:value-type="float">
            <text:p>0.029684489819982</text:p>
          </table:table-cell>
          <table:table-cell office:value-type="float" office:value="342.487442981138" calcext:value-type="float">
            <text:p>342.48744298113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22525321191871" calcext:value-type="float">
            <text:p>1.22525321191871</text:p>
          </table:table-cell>
          <table:table-cell office:value-type="float" office:value="343.60996830233" calcext:value-type="float">
            <text:p>343.6099683023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38068115569828" calcext:value-type="float">
            <text:p>0.38068115569828</text:p>
          </table:table-cell>
          <table:table-cell office:value-type="float" office:value="344.6480364179" calcext:value-type="float">
            <text:p>344.648036417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82851849279582" calcext:value-type="float">
            <text:p>1.82851849279582</text:p>
          </table:table-cell>
          <table:table-cell office:value-type="float" office:value="345.830888267179" calcext:value-type="float">
            <text:p>345.83088826717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66633633242053" calcext:value-type="float">
            <text:p>-1.66633633242053</text:p>
          </table:table-cell>
          <table:table-cell office:value-type="float" office:value="346.664254633937" calcext:value-type="float">
            <text:p>346.66425463393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792302427140911" calcext:value-type="float">
            <text:p>0.792302427140911</text:p>
          </table:table-cell>
          <table:table-cell office:value-type="float" office:value="347.743484876652" calcext:value-type="float">
            <text:p>347.74348487665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847752685577732" calcext:value-type="float">
            <text:p>0.847752685577732</text:p>
          </table:table-cell>
          <table:table-cell office:value-type="float" office:value="348.828260145209" calcext:value-type="float">
            <text:p>348.82826014520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0537326041899708" calcext:value-type="float">
            <text:p>0.053732604189971</text:p>
          </table:table-cell>
          <table:table-cell office:value-type="float" office:value="349.833633405628" calcext:value-type="float">
            <text:p>349.83363340562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8367643750558" calcext:value-type="float">
            <text:p>-1.8367643750558</text:p>
          </table:table-cell>
          <table:table-cell office:value-type="float" office:value="350.649956968123" calcext:value-type="float">
            <text:p>350.64995696812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2.0301447773223" calcext:value-type="float">
            <text:p>-2.0301447773223</text:p>
          </table:table-cell>
          <table:table-cell office:value-type="float" office:value="351.446942490391" calcext:value-type="float">
            <text:p>351.44694249039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862115095642027" calcext:value-type="float">
            <text:p>0.862115095642027</text:p>
          </table:table-cell>
          <table:table-cell office:value-type="float" office:value="352.533153999955" calcext:value-type="float">
            <text:p>352.53315399995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33999725204996" calcext:value-type="float">
            <text:p>0.33999725204996</text:p>
          </table:table-cell>
          <table:table-cell office:value-type="float" office:value="353.56715372516" calcext:value-type="float">
            <text:p>353.5671537251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34037463806524" calcext:value-type="float">
            <text:p>-1.34037463806524</text:p>
          </table:table-cell>
          <table:table-cell office:value-type="float" office:value="354.433116261353" calcext:value-type="float">
            <text:p>354.43311626135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584265336254245" calcext:value-type="float">
            <text:p>-0.584265336254245</text:p>
          </table:table-cell>
          <table:table-cell office:value-type="float" office:value="355.374689727728" calcext:value-type="float">
            <text:p>355.37468972772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53902734400725" calcext:value-type="float">
            <text:p>1.53902734400725</text:p>
          </table:table-cell>
          <table:table-cell office:value-type="float" office:value="356.528592462128" calcext:value-type="float">
            <text:p>356.52859246212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481177025460149" calcext:value-type="float">
            <text:p>-0.481177025460149</text:p>
          </table:table-cell>
          <table:table-cell office:value-type="float" office:value="357.480474759582" calcext:value-type="float">
            <text:p>357.48047475958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0648624816508764" calcext:value-type="float">
            <text:p>0.064862481650877</text:p>
          </table:table-cell>
          <table:table-cell office:value-type="float" office:value="358.486961007748" calcext:value-type="float">
            <text:p>358.48696100774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385535404380601" calcext:value-type="float">
            <text:p>0.385535404380601</text:p>
          </table:table-cell>
          <table:table-cell office:value-type="float" office:value="359.525514548186" calcext:value-type="float">
            <text:p>359.52551454818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69216683031284" calcext:value-type="float">
            <text:p>1.69216683031284</text:p>
          </table:table-cell>
          <table:table-cell office:value-type="float" office:value="360.694731231217" calcext:value-type="float">
            <text:p>360.69473123121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168697335858649" calcext:value-type="float">
            <text:p>0.168697335858649</text:p>
          </table:table-cell>
          <table:table-cell office:value-type="float" office:value="361.711600964803" calcext:value-type="float">
            <text:p>361.71160096480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0227405712511531" calcext:value-type="float">
            <text:p>-0.022740571251153</text:p>
          </table:table-cell>
          <table:table-cell office:value-type="float" office:value="362.709326907678" calcext:value-type="float">
            <text:p>362.70932690767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922344076722194" calcext:value-type="float">
            <text:p>0.922344076722194</text:p>
          </table:table-cell>
          <table:table-cell office:value-type="float" office:value="363.80156131535" calcext:value-type="float">
            <text:p>363.8015613153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87888779874673" calcext:value-type="float">
            <text:p>0.87888779874673</text:p>
          </table:table-cell>
          <table:table-cell office:value-type="float" office:value="364.889450095224" calcext:value-type="float">
            <text:p>364.88945009522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2.06915587540883" calcext:value-type="float">
            <text:p>2.06915587540883</text:p>
          </table:table-cell>
          <table:table-cell office:value-type="float" office:value="366.096365682765" calcext:value-type="float">
            <text:p>366.09636568276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583439226064466" calcext:value-type="float">
            <text:p>0.583439226064466</text:p>
          </table:table-cell>
          <table:table-cell office:value-type="float" office:value="367.154709605372" calcext:value-type="float">
            <text:p>367.15470960537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213795077454449" calcext:value-type="float">
            <text:p>0.213795077454449</text:p>
          </table:table-cell>
          <table:table-cell office:value-type="float" office:value="368.176089113117" calcext:value-type="float">
            <text:p>368.17608911311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19440447009992" calcext:value-type="float">
            <text:p>1.19440447009992</text:p>
          </table:table-cell>
          <table:table-cell office:value-type="float" office:value="369.295529560127" calcext:value-type="float">
            <text:p>369.29552956012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174735331907751" calcext:value-type="float">
            <text:p>-0.174735331907751</text:p>
          </table:table-cell>
          <table:table-cell office:value-type="float" office:value="370.278056026936" calcext:value-type="float">
            <text:p>370.27805602693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602251926585499" calcext:value-type="float">
            <text:p>0.602251926585499</text:p>
          </table:table-cell>
          <table:table-cell office:value-type="float" office:value="371.338281219595" calcext:value-type="float">
            <text:p>371.33828121959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665489411615884" calcext:value-type="float">
            <text:p>0.665489411615884</text:p>
          </table:table-cell>
          <table:table-cell office:value-type="float" office:value="372.404830160757" calcext:value-type="float">
            <text:p>372.40483016075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683101910535186" calcext:value-type="float">
            <text:p>0.683101910535186</text:p>
          </table:table-cell>
          <table:table-cell office:value-type="float" office:value="373.47314035181" calcext:value-type="float">
            <text:p>373.4731403518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472628031233336" calcext:value-type="float">
            <text:p>0.472628031233336</text:p>
          </table:table-cell>
          <table:table-cell office:value-type="float" office:value="374.520403154933" calcext:value-type="float">
            <text:p>374.52040315493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267043563033484" calcext:value-type="float">
            <text:p>0.267043563033484</text:p>
          </table:table-cell>
          <table:table-cell office:value-type="float" office:value="375.547107511237" calcext:value-type="float">
            <text:p>375.54710751123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57371557165354" calcext:value-type="float">
            <text:p>-1.57371557165354</text:p>
          </table:table-cell>
          <table:table-cell office:value-type="float" office:value="376.389735954071" calcext:value-type="float">
            <text:p>376.38973595407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325404406787401" calcext:value-type="float">
            <text:p>-0.325404406787401</text:p>
          </table:table-cell>
          <table:table-cell office:value-type="float" office:value="377.357195513393" calcext:value-type="float">
            <text:p>377.35719551339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652910733526019" calcext:value-type="float">
            <text:p>-0.652910733526019</text:p>
          </table:table-cell>
          <table:table-cell office:value-type="float" office:value="378.29190444004" calcext:value-type="float">
            <text:p>378.2919044400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0514594970994139" calcext:value-type="float">
            <text:p>0.051459497099414</text:p>
          </table:table-cell>
          <table:table-cell office:value-type="float" office:value="379.29705038975" calcext:value-type="float">
            <text:p>379.2970503897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620152347995715" calcext:value-type="float">
            <text:p>-0.620152347995715</text:p>
          </table:table-cell>
          <table:table-cell office:value-type="float" office:value="380.23503515495" calcext:value-type="float">
            <text:p>380.2350351549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2.51063040011899" calcext:value-type="float">
            <text:p>2.51063040011899</text:p>
          </table:table-cell>
          <table:table-cell office:value-type="float" office:value="381.486098194962" calcext:value-type="float">
            <text:p>381.48609819496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16445907767664" calcext:value-type="float">
            <text:p>-1.16445907767664</text:p>
          </table:table-cell>
          <table:table-cell office:value-type="float" office:value="382.369652287195" calcext:value-type="float">
            <text:p>382.36965228719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35834164727605" calcext:value-type="float">
            <text:p>0.35834164727605</text:p>
          </table:table-cell>
          <table:table-cell office:value-type="float" office:value="383.405486451922" calcext:value-type="float">
            <text:p>383.40548645192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3.00391608542026" calcext:value-type="float">
            <text:p>3.00391608542026</text:p>
          </table:table-cell>
          <table:table-cell office:value-type="float" office:value="384.705878060464" calcext:value-type="float">
            <text:p>384.70587806046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53808118802896" calcext:value-type="float">
            <text:p>1.53808118802896</text:p>
          </table:table-cell>
          <table:table-cell office:value-type="float" office:value="385.859686179267" calcext:value-type="float">
            <text:p>385.85968617926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916233153132962" calcext:value-type="float">
            <text:p>0.916233153132962</text:p>
          </table:table-cell>
          <table:table-cell office:value-type="float" office:value="386.951309494581" calcext:value-type="float">
            <text:p>386.95130949458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82222550970783" calcext:value-type="float">
            <text:p>1.82222550970783</text:p>
          </table:table-cell>
          <table:table-cell office:value-type="float" office:value="388.133532045551" calcext:value-type="float">
            <text:p>388.13353204555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842122041193271" calcext:value-type="float">
            <text:p>0.842122041193271</text:p>
          </table:table-cell>
          <table:table-cell office:value-type="float" office:value="389.217744249671" calcext:value-type="float">
            <text:p>389.21774424967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12522032503165" calcext:value-type="float">
            <text:p>-1.12522032503165</text:p>
          </table:table-cell>
          <table:table-cell office:value-type="float" office:value="390.105222217167" calcext:value-type="float">
            <text:p>390.10522221716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332611965847278" calcext:value-type="float">
            <text:p>0.332611965847278</text:p>
          </table:table-cell>
          <table:table-cell office:value-type="float" office:value="391.138483413752" calcext:value-type="float">
            <text:p>391.13848341375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232684246196633" calcext:value-type="float">
            <text:p>-0.232684246196633</text:p>
          </table:table-cell>
          <table:table-cell office:value-type="float" office:value="392.115214989132" calcext:value-type="float">
            <text:p>392.11521498913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536573863780163" calcext:value-type="float">
            <text:p>0.536573863780163</text:p>
          </table:table-cell>
          <table:table-cell office:value-type="float" office:value="393.168872375511" calcext:value-type="float">
            <text:p>393.16887237551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6834098186128" calcext:value-type="float">
            <text:p>-0.6834098186128</text:p>
          </table:table-cell>
          <table:table-cell office:value-type="float" office:value="394.100531393649" calcext:value-type="float">
            <text:p>394.10053139364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11459884542619" calcext:value-type="float">
            <text:p>0.11459884542619</text:p>
          </table:table-cell>
          <table:table-cell office:value-type="float" office:value="395.111991278192" calcext:value-type="float">
            <text:p>395.11199127819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174518699060205" calcext:value-type="float">
            <text:p>-0.174518699060205</text:p>
          </table:table-cell>
          <table:table-cell office:value-type="float" office:value="396.094539408286" calcext:value-type="float">
            <text:p>396.09453940828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0796309042082156" calcext:value-type="float">
            <text:p>-0.079630904208216</text:p>
          </table:table-cell>
          <table:table-cell office:value-type="float" office:value="397.086576317865" calcext:value-type="float">
            <text:p>397.08657631786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239005960534052" calcext:value-type="float">
            <text:p>-0.239005960534052</text:p>
          </table:table-cell>
          <table:table-cell office:value-type="float" office:value="398.062675721811" calcext:value-type="float">
            <text:p>398.06267572181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2.2861421885094" calcext:value-type="float">
            <text:p>-2.2861421885094</text:p>
          </table:table-cell>
          <table:table-cell office:value-type="float" office:value="398.834061502961" calcext:value-type="float">
            <text:p>398.83406150296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874657890853099" calcext:value-type="float">
            <text:p>0.874657890853099</text:p>
          </table:table-cell>
          <table:table-cell office:value-type="float" office:value="399.921527292046" calcext:value-type="float">
            <text:p>399.92152729204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216549556621902" calcext:value-type="float">
            <text:p>-0.216549556621902</text:p>
          </table:table-cell>
          <table:table-cell office:value-type="float" office:value="400.899872336384" calcext:value-type="float">
            <text:p>400.89987233638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0026313024730723" calcext:value-type="float">
            <text:p>0.002631302473072</text:p>
          </table:table-cell>
          <table:table-cell office:value-type="float" office:value="401.900135466631" calcext:value-type="float">
            <text:p>401.90013546663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77753555109041" calcext:value-type="float">
            <text:p>-1.77753555109041</text:p>
          </table:table-cell>
          <table:table-cell office:value-type="float" office:value="402.722381911522" calcext:value-type="float">
            <text:p>402.72238191152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916111585250526" calcext:value-type="float">
            <text:p>-0.916111585250526</text:p>
          </table:table-cell>
          <table:table-cell office:value-type="float" office:value="403.630770752997" calcext:value-type="float">
            <text:p>403.63077075299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952214632939907" calcext:value-type="float">
            <text:p>-0.952214632939907</text:p>
          </table:table-cell>
          <table:table-cell office:value-type="float" office:value="404.535549289703" calcext:value-type="float">
            <text:p>404.53554928970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883874082800143" calcext:value-type="float">
            <text:p>-0.883874082800143</text:p>
          </table:table-cell>
          <table:table-cell office:value-type="float" office:value="405.447161881423" calcext:value-type="float">
            <text:p>405.44716188142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2.25031479565491" calcext:value-type="float">
            <text:p>2.25031479565491</text:p>
          </table:table-cell>
          <table:table-cell office:value-type="float" office:value="406.672193360988" calcext:value-type="float">
            <text:p>406.67219336098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952177380706974" calcext:value-type="float">
            <text:p>0.952177380706974</text:p>
          </table:table-cell>
          <table:table-cell office:value-type="float" office:value="407.767411099059" calcext:value-type="float">
            <text:p>407.76741109905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554327919014013" calcext:value-type="float">
            <text:p>0.554327919014013</text:p>
          </table:table-cell>
          <table:table-cell office:value-type="float" office:value="408.82284389096" calcext:value-type="float">
            <text:p>408.8228438909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18746265070019" calcext:value-type="float">
            <text:p>0.18746265070019</text:p>
          </table:table-cell>
          <table:table-cell office:value-type="float" office:value="409.841590156031" calcext:value-type="float">
            <text:p>409.84159015603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138323722540169" calcext:value-type="float">
            <text:p>-0.138323722540169</text:p>
          </table:table-cell>
          <table:table-cell office:value-type="float" office:value="410.827757783776" calcext:value-type="float">
            <text:p>410.82775778377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0313499824845845" calcext:value-type="float">
            <text:p>0.031349982484585</text:p>
          </table:table-cell>
          <table:table-cell office:value-type="float" office:value="411.830892782025" calcext:value-type="float">
            <text:p>411.83089278202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937335402762386" calcext:value-type="float">
            <text:p>-0.937335402762386</text:p>
          </table:table-cell>
          <table:table-cell office:value-type="float" office:value="412.737159241749" calcext:value-type="float">
            <text:p>412.73715924174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652103564576324" calcext:value-type="float">
            <text:p>-0.652103564576324</text:p>
          </table:table-cell>
          <table:table-cell office:value-type="float" office:value="413.671948885291" calcext:value-type="float">
            <text:p>413.67194888529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78701543472401" calcext:value-type="float">
            <text:p>0.78701543472401</text:p>
          </table:table-cell>
          <table:table-cell office:value-type="float" office:value="414.750650428764" calcext:value-type="float">
            <text:p>414.75065042876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2.37563933615994" calcext:value-type="float">
            <text:p>-2.37563933615994</text:p>
          </table:table-cell>
          <table:table-cell office:value-type="float" office:value="415.513086495147" calcext:value-type="float">
            <text:p>415.51308649514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45482311961503" calcext:value-type="float">
            <text:p>-1.45482311961503</text:p>
          </table:table-cell>
          <table:table-cell office:value-type="float" office:value="416.367604183186" calcext:value-type="float">
            <text:p>416.36760418318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2.45472459574045" calcext:value-type="float">
            <text:p>2.45472459574045</text:p>
          </table:table-cell>
          <table:table-cell office:value-type="float" office:value="417.61307664276" calcext:value-type="float">
            <text:p>417.6130766427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395022249752268" calcext:value-type="float">
            <text:p>0.395022249752268</text:p>
          </table:table-cell>
          <table:table-cell office:value-type="float" office:value="418.652578867735" calcext:value-type="float">
            <text:p>418.65257886773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717981817614685" calcext:value-type="float">
            <text:p>0.717981817614685</text:p>
          </table:table-cell>
          <table:table-cell office:value-type="float" office:value="419.724377049497" calcext:value-type="float">
            <text:p>419.72437704949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547930154355256" calcext:value-type="float">
            <text:p>0.547930154355256</text:p>
          </table:table-cell>
          <table:table-cell office:value-type="float" office:value="420.779170064932" calcext:value-type="float">
            <text:p>420.77917006493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943870135495849" calcext:value-type="float">
            <text:p>-0.943870135495849</text:p>
          </table:table-cell>
          <table:table-cell office:value-type="float" office:value="421.684783051383" calcext:value-type="float">
            <text:p>421.68478305138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2.5937645548822" calcext:value-type="float">
            <text:p>2.5937645548822</text:p>
          </table:table-cell>
          <table:table-cell office:value-type="float" office:value="422.944159506871" calcext:value-type="float">
            <text:p>422.94415950687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828725326421194" calcext:value-type="float">
            <text:p>-0.828725326421194</text:p>
          </table:table-cell>
          <table:table-cell office:value-type="float" office:value="423.861286974229" calcext:value-type="float">
            <text:p>423.86128697422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98879020683131" calcext:value-type="float">
            <text:p>-0.98879020683131</text:p>
          </table:table-cell>
          <table:table-cell office:value-type="float" office:value="424.762407953546" calcext:value-type="float">
            <text:p>424.76240795354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266635991611261" calcext:value-type="float">
            <text:p>0.266635991611261</text:p>
          </table:table-cell>
          <table:table-cell office:value-type="float" office:value="425.789071552707" calcext:value-type="float">
            <text:p>425.78907155270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332618786148032" calcext:value-type="float">
            <text:p>-0.332618786148032</text:p>
          </table:table-cell>
          <table:table-cell office:value-type="float" office:value="426.755809674092" calcext:value-type="float">
            <text:p>426.75580967409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801078600195722" calcext:value-type="float">
            <text:p>0.801078600195722</text:p>
          </table:table-cell>
          <table:table-cell office:value-type="float" office:value="427.835917534112" calcext:value-type="float">
            <text:p>427.83591753411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1890236956621" calcext:value-type="float">
            <text:p>1.1890236956621</text:p>
          </table:table-cell>
          <table:table-cell office:value-type="float" office:value="428.954819903678" calcext:value-type="float">
            <text:p>428.95481990367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35162844159598" calcext:value-type="float">
            <text:p>1.35162844159598</text:p>
          </table:table-cell>
          <table:table-cell office:value-type="float" office:value="430.089982747837" calcext:value-type="float">
            <text:p>430.08998274783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30368889765625" calcext:value-type="float">
            <text:p>-1.30368889765625</text:p>
          </table:table-cell>
          <table:table-cell office:value-type="float" office:value="430.959613858072" calcext:value-type="float">
            <text:p>430.95961385807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241602312518098" calcext:value-type="float">
            <text:p>0.241602312518098</text:p>
          </table:table-cell>
          <table:table-cell office:value-type="float" office:value="431.983774089324" calcext:value-type="float">
            <text:p>431.98377408932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643422767535858" calcext:value-type="float">
            <text:p>0.643422767535858</text:p>
          </table:table-cell>
          <table:table-cell office:value-type="float" office:value="433.048116366077" calcext:value-type="float">
            <text:p>433.04811636607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35097248228142" calcext:value-type="float">
            <text:p>-1.35097248228142</text:p>
          </table:table-cell>
          <table:table-cell office:value-type="float" office:value="433.913019117849" calcext:value-type="float">
            <text:p>433.91301911784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2.02272969674991" calcext:value-type="float">
            <text:p>-2.02272969674991</text:p>
          </table:table-cell>
          <table:table-cell office:value-type="float" office:value="434.710746148174" calcext:value-type="float">
            <text:p>434.71074614817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757576511646216" calcext:value-type="float">
            <text:p>-0.757576511646216</text:p>
          </table:table-cell>
          <table:table-cell office:value-type="float" office:value="435.634988497009" calcext:value-type="float">
            <text:p>435.63498849700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2.63239886040852" calcext:value-type="float">
            <text:p>2.63239886040852</text:p>
          </table:table-cell>
          <table:table-cell office:value-type="float" office:value="436.89822838305" calcext:value-type="float">
            <text:p>436.8982283830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429261146592852" calcext:value-type="float">
            <text:p>-0.429261146592852</text:p>
          </table:table-cell>
          <table:table-cell office:value-type="float" office:value="437.855302268391" calcext:value-type="float">
            <text:p>437.85530226839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2.12408178764043" calcext:value-type="float">
            <text:p>2.12408178764043</text:p>
          </table:table-cell>
          <table:table-cell office:value-type="float" office:value="439.067710447155" calcext:value-type="float">
            <text:p>439.06771044715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781155317078628" calcext:value-type="float">
            <text:p>-0.781155317078628</text:p>
          </table:table-cell>
          <table:table-cell office:value-type="float" office:value="439.989594915447" calcext:value-type="float">
            <text:p>439.98959491544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212740063709553" calcext:value-type="float">
            <text:p>-0.212740063709553</text:p>
          </table:table-cell>
          <table:table-cell office:value-type="float" office:value="440.968320909076" calcext:value-type="float">
            <text:p>440.96832090907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829371673645917" calcext:value-type="float">
            <text:p>-0.829371673645917</text:p>
          </table:table-cell>
          <table:table-cell office:value-type="float" office:value="441.885383741712" calcext:value-type="float">
            <text:p>441.88538374171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0735408885175373" calcext:value-type="float">
            <text:p>0.073540888517537</text:p>
          </table:table-cell>
          <table:table-cell office:value-type="float" office:value="442.892737830563" calcext:value-type="float">
            <text:p>442.89273783056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939243463787264" calcext:value-type="float">
            <text:p>-0.939243463787264</text:p>
          </table:table-cell>
          <table:table-cell office:value-type="float" office:value="443.798813484185" calcext:value-type="float">
            <text:p>443.79881348418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34965861139549" calcext:value-type="float">
            <text:p>-1.34965861139549</text:p>
          </table:table-cell>
          <table:table-cell office:value-type="float" office:value="444.663847623045" calcext:value-type="float">
            <text:p>444.66384762304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163304253157675" calcext:value-type="float">
            <text:p>0.163304253157675</text:p>
          </table:table-cell>
          <table:table-cell office:value-type="float" office:value="445.680178048361" calcext:value-type="float">
            <text:p>445.68017804836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24487638235038" calcext:value-type="float">
            <text:p>-1.24487638235038</text:p>
          </table:table-cell>
          <table:table-cell office:value-type="float" office:value="446.555690410126" calcext:value-type="float">
            <text:p>446.5556904101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368734398014926" calcext:value-type="float">
            <text:p>-0.368734398014926</text:p>
          </table:table-cell>
          <table:table-cell office:value-type="float" office:value="447.518816970324" calcext:value-type="float">
            <text:p>447.51881697032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256964711085" calcext:value-type="float">
            <text:p>0.256964711085</text:p>
          </table:table-cell>
          <table:table-cell office:value-type="float" office:value="448.544513441433" calcext:value-type="float">
            <text:p>448.54451344143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401990665357416" calcext:value-type="float">
            <text:p>-0.401990665357416</text:p>
          </table:table-cell>
          <table:table-cell office:value-type="float" office:value="449.504314374897" calcext:value-type="float">
            <text:p>449.50431437489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691708321157903" calcext:value-type="float">
            <text:p>-0.691708321157903</text:p>
          </table:table-cell>
          <table:table-cell office:value-type="float" office:value="450.435143542781" calcext:value-type="float">
            <text:p>450.43514354278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0899561994843153" calcext:value-type="float">
            <text:p>-0.089956199484315</text:p>
          </table:table-cell>
          <table:table-cell office:value-type="float" office:value="451.426147922833" calcext:value-type="float">
            <text:p>451.42614792283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114703306299785" calcext:value-type="float">
            <text:p>0.114703306299785</text:p>
          </table:table-cell>
          <table:table-cell office:value-type="float" office:value="452.437618253463" calcext:value-type="float">
            <text:p>452.43761825346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66344816797609" calcext:value-type="float">
            <text:p>-0.66344816797609</text:p>
          </table:table-cell>
          <table:table-cell office:value-type="float" office:value="453.371273436665" calcext:value-type="float">
            <text:p>453.37127343666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49328175147558" calcext:value-type="float">
            <text:p>0.49328175147558</text:p>
          </table:table-cell>
          <table:table-cell office:value-type="float" office:value="454.420601611813" calcext:value-type="float">
            <text:p>454.42060161181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298307113423054" calcext:value-type="float">
            <text:p>0.298307113423054</text:p>
          </table:table-cell>
          <table:table-cell office:value-type="float" office:value="455.450432323155" calcext:value-type="float">
            <text:p>455.45043232315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62792044973784" calcext:value-type="float">
            <text:p>-0.62792044973784</text:p>
          </table:table-cell>
          <table:table-cell office:value-type="float" office:value="456.387640278181" calcext:value-type="float">
            <text:p>456.38764027818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301837888366465" calcext:value-type="float">
            <text:p>-0.301837888366465</text:p>
          </table:table-cell>
          <table:table-cell office:value-type="float" office:value="457.357456489345" calcext:value-type="float">
            <text:p>457.35745648934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63575889188426" calcext:value-type="float">
            <text:p>1.63575889188426</text:p>
          </table:table-cell>
          <table:table-cell office:value-type="float" office:value="458.521032378533" calcext:value-type="float">
            <text:p>458.52103237853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900431710126351" calcext:value-type="float">
            <text:p>0.900431710126351</text:p>
          </table:table-cell>
          <table:table-cell office:value-type="float" office:value="459.611075549546" calcext:value-type="float">
            <text:p>459.61107554954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0764373503927472" calcext:value-type="float">
            <text:p>-0.076437350392747</text:p>
          </table:table-cell>
          <table:table-cell office:value-type="float" office:value="460.603431814506" calcext:value-type="float">
            <text:p>460.60343181450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140573766151122" calcext:value-type="float">
            <text:p>0.140573766151122</text:p>
          </table:table-cell>
          <table:table-cell office:value-type="float" office:value="461.617489191122" calcext:value-type="float">
            <text:p>461.61748919112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922654815377787" calcext:value-type="float">
            <text:p>0.922654815377787</text:p>
          </table:table-cell>
          <table:table-cell office:value-type="float" office:value="462.709754672659" calcext:value-type="float">
            <text:p>462.70975467265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10007796079255" calcext:value-type="float">
            <text:p>-1.10007796079255</text:p>
          </table:table-cell>
          <table:table-cell office:value-type="float" office:value="463.59974687658" calcext:value-type="float">
            <text:p>463.5997468765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630781936268583" calcext:value-type="float">
            <text:p>-0.630781936268583</text:p>
          </table:table-cell>
          <table:table-cell office:value-type="float" office:value="464.536668682953" calcext:value-type="float">
            <text:p>464.53666868295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0814935015168095" calcext:value-type="float">
            <text:p>-0.08149350151681</text:p>
          </table:table-cell>
          <table:table-cell office:value-type="float" office:value="465.528519332802" calcext:value-type="float">
            <text:p>465.52851933280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2.39179305884669" calcext:value-type="float">
            <text:p>-2.39179305884669</text:p>
          </table:table-cell>
          <table:table-cell office:value-type="float" office:value="466.289340026917" calcext:value-type="float">
            <text:p>466.28934002691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49812218387521" calcext:value-type="float">
            <text:p>0.49812218387521</text:p>
          </table:table-cell>
          <table:table-cell office:value-type="float" office:value="467.339152245304" calcext:value-type="float">
            <text:p>467.33915224530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29593112378513" calcext:value-type="float">
            <text:p>-1.29593112378513</text:p>
          </table:table-cell>
          <table:table-cell office:value-type="float" office:value="468.209559132926" calcext:value-type="float">
            <text:p>468.2095591329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07824847209689" calcext:value-type="float">
            <text:p>1.07824847209689</text:p>
          </table:table-cell>
          <table:table-cell office:value-type="float" office:value="469.317383980136" calcext:value-type="float">
            <text:p>469.31738398013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2536825035149" calcext:value-type="float">
            <text:p>1.2536825035149</text:p>
          </table:table-cell>
          <table:table-cell office:value-type="float" office:value="470.442752230487" calcext:value-type="float">
            <text:p>470.44275223048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42440311046233" calcext:value-type="float">
            <text:p>1.42440311046233</text:p>
          </table:table-cell>
          <table:table-cell office:value-type="float" office:value="471.585192541533" calcext:value-type="float">
            <text:p>471.58519254153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963778440650352" calcext:value-type="float">
            <text:p>-0.963778440650352</text:p>
          </table:table-cell>
          <table:table-cell office:value-type="float" office:value="472.488814697468" calcext:value-type="float">
            <text:p>472.48881469746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244527173424403" calcext:value-type="float">
            <text:p>-0.244527173424403</text:p>
          </table:table-cell>
          <table:table-cell office:value-type="float" office:value="473.464361980126" calcext:value-type="float">
            <text:p>473.4643619801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713415673203026" calcext:value-type="float">
            <text:p>0.713415673203026</text:p>
          </table:table-cell>
          <table:table-cell office:value-type="float" office:value="474.535703547446" calcext:value-type="float">
            <text:p>474.53570354744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580156048853668" calcext:value-type="float">
            <text:p>0.580156048853668</text:p>
          </table:table-cell>
          <table:table-cell office:value-type="float" office:value="475.593719152332" calcext:value-type="float">
            <text:p>475.59371915233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839578105674592" calcext:value-type="float">
            <text:p>-0.839578105674592</text:p>
          </table:table-cell>
          <table:table-cell office:value-type="float" office:value="476.509761341764" calcext:value-type="float">
            <text:p>476.50976134176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1533262056795" calcext:value-type="float">
            <text:p>-1.1533262056795</text:p>
          </table:table-cell>
          <table:table-cell office:value-type="float" office:value="477.394428721196" calcext:value-type="float">
            <text:p>477.39442872119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3.46914905078049" calcext:value-type="float">
            <text:p>3.46914905078049</text:p>
          </table:table-cell>
          <table:table-cell office:value-type="float" office:value="478.741343626274" calcext:value-type="float">
            <text:p>478.74134362627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09043628281434" calcext:value-type="float">
            <text:p>1.09043628281434</text:p>
          </table:table-cell>
          <table:table-cell office:value-type="float" office:value="479.850387254556" calcext:value-type="float">
            <text:p>479.85038725455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224838705034123" calcext:value-type="float">
            <text:p>-0.224838705034123</text:p>
          </table:table-cell>
          <table:table-cell office:value-type="float" office:value="480.827903384052" calcext:value-type="float">
            <text:p>480.82790338405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573286049558344" calcext:value-type="float">
            <text:p>-0.573286049558344</text:p>
          </table:table-cell>
          <table:table-cell office:value-type="float" office:value="481.770574779096" calcext:value-type="float">
            <text:p>481.77057477909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302821421715922" calcext:value-type="float">
            <text:p>-0.302821421715922</text:p>
          </table:table-cell>
          <table:table-cell office:value-type="float" office:value="482.740292636925" calcext:value-type="float">
            <text:p>482.74029263692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13793122532332" calcext:value-type="float">
            <text:p>1.13793122532332</text:p>
          </table:table-cell>
          <table:table-cell office:value-type="float" office:value="483.854085759457" calcext:value-type="float">
            <text:p>483.85408575945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482165953975881" calcext:value-type="float">
            <text:p>-0.482165953975881</text:p>
          </table:table-cell>
          <table:table-cell office:value-type="float" office:value="484.805869164059" calcext:value-type="float">
            <text:p>484.80586916405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428211530060823" calcext:value-type="float">
            <text:p>0.428211530060823</text:p>
          </table:table-cell>
          <table:table-cell office:value-type="float" office:value="485.848690317066" calcext:value-type="float">
            <text:p>485.84869031706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2.0896731687748" calcext:value-type="float">
            <text:p>-2.0896731687748</text:p>
          </table:table-cell>
          <table:table-cell office:value-type="float" office:value="486.639723000188" calcext:value-type="float">
            <text:p>486.63972300018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580273362128737" calcext:value-type="float">
            <text:p>-0.580273362128737</text:p>
          </table:table-cell>
          <table:table-cell office:value-type="float" office:value="487.581695663975" calcext:value-type="float">
            <text:p>487.58169566397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2.47077775962528" calcext:value-type="float">
            <text:p>-2.47077775962528</text:p>
          </table:table-cell>
          <table:table-cell office:value-type="float" office:value="488.334617888013" calcext:value-type="float">
            <text:p>488.33461788801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453674666631098" calcext:value-type="float">
            <text:p>0.453674666631098</text:p>
          </table:table-cell>
          <table:table-cell office:value-type="float" office:value="489.379985354676" calcext:value-type="float">
            <text:p>489.37998535467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232923840249471" calcext:value-type="float">
            <text:p>0.232923840249471</text:p>
          </table:table-cell>
          <table:table-cell office:value-type="float" office:value="490.403277738701" calcext:value-type="float">
            <text:p>490.40327773870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05930364299487" calcext:value-type="float">
            <text:p>1.05930364299487</text:p>
          </table:table-cell>
          <table:table-cell office:value-type="float" office:value="491.509208103" calcext:value-type="float">
            <text:p>491.50920810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0903572449255635" calcext:value-type="float">
            <text:p>0.090357244925564</text:p>
          </table:table-cell>
          <table:table-cell office:value-type="float" office:value="492.518243827493" calcext:value-type="float">
            <text:p>492.51824382749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981189449687141" calcext:value-type="float">
            <text:p>-0.981189449687141</text:p>
          </table:table-cell>
          <table:table-cell office:value-type="float" office:value="493.420124882524" calcext:value-type="float">
            <text:p>493.42012488252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156459823353432" calcext:value-type="float">
            <text:p>-0.156459823353432</text:p>
          </table:table-cell>
          <table:table-cell office:value-type="float" office:value="494.404478900189" calcext:value-type="float">
            <text:p>494.40447890018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534520637775777" calcext:value-type="float">
            <text:p>-0.534520637775777</text:p>
          </table:table-cell>
          <table:table-cell office:value-type="float" office:value="495.351026836411" calcext:value-type="float">
            <text:p>495.35102683641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56333993007885" calcext:value-type="float">
            <text:p>-0.56333993007885</text:p>
          </table:table-cell>
          <table:table-cell office:value-type="float" office:value="496.294692843403" calcext:value-type="float">
            <text:p>496.29469284340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153413117785583" calcext:value-type="float">
            <text:p>0.153413117785583</text:p>
          </table:table-cell>
          <table:table-cell office:value-type="float" office:value="497.310034155182" calcext:value-type="float">
            <text:p>497.31003415518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395871190990727" calcext:value-type="float">
            <text:p>0.395871190990727</text:p>
          </table:table-cell>
          <table:table-cell office:value-type="float" office:value="498.349621274281" calcext:value-type="float">
            <text:p>498.34962127428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10559390466099" calcext:value-type="float">
            <text:p>1.10559390466099</text:p>
          </table:table-cell>
          <table:table-cell office:value-type="float" office:value="499.460180664747" calcext:value-type="float">
            <text:p>499.46018066474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973157512518939" calcext:value-type="float">
            <text:p>0.973157512518939</text:p>
          </table:table-cell>
          <table:table-cell office:value-type="float" office:value="500.557496415999" calcext:value-type="float">
            <text:p>500.55749641599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02556706312007" calcext:value-type="float">
            <text:p>1.02556706312007</text:p>
          </table:table-cell>
          <table:table-cell office:value-type="float" office:value="501.660053122311" calcext:value-type="float">
            <text:p>501.66005312231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987698736998226" calcext:value-type="float">
            <text:p>-0.987698736998226</text:p>
          </table:table-cell>
          <table:table-cell office:value-type="float" office:value="502.561283248611" calcext:value-type="float">
            <text:p>502.56128324861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31255490295999" calcext:value-type="float">
            <text:p>-1.31255490295999</text:p>
          </table:table-cell>
          <table:table-cell office:value-type="float" office:value="503.430027758315" calcext:value-type="float">
            <text:p>503.43002775831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256626763870138" calcext:value-type="float">
            <text:p>0.256626763870138</text:p>
          </table:table-cell>
          <table:table-cell office:value-type="float" office:value="504.455690434702" calcext:value-type="float">
            <text:p>504.45569043470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09231900290337" calcext:value-type="float">
            <text:p>1.09231900290337</text:p>
          </table:table-cell>
          <table:table-cell office:value-type="float" office:value="505.564922334992" calcext:value-type="float">
            <text:p>505.56492233499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0635456050585" calcext:value-type="float">
            <text:p>1.0635456050585</text:p>
          </table:table-cell>
          <table:table-cell office:value-type="float" office:value="506.671276895498" calcext:value-type="float">
            <text:p>506.67127689549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06434487166842" calcext:value-type="float">
            <text:p>1.06434487166842</text:p>
          </table:table-cell>
          <table:table-cell office:value-type="float" office:value="507.777711382665" calcext:value-type="float">
            <text:p>507.77771138266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477580152366788" calcext:value-type="float">
            <text:p>-0.477580152366788</text:p>
          </table:table-cell>
          <table:table-cell office:value-type="float" office:value="508.729953367428" calcext:value-type="float">
            <text:p>508.72995336742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537933036504055" calcext:value-type="float">
            <text:p>-0.537933036504055</text:p>
          </table:table-cell>
          <table:table-cell office:value-type="float" office:value="509.676160063778" calcext:value-type="float">
            <text:p>509.67616006377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204099353171653" calcext:value-type="float">
            <text:p>0.204099353171653</text:p>
          </table:table-cell>
          <table:table-cell office:value-type="float" office:value="510.696569999095" calcext:value-type="float">
            <text:p>510.69656999909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0183358122276904" calcext:value-type="float">
            <text:p>0.01833581222769</text:p>
          </table:table-cell>
          <table:table-cell office:value-type="float" office:value="511.698403580318" calcext:value-type="float">
            <text:p>511.69840358031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2.00285347023609" calcext:value-type="float">
            <text:p>-2.00285347023609</text:p>
          </table:table-cell>
          <table:table-cell office:value-type="float" office:value="512.498118233294" calcext:value-type="float">
            <text:p>512.49811823329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709690108578013" calcext:value-type="float">
            <text:p>0.709690108578013</text:p>
          </table:table-cell>
          <table:table-cell office:value-type="float" office:value="513.569087244152" calcext:value-type="float">
            <text:p>513.56908724415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293012340996994" calcext:value-type="float">
            <text:p>-0.293012340996994</text:p>
          </table:table-cell>
          <table:table-cell office:value-type="float" office:value="514.539786010052" calcext:value-type="float">
            <text:p>514.53978601005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11996424033402" calcext:value-type="float">
            <text:p>1.11996424033402</text:p>
          </table:table-cell>
          <table:table-cell office:value-type="float" office:value="515.651782434086" calcext:value-type="float">
            <text:p>515.65178243408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07278814853051" calcext:value-type="float">
            <text:p>-1.07278814853051</text:p>
          </table:table-cell>
          <table:table-cell office:value-type="float" office:value="516.544503619233" calcext:value-type="float">
            <text:p>516.54450361923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584283319351567" calcext:value-type="float">
            <text:p>-0.584283319351567</text:p>
          </table:table-cell>
          <table:table-cell office:value-type="float" office:value="517.486075287297" calcext:value-type="float">
            <text:p>517.48607528729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910609407139606" calcext:value-type="float">
            <text:p>-0.910609407139606</text:p>
          </table:table-cell>
          <table:table-cell office:value-type="float" office:value="518.395014346583" calcext:value-type="float">
            <text:p>518.39501434658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0954475025430054" calcext:value-type="float">
            <text:p>0.095447502543005</text:p>
          </table:table-cell>
          <table:table-cell office:value-type="float" office:value="519.404559096838" calcext:value-type="float">
            <text:p>519.40455909683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06174422948206" calcext:value-type="float">
            <text:p>-1.06174422948206</text:p>
          </table:table-cell>
          <table:table-cell office:value-type="float" office:value="520.29838467389" calcext:value-type="float">
            <text:p>520.2983846738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717496902583218" calcext:value-type="float">
            <text:p>-0.717496902583218</text:p>
          </table:table-cell>
          <table:table-cell office:value-type="float" office:value="521.226634983631" calcext:value-type="float">
            <text:p>521.22663498363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919614723335312" calcext:value-type="float">
            <text:p>0.919614723335312</text:p>
          </table:table-cell>
          <table:table-cell office:value-type="float" office:value="522.318596455965" calcext:value-type="float">
            <text:p>522.31859645596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2.87701515285684" calcext:value-type="float">
            <text:p>2.87701515285684</text:p>
          </table:table-cell>
          <table:table-cell office:value-type="float" office:value="523.60629797125" calcext:value-type="float">
            <text:p>523.6062979712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15409478924636" calcext:value-type="float">
            <text:p>-1.15409478924636</text:p>
          </table:table-cell>
          <table:table-cell office:value-type="float" office:value="524.490888492326" calcext:value-type="float">
            <text:p>524.4908884923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0670123447838568" calcext:value-type="float">
            <text:p>-0.067012344783857</text:p>
          </table:table-cell>
          <table:table-cell office:value-type="float" office:value="525.484187257847" calcext:value-type="float">
            <text:p>525.48418725784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688320232876903" calcext:value-type="float">
            <text:p>0.688320232876903</text:p>
          </table:table-cell>
          <table:table-cell office:value-type="float" office:value="526.553019281135" calcext:value-type="float">
            <text:p>526.55301928113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30013445127083" calcext:value-type="float">
            <text:p>-1.30013445127083</text:p>
          </table:table-cell>
          <table:table-cell office:value-type="float" office:value="527.423005836008" calcext:value-type="float">
            <text:p>527.42300583600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554404245096207" calcext:value-type="float">
            <text:p>0.554404245096207</text:p>
          </table:table-cell>
          <table:table-cell office:value-type="float" office:value="528.478446260517" calcext:value-type="float">
            <text:p>528.47844626051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136115419118521" calcext:value-type="float">
            <text:p>-0.136115419118521</text:p>
          </table:table-cell>
          <table:table-cell office:value-type="float" office:value="529.464834718606" calcext:value-type="float">
            <text:p>529.46483471860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07810825891327" calcext:value-type="float">
            <text:p>-1.07810825891327</text:p>
          </table:table-cell>
          <table:table-cell office:value-type="float" office:value="530.357023892714" calcext:value-type="float">
            <text:p>530.35702389271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689768849589671" calcext:value-type="float">
            <text:p>0.689768849589671</text:p>
          </table:table-cell>
          <table:table-cell office:value-type="float" office:value="531.426000777673" calcext:value-type="float">
            <text:p>531.42600077767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459961725645168" calcext:value-type="float">
            <text:p>0.459961725645168</text:p>
          </table:table-cell>
          <table:table-cell office:value-type="float" office:value="532.471996950238" calcext:value-type="float">
            <text:p>532.47199695023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795055285799499" calcext:value-type="float">
            <text:p>0.795055285799499</text:p>
          </table:table-cell>
          <table:table-cell office:value-type="float" office:value="533.551502478818" calcext:value-type="float">
            <text:p>533.55150247881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621511450429186" calcext:value-type="float">
            <text:p>0.621511450429186</text:p>
          </table:table-cell>
          <table:table-cell office:value-type="float" office:value="534.613653623861" calcext:value-type="float">
            <text:p>534.61365362386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687273479138428" calcext:value-type="float">
            <text:p>0.687273479138428</text:p>
          </table:table-cell>
          <table:table-cell office:value-type="float" office:value="535.682380971774" calcext:value-type="float">
            <text:p>535.68238097177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373857738352295" calcext:value-type="float">
            <text:p>-0.373857738352295</text:p>
          </table:table-cell>
          <table:table-cell office:value-type="float" office:value="536.644995197939" calcext:value-type="float">
            <text:p>536.64499519793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16228804050842" calcext:value-type="float">
            <text:p>-1.16228804050842</text:p>
          </table:table-cell>
          <table:table-cell office:value-type="float" office:value="537.528766393888" calcext:value-type="float">
            <text:p>537.52876639388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2288129927634" calcext:value-type="float">
            <text:p>-1.2288129927634</text:p>
          </table:table-cell>
          <table:table-cell office:value-type="float" office:value="538.405885094612" calcext:value-type="float">
            <text:p>538.40588509461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07502661362866" calcext:value-type="float">
            <text:p>1.07502661362866</text:p>
          </table:table-cell>
          <table:table-cell office:value-type="float" office:value="539.513387755975" calcext:value-type="float">
            <text:p>539.51338775597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410518286808794" calcext:value-type="float">
            <text:p>0.410518286808794</text:p>
          </table:table-cell>
          <table:table-cell office:value-type="float" office:value="540.554439584656" calcext:value-type="float">
            <text:p>540.55443958465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0769716667883089" calcext:value-type="float">
            <text:p>-0.076971666788309</text:p>
          </table:table-cell>
          <table:table-cell office:value-type="float" office:value="541.546742417977" calcext:value-type="float">
            <text:p>541.54674241797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2010267636133" calcext:value-type="float">
            <text:p>-1.2010267636133</text:p>
          </table:table-cell>
          <table:table-cell office:value-type="float" office:value="542.426639741616" calcext:value-type="float">
            <text:p>542.42663974161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167786781879367" calcext:value-type="float">
            <text:p>-0.167786781879367</text:p>
          </table:table-cell>
          <table:table-cell office:value-type="float" office:value="543.409861063428" calcext:value-type="float">
            <text:p>543.40986106342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180640319261181" calcext:value-type="float">
            <text:p>-0.180640319261181</text:p>
          </table:table-cell>
          <table:table-cell office:value-type="float" office:value="544.391797031502" calcext:value-type="float">
            <text:p>544.39179703150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414991984273326" calcext:value-type="float">
            <text:p>0.414991984273326</text:p>
          </table:table-cell>
          <table:table-cell office:value-type="float" office:value="545.433296229929" calcext:value-type="float">
            <text:p>545.43329622992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15607676478233" calcext:value-type="float">
            <text:p>-0.15607676478233</text:p>
          </table:table-cell>
          <table:table-cell office:value-type="float" office:value="546.417688553451" calcext:value-type="float">
            <text:p>546.41768855345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26331562258147" calcext:value-type="float">
            <text:p>1.26331562258147</text:p>
          </table:table-cell>
          <table:table-cell office:value-type="float" office:value="547.544020115709" calcext:value-type="float">
            <text:p>547.54402011570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239701729395199" calcext:value-type="float">
            <text:p>-0.239701729395199</text:p>
          </table:table-cell>
          <table:table-cell office:value-type="float" office:value="548.52004994277" calcext:value-type="float">
            <text:p>548.5200499427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17973316703514" calcext:value-type="float">
            <text:p>1.17973316703514</text:p>
          </table:table-cell>
          <table:table-cell office:value-type="float" office:value="549.638023259473" calcext:value-type="float">
            <text:p>549.63802325947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0845419104700597" calcext:value-type="float">
            <text:p>0.08454191047006</text:p>
          </table:table-cell>
          <table:table-cell office:value-type="float" office:value="550.64647745052" calcext:value-type="float">
            <text:p>550.6464774505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612241025071236" calcext:value-type="float">
            <text:p>-0.612241025071236</text:p>
          </table:table-cell>
          <table:table-cell office:value-type="float" office:value="551.585253348013" calcext:value-type="float">
            <text:p>551.58525334801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2.05606138700196" calcext:value-type="float">
            <text:p>2.05606138700196</text:p>
          </table:table-cell>
          <table:table-cell office:value-type="float" office:value="552.790859486713" calcext:value-type="float">
            <text:p>552.79085948671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21930254969473" calcext:value-type="float">
            <text:p>-0.21930254969473</text:p>
          </table:table-cell>
          <table:table-cell office:value-type="float" office:value="553.768929231744" calcext:value-type="float">
            <text:p>553.76892923174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140058909779458" calcext:value-type="float">
            <text:p>-0.140058909779458</text:p>
          </table:table-cell>
          <table:table-cell office:value-type="float" office:value="554.754923340766" calcext:value-type="float">
            <text:p>554.75492334076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470851317527457" calcext:value-type="float">
            <text:p>-0.470851317527457</text:p>
          </table:table-cell>
          <table:table-cell office:value-type="float" office:value="555.707838209013" calcext:value-type="float">
            <text:p>555.70783820901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462389602358846" calcext:value-type="float">
            <text:p>-0.462389602358846</text:p>
          </table:table-cell>
          <table:table-cell office:value-type="float" office:value="556.661599248777" calcext:value-type="float">
            <text:p>556.66159924877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703277878725019" calcext:value-type="float">
            <text:p>0.703277878725019</text:p>
          </table:table-cell>
          <table:table-cell office:value-type="float" office:value="557.73192703665" calcext:value-type="float">
            <text:p>557.7319270366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73306827226274" calcext:value-type="float">
            <text:p>-1.73306827226274</text:p>
          </table:table-cell>
          <table:table-cell office:value-type="float" office:value="558.558620209424" calcext:value-type="float">
            <text:p>558.55862020942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1173712982428" calcext:value-type="float">
            <text:p>0.1173712982428</text:p>
          </table:table-cell>
          <table:table-cell office:value-type="float" office:value="559.570357339248" calcext:value-type="float">
            <text:p>559.57035733924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617323409379039" calcext:value-type="float">
            <text:p>-0.617323409379039</text:p>
          </table:table-cell>
          <table:table-cell office:value-type="float" office:value="560.50862499831" calcext:value-type="float">
            <text:p>560.5086249983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568221522833952" calcext:value-type="float">
            <text:p>0.568221522833952</text:p>
          </table:table-cell>
          <table:table-cell office:value-type="float" office:value="561.565447150593" calcext:value-type="float">
            <text:p>561.56544715059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629541313027421" calcext:value-type="float">
            <text:p>0.629541313027421</text:p>
          </table:table-cell>
          <table:table-cell office:value-type="float" office:value="562.628401281896" calcext:value-type="float">
            <text:p>562.62840128189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2.96813959369071" calcext:value-type="float">
            <text:p>2.96813959369071</text:p>
          </table:table-cell>
          <table:table-cell office:value-type="float" office:value="563.925215241265" calcext:value-type="float">
            <text:p>563.92521524126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10930736100839" calcext:value-type="float">
            <text:p>-0.10930736100839</text:p>
          </table:table-cell>
          <table:table-cell office:value-type="float" office:value="564.914284505164" calcext:value-type="float">
            <text:p>564.91428450516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41186379408396" calcext:value-type="float">
            <text:p>-1.41186379408396</text:p>
          </table:table-cell>
          <table:table-cell office:value-type="float" office:value="565.773098125756" calcext:value-type="float">
            <text:p>565.77309812575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472069291007295" calcext:value-type="float">
            <text:p>0.472069291007295</text:p>
          </table:table-cell>
          <table:table-cell office:value-type="float" office:value="566.820305054857" calcext:value-type="float">
            <text:p>566.82030505485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07741204789724" calcext:value-type="float">
            <text:p>-1.07741204789724</text:p>
          </table:table-cell>
          <table:table-cell office:value-type="float" office:value="567.712563850067" calcext:value-type="float">
            <text:p>567.71256385006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55349208718377" calcext:value-type="float">
            <text:p>-1.55349208718377</text:p>
          </table:table-cell>
          <table:table-cell office:value-type="float" office:value="568.557214641349" calcext:value-type="float">
            <text:p>568.55721464134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666513603551426" calcext:value-type="float">
            <text:p>0.666513603551426</text:p>
          </table:table-cell>
          <table:table-cell office:value-type="float" office:value="569.623866001704" calcext:value-type="float">
            <text:p>569.62386600170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63253657344588" calcext:value-type="float">
            <text:p>1.63253657344588</text:p>
          </table:table-cell>
          <table:table-cell office:value-type="float" office:value="570.787119659048" calcext:value-type="float">
            <text:p>570.78711965904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311096600929764" calcext:value-type="float">
            <text:p>0.311096600929764</text:p>
          </table:table-cell>
          <table:table-cell office:value-type="float" office:value="571.818229319141" calcext:value-type="float">
            <text:p>571.81822931914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749186231837858" calcext:value-type="float">
            <text:p>-0.749186231837858</text:p>
          </table:table-cell>
          <table:table-cell office:value-type="float" office:value="572.743310695958" calcext:value-type="float">
            <text:p>572.74331069595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422941624515297" calcext:value-type="float">
            <text:p>0.422941624515297</text:p>
          </table:table-cell>
          <table:table-cell office:value-type="float" office:value="573.785604858409" calcext:value-type="float">
            <text:p>573.78560485840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257933519138494" calcext:value-type="float">
            <text:p>0.257933519138494</text:p>
          </table:table-cell>
          <table:table-cell office:value-type="float" office:value="574.811398210323" calcext:value-type="float">
            <text:p>574.81139821032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55528402910301" calcext:value-type="float">
            <text:p>-1.55528402910301</text:p>
          </table:table-cell>
          <table:table-cell office:value-type="float" office:value="575.655869807413" calcext:value-type="float">
            <text:p>575.65586980741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20631621136627" calcext:value-type="float">
            <text:p>1.20631621136627</text:p>
          </table:table-cell>
          <table:table-cell office:value-type="float" office:value="576.776501428549" calcext:value-type="float">
            <text:p>576.77650142854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670997497430209" calcext:value-type="float">
            <text:p>0.670997497430209</text:p>
          </table:table-cell>
          <table:table-cell office:value-type="float" office:value="577.843601178292" calcext:value-type="float">
            <text:p>577.84360117829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636870353286016" calcext:value-type="float">
            <text:p>0.636870353286016</text:p>
          </table:table-cell>
          <table:table-cell office:value-type="float" office:value="578.907288213621" calcext:value-type="float">
            <text:p>578.90728821362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418027064935215" calcext:value-type="float">
            <text:p>0.418027064935215</text:p>
          </table:table-cell>
          <table:table-cell office:value-type="float" office:value="579.949090920115" calcext:value-type="float">
            <text:p>579.94909092011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2.46778142709892" calcext:value-type="float">
            <text:p>-2.46778142709892</text:p>
          </table:table-cell>
          <table:table-cell office:value-type="float" office:value="580.702312777405" calcext:value-type="float">
            <text:p>580.70231277740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526772131997191" calcext:value-type="float">
            <text:p>-0.526772131997191</text:p>
          </table:table-cell>
          <table:table-cell office:value-type="float" office:value="581.649635564205" calcext:value-type="float">
            <text:p>581.64963556420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795183562792375" calcext:value-type="float">
            <text:p>0.795183562792375</text:p>
          </table:table-cell>
          <table:table-cell office:value-type="float" office:value="582.729153920484" calcext:value-type="float">
            <text:p>582.72915392048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260873423815015" calcext:value-type="float">
            <text:p>0.260873423815015</text:p>
          </table:table-cell>
          <table:table-cell office:value-type="float" office:value="583.755241262866" calcext:value-type="float">
            <text:p>583.75524126286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363255690203411" calcext:value-type="float">
            <text:p>0.363255690203411</text:p>
          </table:table-cell>
          <table:table-cell office:value-type="float" office:value="584.791566831886" calcext:value-type="float">
            <text:p>584.79156683188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50960841235655" calcext:value-type="float">
            <text:p>1.50960841235655</text:p>
          </table:table-cell>
          <table:table-cell office:value-type="float" office:value="585.942527673122" calcext:value-type="float">
            <text:p>585.94252767312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85091641713159" calcext:value-type="float">
            <text:p>1.85091641713159</text:p>
          </table:table-cell>
          <table:table-cell office:value-type="float" office:value="587.127619314835" calcext:value-type="float">
            <text:p>587.12761931483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744688196468276" calcext:value-type="float">
            <text:p>0.744688196468276</text:p>
          </table:table-cell>
          <table:table-cell office:value-type="float" office:value="588.202088134482" calcext:value-type="float">
            <text:p>588.20208813448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52912687008638" calcext:value-type="float">
            <text:p>-1.52912687008638</text:p>
          </table:table-cell>
          <table:table-cell office:value-type="float" office:value="589.049175447473" calcext:value-type="float">
            <text:p>589.04917544747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65582516871072" calcext:value-type="float">
            <text:p>1.65582516871072</text:p>
          </table:table-cell>
          <table:table-cell office:value-type="float" office:value="590.214757964344" calcext:value-type="float">
            <text:p>590.21475796434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888901034930922" calcext:value-type="float">
            <text:p>0.888901034930922</text:p>
          </table:table-cell>
          <table:table-cell office:value-type="float" office:value="591.303648067837" calcext:value-type="float">
            <text:p>591.30364806783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34214191206345" calcext:value-type="float">
            <text:p>1.34214191206345</text:p>
          </table:table-cell>
          <table:table-cell office:value-type="float" office:value="592.437862259044" calcext:value-type="float">
            <text:p>592.43786225904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20906174597935" calcext:value-type="float">
            <text:p>1.20906174597935</text:p>
          </table:table-cell>
          <table:table-cell office:value-type="float" office:value="593.558768433642" calcext:value-type="float">
            <text:p>593.55876843364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5316702019428" calcext:value-type="float">
            <text:p>0.5316702019428</text:p>
          </table:table-cell>
          <table:table-cell office:value-type="float" office:value="594.611935453836" calcext:value-type="float">
            <text:p>594.61193545383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78966422615335" calcext:value-type="float">
            <text:p>1.78966422615335</text:p>
          </table:table-cell>
          <table:table-cell office:value-type="float" office:value="595.790901876451" calcext:value-type="float">
            <text:p>595.79090187645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82361702216243" calcext:value-type="float">
            <text:p>-1.82361702216243</text:p>
          </table:table-cell>
          <table:table-cell office:value-type="float" office:value="596.608540174235" calcext:value-type="float">
            <text:p>596.60854017423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719673409307798" calcext:value-type="float">
            <text:p>-0.719673409307798</text:p>
          </table:table-cell>
          <table:table-cell office:value-type="float" office:value="597.536572833304" calcext:value-type="float">
            <text:p>597.53657283330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71408650511364" calcext:value-type="float">
            <text:p>1.71408650511364</text:p>
          </table:table-cell>
          <table:table-cell office:value-type="float" office:value="598.707981483815" calcext:value-type="float">
            <text:p>598.70798148381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00848147058061077" calcext:value-type="float">
            <text:p>0.008481470580611</text:p>
          </table:table-cell>
          <table:table-cell office:value-type="float" office:value="599.708829630873" calcext:value-type="float">
            <text:p>599.70882963087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93974616612954" calcext:value-type="float">
            <text:p>0.93974616612954</text:p>
          </table:table-cell>
          <table:table-cell office:value-type="float" office:value="600.802804247486" calcext:value-type="float">
            <text:p>600.80280424748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492335769144252" calcext:value-type="float">
            <text:p>0.492335769144252</text:p>
          </table:table-cell>
          <table:table-cell office:value-type="float" office:value="601.852037824401" calcext:value-type="float">
            <text:p>601.85203782440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43916450572196" calcext:value-type="float">
            <text:p>0.43916450572196</text:p>
          </table:table-cell>
          <table:table-cell office:value-type="float" office:value="602.895954274973" calcext:value-type="float">
            <text:p>602.89595427497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01667524280657" calcext:value-type="float">
            <text:p>-1.01667524280657</text:p>
          </table:table-cell>
          <table:table-cell office:value-type="float" office:value="603.794286750692" calcext:value-type="float">
            <text:p>603.79428675069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23858325101842" calcext:value-type="float">
            <text:p>1.23858325101842</text:p>
          </table:table-cell>
          <table:table-cell office:value-type="float" office:value="604.918145075794" calcext:value-type="float">
            <text:p>604.91814507579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951762001131048" calcext:value-type="float">
            <text:p>0.951762001131048</text:p>
          </table:table-cell>
          <table:table-cell office:value-type="float" office:value="606.013321275907" calcext:value-type="float">
            <text:p>606.01332127590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142046087924428" calcext:value-type="float">
            <text:p>-0.142046087924428</text:p>
          </table:table-cell>
          <table:table-cell office:value-type="float" office:value="606.999116667115" calcext:value-type="float">
            <text:p>606.99911666711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606404186831383" calcext:value-type="float">
            <text:p>-0.606404186831383</text:p>
          </table:table-cell>
          <table:table-cell office:value-type="float" office:value="607.938476248432" calcext:value-type="float">
            <text:p>607.93847624843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29315219297798" calcext:value-type="float">
            <text:p>1.29315219297798</text:p>
          </table:table-cell>
          <table:table-cell office:value-type="float" office:value="609.06779146773" calcext:value-type="float">
            <text:p>609.0677914677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2.12461864324184" calcext:value-type="float">
            <text:p>-2.12461864324184</text:p>
          </table:table-cell>
          <table:table-cell office:value-type="float" office:value="609.855329603405" calcext:value-type="float">
            <text:p>609.85532960340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409301735208011" calcext:value-type="float">
            <text:p>0.409301735208011</text:p>
          </table:table-cell>
          <table:table-cell office:value-type="float" office:value="610.896259776926" calcext:value-type="float">
            <text:p>610.8962597769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0569410409371568" calcext:value-type="float">
            <text:p>-0.056941040937157</text:p>
          </table:table-cell>
          <table:table-cell office:value-type="float" office:value="611.890565672833" calcext:value-type="float">
            <text:p>611.89056567283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0977815858190638" calcext:value-type="float">
            <text:p>-0.097781585819064</text:p>
          </table:table-cell>
          <table:table-cell office:value-type="float" office:value="612.880787514251" calcext:value-type="float">
            <text:p>612.88078751425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376175073810381" calcext:value-type="float">
            <text:p>0.376175073810381</text:p>
          </table:table-cell>
          <table:table-cell office:value-type="float" office:value="613.918405021632" calcext:value-type="float">
            <text:p>613.91840502163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0645447570211988" calcext:value-type="float">
            <text:p>0.064544757021199</text:p>
          </table:table-cell>
          <table:table-cell office:value-type="float" office:value="614.924859497334" calcext:value-type="float">
            <text:p>614.92485949733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693133371872889" calcext:value-type="float">
            <text:p>-0.693133371872889</text:p>
          </table:table-cell>
          <table:table-cell office:value-type="float" office:value="615.855546160146" calcext:value-type="float">
            <text:p>615.85554616014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1427524479139" calcext:value-type="float">
            <text:p>1.1427524479139</text:p>
          </table:table-cell>
          <table:table-cell office:value-type="float" office:value="616.969821404938" calcext:value-type="float">
            <text:p>616.96982140493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2.01396812318382" calcext:value-type="float">
            <text:p>-2.01396812318382</text:p>
          </table:table-cell>
          <table:table-cell office:value-type="float" office:value="617.768424592619" calcext:value-type="float">
            <text:p>617.76842459261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30571885091791" calcext:value-type="float">
            <text:p>-1.30571885091791</text:p>
          </table:table-cell>
          <table:table-cell office:value-type="float" office:value="618.637852707528" calcext:value-type="float">
            <text:p>618.63785270752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47093446475004" calcext:value-type="float">
            <text:p>1.47093446475004</text:p>
          </table:table-cell>
          <table:table-cell office:value-type="float" office:value="619.784946154003" calcext:value-type="float">
            <text:p>619.78494615400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843984333618214" calcext:value-type="float">
            <text:p>-0.843984333618214</text:p>
          </table:table-cell>
          <table:table-cell office:value-type="float" office:value="620.700547720641" calcext:value-type="float">
            <text:p>620.70054772064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993548241398637" calcext:value-type="float">
            <text:p>0.993548241398637</text:p>
          </table:table-cell>
          <table:table-cell office:value-type="float" office:value="621.799902544781" calcext:value-type="float">
            <text:p>621.79990254478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671959684485164" calcext:value-type="float">
            <text:p>-0.671959684485164</text:p>
          </table:table-cell>
          <table:table-cell office:value-type="float" office:value="622.732706576332" calcext:value-type="float">
            <text:p>622.73270657633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33430973748846" calcext:value-type="float">
            <text:p>-1.33430973748846</text:p>
          </table:table-cell>
          <table:table-cell office:value-type="float" office:value="623.599275602583" calcext:value-type="float">
            <text:p>623.59927560258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0881123636210821" calcext:value-type="float">
            <text:p>0.088112363621082</text:p>
          </table:table-cell>
          <table:table-cell office:value-type="float" office:value="624.608086838945" calcext:value-type="float">
            <text:p>624.60808683894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42938463037135" calcext:value-type="float">
            <text:p>0.42938463037135</text:p>
          </table:table-cell>
          <table:table-cell office:value-type="float" office:value="625.651025301983" calcext:value-type="float">
            <text:p>625.65102530198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698253174611537" calcext:value-type="float">
            <text:p>-0.698253174611537</text:p>
          </table:table-cell>
          <table:table-cell office:value-type="float" office:value="626.581199984521" calcext:value-type="float">
            <text:p>626.58119998452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762581239802075" calcext:value-type="float">
            <text:p>0.762581239802075</text:p>
          </table:table-cell>
          <table:table-cell office:value-type="float" office:value="627.657458108502" calcext:value-type="float">
            <text:p>627.65745810850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00251376160403876" calcext:value-type="float">
            <text:p>-0.002513761604039</text:p>
          </table:table-cell>
          <table:table-cell office:value-type="float" office:value="628.657206732341" calcext:value-type="float">
            <text:p>628.65720673234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2.06563186471498" calcext:value-type="float">
            <text:p>2.06563186471498</text:p>
          </table:table-cell>
          <table:table-cell office:value-type="float" office:value="629.863769918813" calcext:value-type="float">
            <text:p>629.86376991881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85689102066636" calcext:value-type="float">
            <text:p>-1.85689102066636</text:p>
          </table:table-cell>
          <table:table-cell office:value-type="float" office:value="630.678080816746" calcext:value-type="float">
            <text:p>630.67808081674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669987896674319" calcext:value-type="float">
            <text:p>-0.669987896674319</text:p>
          </table:table-cell>
          <table:table-cell office:value-type="float" office:value="631.611082027079" calcext:value-type="float">
            <text:p>631.61108202707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40840898824487" calcext:value-type="float">
            <text:p>1.40840898824487</text:p>
          </table:table-cell>
          <table:table-cell office:value-type="float" office:value="632.751922925903" calcext:value-type="float">
            <text:p>632.75192292590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549920452186545" calcext:value-type="float">
            <text:p>-0.549920452186545</text:p>
          </table:table-cell>
          <table:table-cell office:value-type="float" office:value="633.696930880685" calcext:value-type="float">
            <text:p>633.69693088068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532373639416857" calcext:value-type="float">
            <text:p>-0.532373639416857</text:p>
          </table:table-cell>
          <table:table-cell office:value-type="float" office:value="634.643693516743" calcext:value-type="float">
            <text:p>634.64369351674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604077250940568" calcext:value-type="float">
            <text:p>-0.604077250940568</text:p>
          </table:table-cell>
          <table:table-cell office:value-type="float" office:value="635.583285791649" calcext:value-type="float">
            <text:p>635.58328579164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342880779139045" calcext:value-type="float">
            <text:p>-0.342880779139045</text:p>
          </table:table-cell>
          <table:table-cell office:value-type="float" office:value="636.548997713735" calcext:value-type="float">
            <text:p>636.54899771373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0302512257411607" calcext:value-type="float">
            <text:p>0.030251225741161</text:p>
          </table:table-cell>
          <table:table-cell office:value-type="float" office:value="637.552022836309" calcext:value-type="float">
            <text:p>637.55202283630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144101567293251" calcext:value-type="float">
            <text:p>-0.144101567293251</text:p>
          </table:table-cell>
          <table:table-cell office:value-type="float" office:value="638.53761267958" calcext:value-type="float">
            <text:p>638.5376126795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48221827501361" calcext:value-type="float">
            <text:p>-1.48221827501361</text:p>
          </table:table-cell>
          <table:table-cell office:value-type="float" office:value="639.389390852078" calcext:value-type="float">
            <text:p>639.38939085207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57519360068962" calcext:value-type="float">
            <text:p>-0.57519360068962</text:p>
          </table:table-cell>
          <table:table-cell office:value-type="float" office:value="640.331871492009" calcext:value-type="float">
            <text:p>640.33187149200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00541845912172372" calcext:value-type="float">
            <text:p>-0.005418459121724</text:p>
          </table:table-cell>
          <table:table-cell office:value-type="float" office:value="641.331329646097" calcext:value-type="float">
            <text:p>641.33132964609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982076836819079" calcext:value-type="float">
            <text:p>-0.982076836819079</text:p>
          </table:table-cell>
          <table:table-cell office:value-type="float" office:value="642.233121962415" calcext:value-type="float">
            <text:p>642.23312196241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934216541259843" calcext:value-type="float">
            <text:p>-0.934216541259843</text:p>
          </table:table-cell>
          <table:table-cell office:value-type="float" office:value="643.139700308289" calcext:value-type="float">
            <text:p>643.13970030828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583903297222014" calcext:value-type="float">
            <text:p>0.583903297222014</text:p>
          </table:table-cell>
          <table:table-cell office:value-type="float" office:value="644.198090638012" calcext:value-type="float">
            <text:p>644.19809063801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289457593302008" calcext:value-type="float">
            <text:p>-0.289457593302008</text:p>
          </table:table-cell>
          <table:table-cell office:value-type="float" office:value="645.169144878681" calcext:value-type="float">
            <text:p>645.16914487868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605760771572" calcext:value-type="float">
            <text:p>-1.605760771572</text:p>
          </table:table-cell>
          <table:table-cell office:value-type="float" office:value="646.008568801524" calcext:value-type="float">
            <text:p>646.00856880152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0032643812890392" calcext:value-type="float">
            <text:p>-0.003264381289039</text:p>
          </table:table-cell>
          <table:table-cell office:value-type="float" office:value="647.008242363395" calcext:value-type="float">
            <text:p>647.00824236339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241207342341636" calcext:value-type="float">
            <text:p>0.241207342341636</text:p>
          </table:table-cell>
          <table:table-cell office:value-type="float" office:value="648.032363097629" calcext:value-type="float">
            <text:p>648.03236309762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727393398053178" calcext:value-type="float">
            <text:p>-0.727393398053178</text:p>
          </table:table-cell>
          <table:table-cell office:value-type="float" office:value="648.959623757824" calcext:value-type="float">
            <text:p>648.95962375782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25571791630742" calcext:value-type="float">
            <text:p>-1.25571791630742</text:p>
          </table:table-cell>
          <table:table-cell office:value-type="float" office:value="649.834051966193" calcext:value-type="float">
            <text:p>649.83405196619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59605347403775" calcext:value-type="float">
            <text:p>-1.59605347403775</text:p>
          </table:table-cell>
          <table:table-cell office:value-type="float" office:value="650.67444661879" calcext:value-type="float">
            <text:p>650.6744466187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281457874037195" calcext:value-type="float">
            <text:p>0.281457874037195</text:p>
          </table:table-cell>
          <table:table-cell office:value-type="float" office:value="651.702592406193" calcext:value-type="float">
            <text:p>651.70259240619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146787232149774" calcext:value-type="float">
            <text:p>0.146787232149774</text:p>
          </table:table-cell>
          <table:table-cell office:value-type="float" office:value="652.717271129408" calcext:value-type="float">
            <text:p>652.71727112940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14765723788407" calcext:value-type="float">
            <text:p>-1.14765723788407</text:p>
          </table:table-cell>
          <table:table-cell office:value-type="float" office:value="653.60250540562" calcext:value-type="float">
            <text:p>653.6025054056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70295112343477" calcext:value-type="float">
            <text:p>0.70295112343477</text:p>
          </table:table-cell>
          <table:table-cell office:value-type="float" office:value="654.672800517963" calcext:value-type="float">
            <text:p>654.67280051796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23343532023004" calcext:value-type="float">
            <text:p>-1.23343532023004</text:p>
          </table:table-cell>
          <table:table-cell office:value-type="float" office:value="655.54945698594" calcext:value-type="float">
            <text:p>655.5494569859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848974899145639" calcext:value-type="float">
            <text:p>-0.848974899145639</text:p>
          </table:table-cell>
          <table:table-cell office:value-type="float" office:value="656.464559496026" calcext:value-type="float">
            <text:p>656.4645594960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71627570990422" calcext:value-type="float">
            <text:p>0.71627570990422</text:p>
          </table:table-cell>
          <table:table-cell office:value-type="float" office:value="657.536187067016" calcext:value-type="float">
            <text:p>657.53618706701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10921086441546" calcext:value-type="float">
            <text:p>1.10921086441546</text:p>
          </table:table-cell>
          <table:table-cell office:value-type="float" office:value="658.647108153458" calcext:value-type="float">
            <text:p>658.64710815345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515969559488846" calcext:value-type="float">
            <text:p>0.515969559488846</text:p>
          </table:table-cell>
          <table:table-cell office:value-type="float" office:value="659.698705109407" calcext:value-type="float">
            <text:p>659.69870510940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2561843555987" calcext:value-type="float">
            <text:p>1.2561843555987</text:p>
          </table:table-cell>
          <table:table-cell office:value-type="float" office:value="660.824323544967" calcext:value-type="float">
            <text:p>660.82432354496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62455704607519" calcext:value-type="float">
            <text:p>-0.62455704607519</text:p>
          </table:table-cell>
          <table:table-cell office:value-type="float" office:value="661.761867840359" calcext:value-type="float">
            <text:p>661.76186784035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82378245787438" calcext:value-type="float">
            <text:p>1.82378245787438</text:p>
          </table:table-cell>
          <table:table-cell office:value-type="float" office:value="662.944246086146" calcext:value-type="float">
            <text:p>662.94424608614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445466202678175" calcext:value-type="float">
            <text:p>-0.445466202678175</text:p>
          </table:table-cell>
          <table:table-cell office:value-type="float" office:value="663.899699465879" calcext:value-type="float">
            <text:p>663.89969946587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17220902889642" calcext:value-type="float">
            <text:p>1.17220902889642</text:p>
          </table:table-cell>
          <table:table-cell office:value-type="float" office:value="665.016920368768" calcext:value-type="float">
            <text:p>665.01692036876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83945968264385" calcext:value-type="float">
            <text:p>1.83945968264385</text:p>
          </table:table-cell>
          <table:table-cell office:value-type="float" office:value="666.200866337033" calcext:value-type="float">
            <text:p>666.20086633703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280743673092682" calcext:value-type="float">
            <text:p>0.280743673092682</text:p>
          </table:table-cell>
          <table:table-cell office:value-type="float" office:value="667.228940704342" calcext:value-type="float">
            <text:p>667.22894070434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400994230289633" calcext:value-type="float">
            <text:p>0.400994230289633</text:p>
          </table:table-cell>
          <table:table-cell office:value-type="float" office:value="668.269040127371" calcext:value-type="float">
            <text:p>668.26904012737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43557937187454" calcext:value-type="float">
            <text:p>-1.43557937187454</text:p>
          </table:table-cell>
          <table:table-cell office:value-type="float" office:value="669.125482190184" calcext:value-type="float">
            <text:p>669.12548219018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264793224534334" calcext:value-type="float">
            <text:p>0.264793224534334</text:p>
          </table:table-cell>
          <table:table-cell office:value-type="float" office:value="670.151961512637" calcext:value-type="float">
            <text:p>670.15196151263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0645453742086756" calcext:value-type="float">
            <text:p>0.064545374208676</text:p>
          </table:table-cell>
          <table:table-cell office:value-type="float" office:value="671.158416050058" calcext:value-type="float">
            <text:p>671.15841605005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600881504757077" calcext:value-type="float">
            <text:p>0.600881504757077</text:p>
          </table:table-cell>
          <table:table-cell office:value-type="float" office:value="672.218504200534" calcext:value-type="float">
            <text:p>672.21850420053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382984178942491" calcext:value-type="float">
            <text:p>-0.382984178942491</text:p>
          </table:table-cell>
          <table:table-cell office:value-type="float" office:value="673.180205782639" calcext:value-type="float">
            <text:p>673.18020578263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933702410050898" calcext:value-type="float">
            <text:p>0.933702410050898</text:p>
          </table:table-cell>
          <table:table-cell office:value-type="float" office:value="674.273576023644" calcext:value-type="float">
            <text:p>674.27357602364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608479745085013" calcext:value-type="float">
            <text:p>0.608479745085013</text:p>
          </table:table-cell>
          <table:table-cell office:value-type="float" office:value="675.334423998153" calcext:value-type="float">
            <text:p>675.33442399815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337896856307417" calcext:value-type="float">
            <text:p>0.337896856307417</text:p>
          </table:table-cell>
          <table:table-cell office:value-type="float" office:value="676.368213683784" calcext:value-type="float">
            <text:p>676.36821368378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0210041382127318" calcext:value-type="float">
            <text:p>-0.021004138212732</text:p>
          </table:table-cell>
          <table:table-cell office:value-type="float" office:value="677.366113269962" calcext:value-type="float">
            <text:p>677.36611326996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208048514053282" calcext:value-type="float">
            <text:p>0.208048514053282</text:p>
          </table:table-cell>
          <table:table-cell office:value-type="float" office:value="678.386918121368" calcext:value-type="float">
            <text:p>678.38691812136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00553083527260674" calcext:value-type="float">
            <text:p>0.005530835272607</text:p>
          </table:table-cell>
          <table:table-cell office:value-type="float" office:value="679.387471204895" calcext:value-type="float">
            <text:p>679.38747120489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23013074541164" calcext:value-type="float">
            <text:p>0.23013074541164</text:p>
          </table:table-cell>
          <table:table-cell office:value-type="float" office:value="680.410484279436" calcext:value-type="float">
            <text:p>680.41048427943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884817812118099" calcext:value-type="float">
            <text:p>0.884817812118099</text:p>
          </table:table-cell>
          <table:table-cell office:value-type="float" office:value="681.498966060648" calcext:value-type="float">
            <text:p>681.49896606064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3934274591105" calcext:value-type="float">
            <text:p>-1.3934274591105</text:p>
          </table:table-cell>
          <table:table-cell office:value-type="float" office:value="682.359623314737" calcext:value-type="float">
            <text:p>682.35962331473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115759490477911" calcext:value-type="float">
            <text:p>0.115759490477911</text:p>
          </table:table-cell>
          <table:table-cell office:value-type="float" office:value="683.371199263785" calcext:value-type="float">
            <text:p>683.37119926378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104529198453016" calcext:value-type="float">
            <text:p>-0.104529198453016</text:p>
          </table:table-cell>
          <table:table-cell office:value-type="float" office:value="684.36074634394" calcext:value-type="float">
            <text:p>684.3607463439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0398080303977856" calcext:value-type="float">
            <text:p>0.039808030397786</text:p>
          </table:table-cell>
          <table:table-cell office:value-type="float" office:value="685.364727146979" calcext:value-type="float">
            <text:p>685.36472714697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222067520293148" calcext:value-type="float">
            <text:p>-0.222067520293148</text:p>
          </table:table-cell>
          <table:table-cell office:value-type="float" office:value="686.34252039495" calcext:value-type="float">
            <text:p>686.3425203949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36324984703963" calcext:value-type="float">
            <text:p>-1.36324984703963</text:p>
          </table:table-cell>
          <table:table-cell office:value-type="float" office:value="687.206195410246" calcext:value-type="float">
            <text:p>687.20619541024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555135027531824" calcext:value-type="float">
            <text:p>0.555135027531824</text:p>
          </table:table-cell>
          <table:table-cell office:value-type="float" office:value="688.261708912999" calcext:value-type="float">
            <text:p>688.26170891299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756888322456268" calcext:value-type="float">
            <text:p>0.756888322456268</text:p>
          </table:table-cell>
          <table:table-cell office:value-type="float" office:value="689.337397745245" calcext:value-type="float">
            <text:p>689.33739774524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25327115511616" calcext:value-type="float">
            <text:p>-0.25327115511616</text:p>
          </table:table-cell>
          <table:table-cell office:value-type="float" office:value="690.312070629733" calcext:value-type="float">
            <text:p>690.31207062973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168239778938997" calcext:value-type="float">
            <text:p>0.168239778938997</text:p>
          </table:table-cell>
          <table:table-cell office:value-type="float" office:value="691.328894607627" calcext:value-type="float">
            <text:p>691.32889460762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394048028368219" calcext:value-type="float">
            <text:p>0.394048028368219</text:p>
          </table:table-cell>
          <table:table-cell office:value-type="float" office:value="692.368299410464" calcext:value-type="float">
            <text:p>692.36829941046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444438301383646" calcext:value-type="float">
            <text:p>0.444438301383646</text:p>
          </table:table-cell>
          <table:table-cell office:value-type="float" office:value="693.412743240602" calcext:value-type="float">
            <text:p>693.41274324060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130841649863743" calcext:value-type="float">
            <text:p>0.130841649863743</text:p>
          </table:table-cell>
          <table:table-cell office:value-type="float" office:value="694.425827405589" calcext:value-type="float">
            <text:p>694.42582740558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226961818305091" calcext:value-type="float">
            <text:p>0.226961818305091</text:p>
          </table:table-cell>
          <table:table-cell office:value-type="float" office:value="695.448523587419" calcext:value-type="float">
            <text:p>695.44852358741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646167677625192" calcext:value-type="float">
            <text:p>-0.646167677625192</text:p>
          </table:table-cell>
          <table:table-cell office:value-type="float" office:value="696.383906819657" calcext:value-type="float">
            <text:p>696.38390681965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34895691934559" calcext:value-type="float">
            <text:p>0.34895691934559</text:p>
          </table:table-cell>
          <table:table-cell office:value-type="float" office:value="697.418802511591" calcext:value-type="float">
            <text:p>697.41880251159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13988352115937" calcext:value-type="float">
            <text:p>1.13988352115937</text:p>
          </table:table-cell>
          <table:table-cell office:value-type="float" office:value="698.532790863707" calcext:value-type="float">
            <text:p>698.53279086370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530030183275161" calcext:value-type="float">
            <text:p>0.530030183275161</text:p>
          </table:table-cell>
          <table:table-cell office:value-type="float" office:value="699.585793882035" calcext:value-type="float">
            <text:p>699.58579388203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664372488329825" calcext:value-type="float">
            <text:p>0.664372488329825</text:p>
          </table:table-cell>
          <table:table-cell office:value-type="float" office:value="700.652231130868" calcext:value-type="float">
            <text:p>700.65223113086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331056048536966" calcext:value-type="float">
            <text:p>-0.331056048536966</text:p>
          </table:table-cell>
          <table:table-cell office:value-type="float" office:value="701.619125526014" calcext:value-type="float">
            <text:p>701.61912552601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62795060899179" calcext:value-type="float">
            <text:p>1.62795060899179</text:p>
          </table:table-cell>
          <table:table-cell office:value-type="float" office:value="702.781920586913" calcext:value-type="float">
            <text:p>702.78192058691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0860734360443021" calcext:value-type="float">
            <text:p>0.086073436044302</text:p>
          </table:table-cell>
          <table:table-cell office:value-type="float" office:value="703.790527930518" calcext:value-type="float">
            <text:p>703.79052793051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92926257808915" calcext:value-type="float">
            <text:p>-0.92926257808915</text:p>
          </table:table-cell>
          <table:table-cell office:value-type="float" office:value="704.697601672709" calcext:value-type="float">
            <text:p>704.69760167270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69401287374493" calcext:value-type="float">
            <text:p>-1.69401287374493</text:p>
          </table:table-cell>
          <table:table-cell office:value-type="float" office:value="705.528200385334" calcext:value-type="float">
            <text:p>705.52820038533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219519460694914" calcext:value-type="float">
            <text:p>0.219519460694914</text:p>
          </table:table-cell>
          <table:table-cell office:value-type="float" office:value="706.550152331404" calcext:value-type="float">
            <text:p>706.55015233140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141891694888848" calcext:value-type="float">
            <text:p>0.141891694888848</text:p>
          </table:table-cell>
          <table:table-cell office:value-type="float" office:value="707.564341500892" calcext:value-type="float">
            <text:p>707.56434150089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41987540938171" calcext:value-type="float">
            <text:p>1.41987540938171</text:p>
          </table:table-cell>
          <table:table-cell office:value-type="float" office:value="708.706329041831" calcext:value-type="float">
            <text:p>708.70632904183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27450913291129" calcext:value-type="float">
            <text:p>-0.27450913291129</text:p>
          </table:table-cell>
          <table:table-cell office:value-type="float" office:value="709.67887812854" calcext:value-type="float">
            <text:p>709.6788781285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512302632616746" calcext:value-type="float">
            <text:p>-0.512302632616746</text:p>
          </table:table-cell>
          <table:table-cell office:value-type="float" office:value="710.627647865278" calcext:value-type="float">
            <text:p>710.62764786527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955743339686381" calcext:value-type="float">
            <text:p>0.955743339686381</text:p>
          </table:table-cell>
          <table:table-cell office:value-type="float" office:value="711.723222199247" calcext:value-type="float">
            <text:p>711.72322219924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6585248957692" calcext:value-type="float">
            <text:p>1.6585248957692</text:p>
          </table:table-cell>
          <table:table-cell office:value-type="float" office:value="712.889074688823" calcext:value-type="float">
            <text:p>712.88907468882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67776820202047" calcext:value-type="float">
            <text:p>0.67776820202047</text:p>
          </table:table-cell>
          <table:table-cell office:value-type="float" office:value="713.956851509025" calcext:value-type="float">
            <text:p>713.95685150902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628438616606279" calcext:value-type="float">
            <text:p>0.628438616606279</text:p>
          </table:table-cell>
          <table:table-cell office:value-type="float" office:value="715.019695370686" calcext:value-type="float">
            <text:p>715.01969537068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77301572576836" calcext:value-type="float">
            <text:p>1.77301572576836</text:p>
          </table:table-cell>
          <table:table-cell office:value-type="float" office:value="716.196996943263" calcext:value-type="float">
            <text:p>716.19699694326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370907192579531" calcext:value-type="float">
            <text:p>0.370907192579531</text:p>
          </table:table-cell>
          <table:table-cell office:value-type="float" office:value="717.234087662521" calcext:value-type="float">
            <text:p>717.23408766252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176390773619197" calcext:value-type="float">
            <text:p>-0.176390773619197</text:p>
          </table:table-cell>
          <table:table-cell office:value-type="float" office:value="718.216448585159" calcext:value-type="float">
            <text:p>718.21644858515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37021134969441" calcext:value-type="float">
            <text:p>-1.37021134969441</text:p>
          </table:table-cell>
          <table:table-cell office:value-type="float" office:value="719.07942745019" calcext:value-type="float">
            <text:p>719.0794274501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0282999134693796" calcext:value-type="float">
            <text:p>0.02829991346938</text:p>
          </table:table-cell>
          <table:table-cell office:value-type="float" office:value="720.082257441537" calcext:value-type="float">
            <text:p>720.08225744153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917026713146628" calcext:value-type="float">
            <text:p>-0.917026713146628</text:p>
          </table:table-cell>
          <table:table-cell office:value-type="float" office:value="720.990554770222" calcext:value-type="float">
            <text:p>720.99055477022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281527328946481" calcext:value-type="float">
            <text:p>0.281527328946481</text:p>
          </table:table-cell>
          <table:table-cell office:value-type="float" office:value="722.018707503117" calcext:value-type="float">
            <text:p>722.01870750311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281717306828709" calcext:value-type="float">
            <text:p>0.281717306828709</text:p>
          </table:table-cell>
          <table:table-cell office:value-type="float" office:value="723.046879233799" calcext:value-type="float">
            <text:p>723.04687923379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53938866659857" calcext:value-type="float">
            <text:p>1.53938866659857</text:p>
          </table:table-cell>
          <table:table-cell office:value-type="float" office:value="724.200818100459" calcext:value-type="float">
            <text:p>724.20081810045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593109437578917" calcext:value-type="float">
            <text:p>-0.593109437578917</text:p>
          </table:table-cell>
          <table:table-cell office:value-type="float" office:value="725.141507156701" calcext:value-type="float">
            <text:p>725.14150715670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32472125762589" calcext:value-type="float">
            <text:p>-1.32472125762589</text:p>
          </table:table-cell>
          <table:table-cell office:value-type="float" office:value="726.009035030939" calcext:value-type="float">
            <text:p>726.00903503093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49532681491816" calcext:value-type="float">
            <text:p>-1.49532681491816</text:p>
          </table:table-cell>
          <table:table-cell office:value-type="float" office:value="726.859502349447" calcext:value-type="float">
            <text:p>726.85950234944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186375471601555" calcext:value-type="float">
            <text:p>0.186375471601555</text:p>
          </table:table-cell>
          <table:table-cell office:value-type="float" office:value="727.878139896607" calcext:value-type="float">
            <text:p>727.87813989660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370435605673713" calcext:value-type="float">
            <text:p>0.370435605673713</text:p>
          </table:table-cell>
          <table:table-cell office:value-type="float" office:value="728.915183457175" calcext:value-type="float">
            <text:p>728.91518345717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683270147408963" calcext:value-type="float">
            <text:p>-0.683270147408963</text:p>
          </table:table-cell>
          <table:table-cell office:value-type="float" office:value="729.846856442434" calcext:value-type="float">
            <text:p>729.84685644243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791530416558856" calcext:value-type="float">
            <text:p>-0.791530416558856</text:p>
          </table:table-cell>
          <table:table-cell office:value-type="float" office:value="730.767703400778" calcext:value-type="float">
            <text:p>730.76770340077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31736057372088" calcext:value-type="float">
            <text:p>-1.31736057372088</text:p>
          </table:table-cell>
          <table:table-cell office:value-type="float" office:value="731.635967343406" calcext:value-type="float">
            <text:p>731.63596734340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290185162336937" calcext:value-type="float">
            <text:p>0.290185162336937</text:p>
          </table:table-cell>
          <table:table-cell office:value-type="float" office:value="732.664985859639" calcext:value-type="float">
            <text:p>732.66498585963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173170924516879" calcext:value-type="float">
            <text:p>0.173170924516879</text:p>
          </table:table-cell>
          <table:table-cell office:value-type="float" office:value="733.682302952091" calcext:value-type="float">
            <text:p>733.68230295209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1757596558278" calcext:value-type="float">
            <text:p>1.1757596558278</text:p>
          </table:table-cell>
          <table:table-cell office:value-type="float" office:value="734.799878917674" calcext:value-type="float">
            <text:p>734.79987891767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402050561551713" calcext:value-type="float">
            <text:p>0.402050561551713</text:p>
          </table:table-cell>
          <table:table-cell office:value-type="float" office:value="735.840083973829" calcext:value-type="float">
            <text:p>735.84008397382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351927316760554" calcext:value-type="float">
            <text:p>0.351927316760554</text:p>
          </table:table-cell>
          <table:table-cell office:value-type="float" office:value="736.875276705505" calcext:value-type="float">
            <text:p>736.87527670550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25847477718418" calcext:value-type="float">
            <text:p>1.25847477718418</text:p>
          </table:table-cell>
          <table:table-cell office:value-type="float" office:value="738.001124183223" calcext:value-type="float">
            <text:p>738.00112418322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871697884414708" calcext:value-type="float">
            <text:p>-0.871697884414708</text:p>
          </table:table-cell>
          <table:table-cell office:value-type="float" office:value="738.913954394782" calcext:value-type="float">
            <text:p>738.91395439478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20060285210017" calcext:value-type="float">
            <text:p>1.20060285210017</text:p>
          </table:table-cell>
          <table:table-cell office:value-type="float" office:value="740.034014679992" calcext:value-type="float">
            <text:p>740.03401467999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103425370192587" calcext:value-type="float">
            <text:p>0.103425370192587</text:p>
          </table:table-cell>
          <table:table-cell office:value-type="float" office:value="741.044357217011" calcext:value-type="float">
            <text:p>741.04435721701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112881016116007" calcext:value-type="float">
            <text:p>-0.112881016116007</text:p>
          </table:table-cell>
          <table:table-cell office:value-type="float" office:value="742.0330691154" calcext:value-type="float">
            <text:p>742.033069115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3327316541299" calcext:value-type="float">
            <text:p>1.3327316541299</text:p>
          </table:table-cell>
          <table:table-cell office:value-type="float" office:value="743.166342280813" calcext:value-type="float">
            <text:p>743.16634228081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734932368889789" calcext:value-type="float">
            <text:p>-0.734932368889789</text:p>
          </table:table-cell>
          <table:table-cell office:value-type="float" office:value="744.092849043924" calcext:value-type="float">
            <text:p>744.09284904392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0125177336012942" calcext:value-type="float">
            <text:p>-0.012517733601294</text:p>
          </table:table-cell>
          <table:table-cell office:value-type="float" office:value="745.091597270564" calcext:value-type="float">
            <text:p>745.09159727056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526284838534758" calcext:value-type="float">
            <text:p>-0.526284838534758</text:p>
          </table:table-cell>
          <table:table-cell office:value-type="float" office:value="746.03896878671" calcext:value-type="float">
            <text:p>746.0389687867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461139460440048" calcext:value-type="float">
            <text:p>0.461139460440048</text:p>
          </table:table-cell>
          <table:table-cell office:value-type="float" office:value="747.085082732754" calcext:value-type="float">
            <text:p>747.08508273275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69539726591237" calcext:value-type="float">
            <text:p>-1.69539726591237</text:p>
          </table:table-cell>
          <table:table-cell office:value-type="float" office:value="747.915543006163" calcext:value-type="float">
            <text:p>747.91554300616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651004801717575" calcext:value-type="float">
            <text:p>0.651004801717575</text:p>
          </table:table-cell>
          <table:table-cell office:value-type="float" office:value="748.980643486335" calcext:value-type="float">
            <text:p>748.98064348633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454250072706829" calcext:value-type="float">
            <text:p>-0.454250072706829</text:p>
          </table:table-cell>
          <table:table-cell office:value-type="float" office:value="749.935218479064" calcext:value-type="float">
            <text:p>749.93521847906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251846240370749" calcext:value-type="float">
            <text:p>-0.251846240370749</text:p>
          </table:table-cell>
          <table:table-cell office:value-type="float" office:value="750.910033855027" calcext:value-type="float">
            <text:p>750.91003385502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588730820283563" calcext:value-type="float">
            <text:p>0.588730820283563</text:p>
          </table:table-cell>
          <table:table-cell office:value-type="float" office:value="751.968906937055" calcext:value-type="float">
            <text:p>751.96890693705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227683938624557" calcext:value-type="float">
            <text:p>0.227683938624557</text:p>
          </table:table-cell>
          <table:table-cell office:value-type="float" office:value="752.991675330918" calcext:value-type="float">
            <text:p>752.99167533091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63398667602361" calcext:value-type="float">
            <text:p>-0.63398667602361</text:p>
          </table:table-cell>
          <table:table-cell office:value-type="float" office:value="753.928276663315" calcext:value-type="float">
            <text:p>753.92827666331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2.50728045341404" calcext:value-type="float">
            <text:p>-2.50728045341404</text:p>
          </table:table-cell>
          <table:table-cell office:value-type="float" office:value="754.677548617974" calcext:value-type="float">
            <text:p>754.67754861797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467940179369904" calcext:value-type="float">
            <text:p>0.467940179369904</text:p>
          </table:table-cell>
          <table:table-cell office:value-type="float" office:value="755.724342635911" calcext:value-type="float">
            <text:p>755.72434263591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628190551452538" calcext:value-type="float">
            <text:p>-0.628190551452538</text:p>
          </table:table-cell>
          <table:table-cell office:value-type="float" office:value="756.661523580766" calcext:value-type="float">
            <text:p>756.66152358076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75836289074704" calcext:value-type="float">
            <text:p>1.75836289074704</text:p>
          </table:table-cell>
          <table:table-cell office:value-type="float" office:value="757.83735986984" calcext:value-type="float">
            <text:p>757.8373598698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29006295166673" calcext:value-type="float">
            <text:p>0.29006295166673</text:p>
          </table:table-cell>
          <table:table-cell office:value-type="float" office:value="758.866366165007" calcext:value-type="float">
            <text:p>758.86636616500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150033992458531" calcext:value-type="float">
            <text:p>-0.150033992458531</text:p>
          </table:table-cell>
          <table:table-cell office:value-type="float" office:value="759.851362765761" calcext:value-type="float">
            <text:p>759.85136276576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2.59505696061169" calcext:value-type="float">
            <text:p>2.59505696061169</text:p>
          </table:table-cell>
          <table:table-cell office:value-type="float" office:value="761.110868461823" calcext:value-type="float">
            <text:p>761.11086846182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818720168646911" calcext:value-type="float">
            <text:p>-0.818720168646911</text:p>
          </table:table-cell>
          <table:table-cell office:value-type="float" office:value="762.028996444958" calcext:value-type="float">
            <text:p>762.02899644495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881720307511074" calcext:value-type="float">
            <text:p>0.881720307511074</text:p>
          </table:table-cell>
          <table:table-cell office:value-type="float" office:value="763.117168475709" calcext:value-type="float">
            <text:p>763.11716847570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6146690854057" calcext:value-type="float">
            <text:p>-1.6146690854057</text:p>
          </table:table-cell>
          <table:table-cell office:value-type="float" office:value="763.955701567168" calcext:value-type="float">
            <text:p>763.95570156716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761799111861645" calcext:value-type="float">
            <text:p>0.761799111861645</text:p>
          </table:table-cell>
          <table:table-cell office:value-type="float" office:value="765.031881478355" calcext:value-type="float">
            <text:p>765.03188147835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386579293144027" calcext:value-type="float">
            <text:p>0.386579293144027</text:p>
          </table:table-cell>
          <table:table-cell office:value-type="float" office:value="766.070539407669" calcext:value-type="float">
            <text:p>766.07053940766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342946166993034" calcext:value-type="float">
            <text:p>0.342946166993034</text:p>
          </table:table-cell>
          <table:table-cell office:value-type="float" office:value="767.104834024368" calcext:value-type="float">
            <text:p>767.10483402436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111324726228215" calcext:value-type="float">
            <text:p>-0.111324726228215</text:p>
          </table:table-cell>
          <table:table-cell office:value-type="float" office:value="768.093701551745" calcext:value-type="float">
            <text:p>768.09370155174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449055250351359" calcext:value-type="float">
            <text:p>-0.449055250351359</text:p>
          </table:table-cell>
          <table:table-cell office:value-type="float" office:value="769.04879602671" calcext:value-type="float">
            <text:p>769.0487960267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154132902041003" calcext:value-type="float">
            <text:p>-0.154132902041003</text:p>
          </table:table-cell>
          <table:table-cell office:value-type="float" office:value="770.033382736506" calcext:value-type="float">
            <text:p>770.03338273650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937768466893243" calcext:value-type="float">
            <text:p>0.937768466893243</text:p>
          </table:table-cell>
          <table:table-cell office:value-type="float" office:value="771.127159583195" calcext:value-type="float">
            <text:p>771.12715958319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2.92695527122816" calcext:value-type="float">
            <text:p>2.92695527122816</text:p>
          </table:table-cell>
          <table:table-cell office:value-type="float" office:value="772.419855110318" calcext:value-type="float">
            <text:p>772.41985511031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98921238978966" calcext:value-type="float">
            <text:p>1.98921238978966</text:p>
          </table:table-cell>
          <table:table-cell office:value-type="float" office:value="773.618776349297" calcext:value-type="float">
            <text:p>773.61877634929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05037470674117" calcext:value-type="float">
            <text:p>1.05037470674117</text:p>
          </table:table-cell>
          <table:table-cell office:value-type="float" office:value="774.723813819971" calcext:value-type="float">
            <text:p>774.72381381997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50421650996215" calcext:value-type="float">
            <text:p>-1.50421650996215</text:p>
          </table:table-cell>
          <table:table-cell office:value-type="float" office:value="775.573392168975" calcext:value-type="float">
            <text:p>775.57339216897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2.37430938717629" calcext:value-type="float">
            <text:p>2.37430938717629</text:p>
          </table:table-cell>
          <table:table-cell office:value-type="float" office:value="776.810823107693" calcext:value-type="float">
            <text:p>776.81082310769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00354826854054312" calcext:value-type="float">
            <text:p>0.003548268540543</text:p>
          </table:table-cell>
          <table:table-cell office:value-type="float" office:value="777.811177934547" calcext:value-type="float">
            <text:p>777.81117793454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456926190766555" calcext:value-type="float">
            <text:p>-0.456926190766555</text:p>
          </table:table-cell>
          <table:table-cell office:value-type="float" office:value="778.76548531547" calcext:value-type="float">
            <text:p>778.7654853154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872972514629212" calcext:value-type="float">
            <text:p>-0.872972514629212</text:p>
          </table:table-cell>
          <table:table-cell office:value-type="float" office:value="779.678188064007" calcext:value-type="float">
            <text:p>779.67818806400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09953393122926" calcext:value-type="float">
            <text:p>1.09953393122926</text:p>
          </table:table-cell>
          <table:table-cell office:value-type="float" office:value="780.78814145713" calcext:value-type="float">
            <text:p>780.7881414571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0433967494700373" calcext:value-type="float">
            <text:p>0.043396749470037</text:p>
          </table:table-cell>
          <table:table-cell office:value-type="float" office:value="781.792481132077" calcext:value-type="float">
            <text:p>781.79248113207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200948496173245" calcext:value-type="float">
            <text:p>-0.200948496173245</text:p>
          </table:table-cell>
          <table:table-cell office:value-type="float" office:value="782.77238628246" calcext:value-type="float">
            <text:p>782.7723862824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775524425306466" calcext:value-type="float">
            <text:p>-0.775524425306466</text:p>
          </table:table-cell>
          <table:table-cell office:value-type="float" office:value="783.694833839929" calcext:value-type="float">
            <text:p>783.69483383992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59199868419945" calcext:value-type="float">
            <text:p>1.59199868419945</text:p>
          </table:table-cell>
          <table:table-cell office:value-type="float" office:value="784.854033708349" calcext:value-type="float">
            <text:p>784.85403370834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0256630497092957" calcext:value-type="float">
            <text:p>0.025663049709296</text:p>
          </table:table-cell>
          <table:table-cell office:value-type="float" office:value="785.85660001332" calcext:value-type="float">
            <text:p>785.8566000133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5395402524802" calcext:value-type="float">
            <text:p>-1.5395402524802</text:p>
          </table:table-cell>
          <table:table-cell office:value-type="float" office:value="786.702645988072" calcext:value-type="float">
            <text:p>786.70264598807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2.59420014695857" calcext:value-type="float">
            <text:p>-2.59420014695857</text:p>
          </table:table-cell>
          <table:table-cell office:value-type="float" office:value="787.443225973376" calcext:value-type="float">
            <text:p>787.44322597337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2884034454677" calcext:value-type="float">
            <text:p>-1.2884034454677</text:p>
          </table:table-cell>
          <table:table-cell office:value-type="float" office:value="788.314385628829" calcext:value-type="float">
            <text:p>788.31438562882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137990426185851" calcext:value-type="float">
            <text:p>0.137990426185851</text:p>
          </table:table-cell>
          <table:table-cell office:value-type="float" office:value="789.328184671448" calcext:value-type="float">
            <text:p>789.32818467144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38145262494715" calcext:value-type="float">
            <text:p>1.38145262494715</text:p>
          </table:table-cell>
          <table:table-cell office:value-type="float" office:value="790.466329933943" calcext:value-type="float">
            <text:p>790.46632993394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15490790825828" calcext:value-type="float">
            <text:p>0.15490790825828</text:p>
          </table:table-cell>
          <table:table-cell office:value-type="float" office:value="791.481820724768" calcext:value-type="float">
            <text:p>791.48182072476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03599672097519" calcext:value-type="float">
            <text:p>-1.03599672097519</text:p>
          </table:table-cell>
          <table:table-cell office:value-type="float" office:value="792.378221052671" calcext:value-type="float">
            <text:p>792.37822105267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30010646015921" calcext:value-type="float">
            <text:p>-1.30010646015921</text:p>
          </table:table-cell>
          <table:table-cell office:value-type="float" office:value="793.248210406655" calcext:value-type="float">
            <text:p>793.24821040665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03730891519153" calcext:value-type="float">
            <text:p>1.03730891519153</text:p>
          </table:table-cell>
          <table:table-cell office:value-type="float" office:value="794.351941298174" calcext:value-type="float">
            <text:p>794.35194129817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886560100903205" calcext:value-type="float">
            <text:p>-0.886560100903205</text:p>
          </table:table-cell>
          <table:table-cell office:value-type="float" office:value="795.263285288084" calcext:value-type="float">
            <text:p>795.26328528808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19399488566658" calcext:value-type="float">
            <text:p>-1.19399488566658</text:p>
          </table:table-cell>
          <table:table-cell office:value-type="float" office:value="796.143885799517" calcext:value-type="float">
            <text:p>796.14388579951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497691917493473" calcext:value-type="float">
            <text:p>0.497691917493473</text:p>
          </table:table-cell>
          <table:table-cell office:value-type="float" office:value="797.193654991267" calcext:value-type="float">
            <text:p>797.19365499126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93322843564561" calcext:value-type="float">
            <text:p>1.93322843564561</text:p>
          </table:table-cell>
          <table:table-cell office:value-type="float" office:value="798.386977834831" calcext:value-type="float">
            <text:p>798.38697783483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87003874177063" calcext:value-type="float">
            <text:p>1.87003874177063</text:p>
          </table:table-cell>
          <table:table-cell office:value-type="float" office:value="799.573981709008" calcext:value-type="float">
            <text:p>799.57398170900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64027344841209" calcext:value-type="float">
            <text:p>1.64027344841209</text:p>
          </table:table-cell>
          <table:table-cell office:value-type="float" office:value="800.73800905385" calcext:value-type="float">
            <text:p>800.7380090538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439297617776852" calcext:value-type="float">
            <text:p>0.439297617776852</text:p>
          </table:table-cell>
          <table:table-cell office:value-type="float" office:value="801.781938815627" calcext:value-type="float">
            <text:p>801.78193881562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902922731211497" calcext:value-type="float">
            <text:p>0.902922731211497</text:p>
          </table:table-cell>
          <table:table-cell office:value-type="float" office:value="802.872231088748" calcext:value-type="float">
            <text:p>802.87223108874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86899369772517" calcext:value-type="float">
            <text:p>-1.86899369772517</text:p>
          </table:table-cell>
          <table:table-cell office:value-type="float" office:value="803.685331718976" calcext:value-type="float">
            <text:p>803.68533171897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47989428735491" calcext:value-type="float">
            <text:p>1.47989428735491</text:p>
          </table:table-cell>
          <table:table-cell office:value-type="float" office:value="804.833321147711" calcext:value-type="float">
            <text:p>804.83332114771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2.46683567569285" calcext:value-type="float">
            <text:p>2.46683567569285</text:p>
          </table:table-cell>
          <table:table-cell office:value-type="float" office:value="806.080004715281" calcext:value-type="float">
            <text:p>806.08000471528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412513212420113" calcext:value-type="float">
            <text:p>-0.412513212420113</text:p>
          </table:table-cell>
          <table:table-cell office:value-type="float" office:value="807.038753394039" calcext:value-type="float">
            <text:p>807.03875339403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23883876986403" calcext:value-type="float">
            <text:p>-1.23883876986403</text:p>
          </table:table-cell>
          <table:table-cell office:value-type="float" office:value="807.914869517052" calcext:value-type="float">
            <text:p>807.91486951705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0360957423426721" calcext:value-type="float">
            <text:p>0.036095742342672</text:p>
          </table:table-cell>
          <table:table-cell office:value-type="float" office:value="808.918479091287" calcext:value-type="float">
            <text:p>808.91847909128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85435016968104" calcext:value-type="float">
            <text:p>1.85435016968104</text:p>
          </table:table-cell>
          <table:table-cell office:value-type="float" office:value="810.103914108255" calcext:value-type="float">
            <text:p>810.10391410825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428767179690135" calcext:value-type="float">
            <text:p>-0.428767179690135</text:p>
          </table:table-cell>
          <table:table-cell office:value-type="float" office:value="811.061037390286" calcext:value-type="float">
            <text:p>811.06103739028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852084864144716" calcext:value-type="float">
            <text:p>-0.852084864144716</text:p>
          </table:table-cell>
          <table:table-cell office:value-type="float" office:value="811.975828903871" calcext:value-type="float">
            <text:p>811.97582890387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482008651305082" calcext:value-type="float">
            <text:p>-0.482008651305082</text:p>
          </table:table-cell>
          <table:table-cell office:value-type="float" office:value="812.927628038741" calcext:value-type="float">
            <text:p>812.92762803874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15659422174181" calcext:value-type="float">
            <text:p>-1.15659422174181</text:p>
          </table:table-cell>
          <table:table-cell office:value-type="float" office:value="813.811968616566" calcext:value-type="float">
            <text:p>813.81196861656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842422112462716" calcext:value-type="float">
            <text:p>0.842422112462716</text:p>
          </table:table-cell>
          <table:table-cell office:value-type="float" office:value="814.896210827813" calcext:value-type="float">
            <text:p>814.89621082781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28361477773778" calcext:value-type="float">
            <text:p>1.28361477773778</text:p>
          </table:table-cell>
          <table:table-cell office:value-type="float" office:value="816.024572305587" calcext:value-type="float">
            <text:p>816.02457230558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17250818055781" calcext:value-type="float">
            <text:p>-1.17250818055781</text:p>
          </table:table-cell>
          <table:table-cell office:value-type="float" office:value="816.907321487531" calcext:value-type="float">
            <text:p>816.90732148753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38568747397218" calcext:value-type="float">
            <text:p>-1.38568747397218</text:p>
          </table:table-cell>
          <table:table-cell office:value-type="float" office:value="817.768752740133" calcext:value-type="float">
            <text:p>817.76875274013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165257462967364" calcext:value-type="float">
            <text:p>0.165257462967364</text:p>
          </table:table-cell>
          <table:table-cell office:value-type="float" office:value="818.78527848643" calcext:value-type="float">
            <text:p>818.7852784864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215383528517261" calcext:value-type="float">
            <text:p>0.215383528517261</text:p>
          </table:table-cell>
          <table:table-cell office:value-type="float" office:value="819.806816839282" calcext:value-type="float">
            <text:p>819.80681683928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56439408685936" calcext:value-type="float">
            <text:p>-1.56439408685936</text:p>
          </table:table-cell>
          <table:table-cell office:value-type="float" office:value="820.650377430596" calcext:value-type="float">
            <text:p>820.65037743059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983844879770875" calcext:value-type="float">
            <text:p>0.983844879770875</text:p>
          </table:table-cell>
          <table:table-cell office:value-type="float" office:value="821.748761918573" calcext:value-type="float">
            <text:p>821.74876191857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263105875138557" calcext:value-type="float">
            <text:p>-0.263105875138557</text:p>
          </table:table-cell>
          <table:table-cell office:value-type="float" office:value="822.722451331059" calcext:value-type="float">
            <text:p>822.72245133105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15142343479945" calcext:value-type="float">
            <text:p>-1.15142343479945</text:p>
          </table:table-cell>
          <table:table-cell office:value-type="float" office:value="823.607308987579" calcext:value-type="float">
            <text:p>823.60730898757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318482399311267" calcext:value-type="float">
            <text:p>-0.318482399311267</text:p>
          </table:table-cell>
          <table:table-cell office:value-type="float" office:value="824.575460747648" calcext:value-type="float">
            <text:p>824.57546074764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12335724563765" calcext:value-type="float">
            <text:p>-0.12335724563765</text:p>
          </table:table-cell>
          <table:table-cell office:value-type="float" office:value="825.563125023084" calcext:value-type="float">
            <text:p>825.56312502308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18252275763087" calcext:value-type="float">
            <text:p>1.18252275763087</text:p>
          </table:table-cell>
          <table:table-cell office:value-type="float" office:value="826.681377298847" calcext:value-type="float">
            <text:p>826.68137729884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19004044436655" calcext:value-type="float">
            <text:p>-1.19004044436655</text:p>
          </table:table-cell>
          <table:table-cell office:value-type="float" office:value="827.562373254411" calcext:value-type="float">
            <text:p>827.56237325441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234515468711468" calcext:value-type="float">
            <text:p>0.234515468711468</text:p>
          </table:table-cell>
          <table:table-cell office:value-type="float" office:value="828.585824801282" calcext:value-type="float">
            <text:p>828.58582480128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730973176676766" calcext:value-type="float">
            <text:p>-0.730973176676766</text:p>
          </table:table-cell>
          <table:table-cell office:value-type="float" office:value="829.512727483614" calcext:value-type="float">
            <text:p>829.51272748361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017296329056016" calcext:value-type="float">
            <text:p>-0.017296329056016</text:p>
          </table:table-cell>
          <table:table-cell office:value-type="float" office:value="830.510997850709" calcext:value-type="float">
            <text:p>830.51099785070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13336187955522" calcext:value-type="float">
            <text:p>-0.13336187955522</text:p>
          </table:table-cell>
          <table:table-cell office:value-type="float" office:value="831.497661662753" calcext:value-type="float">
            <text:p>831.49766166275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257654960992419" calcext:value-type="float">
            <text:p>0.257654960992419</text:p>
          </table:table-cell>
          <table:table-cell office:value-type="float" office:value="832.523427158852" calcext:value-type="float">
            <text:p>832.52342715885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524369704312723" calcext:value-type="float">
            <text:p>0.524369704312723</text:p>
          </table:table-cell>
          <table:table-cell office:value-type="float" office:value="833.575864129284" calcext:value-type="float">
            <text:p>833.57586412928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812492982658677" calcext:value-type="float">
            <text:p>0.812492982658677</text:p>
          </table:table-cell>
          <table:table-cell office:value-type="float" office:value="834.65711342755" calcext:value-type="float">
            <text:p>834.6571134275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93126972759437" calcext:value-type="float">
            <text:p>0.93126972759437</text:p>
          </table:table-cell>
          <table:table-cell office:value-type="float" office:value="835.750240400309" calcext:value-type="float">
            <text:p>835.75024040030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29072533493848" calcext:value-type="float">
            <text:p>-1.29072533493848</text:p>
          </table:table-cell>
          <table:table-cell office:value-type="float" office:value="836.621167866815" calcext:value-type="float">
            <text:p>836.62116786681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61249159516648" calcext:value-type="float">
            <text:p>-0.61249159516648</text:p>
          </table:table-cell>
          <table:table-cell office:value-type="float" office:value="837.559918707299" calcext:value-type="float">
            <text:p>837.55991870729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212683442533709" calcext:value-type="float">
            <text:p>-0.212683442533709</text:p>
          </table:table-cell>
          <table:table-cell office:value-type="float" office:value="838.538650363045" calcext:value-type="float">
            <text:p>838.53865036304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50727032321277" calcext:value-type="float">
            <text:p>1.50727032321277</text:p>
          </table:table-cell>
          <table:table-cell office:value-type="float" office:value="839.689377395366" calcext:value-type="float">
            <text:p>839.68937739536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271525996923282" calcext:value-type="float">
            <text:p>-0.271525996923282</text:p>
          </table:table-cell>
          <table:table-cell office:value-type="float" office:value="840.662224795674" calcext:value-type="float">
            <text:p>840.66222479567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96680892558176" calcext:value-type="float">
            <text:p>-0.96680892558176</text:p>
          </table:table-cell>
          <table:table-cell office:value-type="float" office:value="841.565543903116" calcext:value-type="float">
            <text:p>841.56554390311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31253754949751" calcext:value-type="float">
            <text:p>-1.31253754949751</text:p>
          </table:table-cell>
          <table:table-cell office:value-type="float" office:value="842.434290148166" calcext:value-type="float">
            <text:p>842.43429014816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53092760691118" calcext:value-type="float">
            <text:p>1.53092760691118</text:p>
          </table:table-cell>
          <table:table-cell office:value-type="float" office:value="843.587382908857" calcext:value-type="float">
            <text:p>843.58738290885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12680278691714" calcext:value-type="float">
            <text:p>-1.12680278691714</text:p>
          </table:table-cell>
          <table:table-cell office:value-type="float" office:value="844.474702630166" calcext:value-type="float">
            <text:p>844.47470263016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301141515186931" calcext:value-type="float">
            <text:p>0.301141515186931</text:p>
          </table:table-cell>
          <table:table-cell office:value-type="float" office:value="845.504816781684" calcext:value-type="float">
            <text:p>845.50481678168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477357087047447" calcext:value-type="float">
            <text:p>0.477357087047447</text:p>
          </table:table-cell>
          <table:table-cell office:value-type="float" office:value="846.552552490389" calcext:value-type="float">
            <text:p>846.55255249038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2.51469011084192" calcext:value-type="float">
            <text:p>-2.51469011084192</text:p>
          </table:table-cell>
          <table:table-cell office:value-type="float" office:value="847.301083479305" calcext:value-type="float">
            <text:p>847.30108347930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749718466636441" calcext:value-type="float">
            <text:p>0.749718466636441</text:p>
          </table:table-cell>
          <table:table-cell office:value-type="float" office:value="848.376055325968" calcext:value-type="float">
            <text:p>848.37605532596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279269340701467" calcext:value-type="float">
            <text:p>0.279269340701467</text:p>
          </table:table-cell>
          <table:table-cell office:value-type="float" office:value="849.403982260039" calcext:value-type="float">
            <text:p>849.40398226003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93488862129207" calcext:value-type="float">
            <text:p>1.93488862129207</text:p>
          </table:table-cell>
          <table:table-cell office:value-type="float" office:value="850.597471122168" calcext:value-type="float">
            <text:p>850.59747112216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225499865803831" calcext:value-type="float">
            <text:p>-0.225499865803831</text:p>
          </table:table-cell>
          <table:table-cell office:value-type="float" office:value="851.574921135587" calcext:value-type="float">
            <text:p>851.57492113558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40174130886109" calcext:value-type="float">
            <text:p>1.40174130886109</text:p>
          </table:table-cell>
          <table:table-cell office:value-type="float" office:value="852.715095266473" calcext:value-type="float">
            <text:p>852.71509526647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0191353243787164" calcext:value-type="float">
            <text:p>-0.019135324378716</text:p>
          </table:table-cell>
          <table:table-cell office:value-type="float" office:value="853.713181734036" calcext:value-type="float">
            <text:p>853.71318173403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1871574757571" calcext:value-type="float">
            <text:p>-1.1871574757571</text:p>
          </table:table-cell>
          <table:table-cell office:value-type="float" office:value="854.59446598646" calcext:value-type="float">
            <text:p>854.5944659864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236526531241722" calcext:value-type="float">
            <text:p>0.236526531241722</text:p>
          </table:table-cell>
          <table:table-cell office:value-type="float" office:value="855.618118639584" calcext:value-type="float">
            <text:p>855.61811863958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498744274216291" calcext:value-type="float">
            <text:p>-0.498744274216291</text:p>
          </table:table-cell>
          <table:table-cell office:value-type="float" office:value="856.568244212162" calcext:value-type="float">
            <text:p>856.56824421216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345001123436845" calcext:value-type="float">
            <text:p>-0.345001123436845</text:p>
          </table:table-cell>
          <table:table-cell office:value-type="float" office:value="857.533744099819" calcext:value-type="float">
            <text:p>857.53374409981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76120544745155" calcext:value-type="float">
            <text:p>1.76120544745155</text:p>
          </table:table-cell>
          <table:table-cell office:value-type="float" office:value="858.709864644564" calcext:value-type="float">
            <text:p>858.70986464456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03407804597634" calcext:value-type="float">
            <text:p>1.03407804597634</text:p>
          </table:table-cell>
          <table:table-cell office:value-type="float" office:value="859.813272449161" calcext:value-type="float">
            <text:p>859.81327244916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576546273361473" calcext:value-type="float">
            <text:p>0.576546273361473</text:p>
          </table:table-cell>
          <table:table-cell office:value-type="float" office:value="860.870927076497" calcext:value-type="float">
            <text:p>860.87092707649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436902409419432" calcext:value-type="float">
            <text:p>0.436902409419432</text:p>
          </table:table-cell>
          <table:table-cell office:value-type="float" office:value="861.914617317439" calcext:value-type="float">
            <text:p>861.91461731743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2.23898713527549" calcext:value-type="float">
            <text:p>2.23898713527549</text:p>
          </table:table-cell>
          <table:table-cell office:value-type="float" office:value="863.138516030967" calcext:value-type="float">
            <text:p>863.13851603096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323402661214151" calcext:value-type="float">
            <text:p>0.323402661214151</text:p>
          </table:table-cell>
          <table:table-cell office:value-type="float" office:value="864.170856297088" calcext:value-type="float">
            <text:p>864.17085629708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35381429562153" calcext:value-type="float">
            <text:p>1.35381429562153</text:p>
          </table:table-cell>
          <table:table-cell office:value-type="float" office:value="865.30623772665" calcext:value-type="float">
            <text:p>865.3062377266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70022121862458" calcext:value-type="float">
            <text:p>1.70022121862458</text:p>
          </table:table-cell>
          <table:table-cell office:value-type="float" office:value="866.476259848513" calcext:value-type="float">
            <text:p>866.47625984851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155346931487553" calcext:value-type="float">
            <text:p>-0.155346931487553</text:p>
          </table:table-cell>
          <table:table-cell office:value-type="float" office:value="867.460725155364" calcext:value-type="float">
            <text:p>867.46072515536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2.24805968233819" calcext:value-type="float">
            <text:p>2.24805968233819</text:p>
          </table:table-cell>
          <table:table-cell office:value-type="float" office:value="868.685531123598" calcext:value-type="float">
            <text:p>868.68553112359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52979607070498" calcext:value-type="float">
            <text:p>-1.52979607070498</text:p>
          </table:table-cell>
          <table:table-cell office:value-type="float" office:value="869.532551516527" calcext:value-type="float">
            <text:p>869.53255151652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76877951931773" calcext:value-type="float">
            <text:p>-1.76877951931773</text:p>
          </table:table-cell>
          <table:table-cell office:value-type="float" office:value="870.355673564596" calcext:value-type="float">
            <text:p>870.35567356459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809352264939466" calcext:value-type="float">
            <text:p>0.809352264939466</text:p>
          </table:table-cell>
          <table:table-cell office:value-type="float" office:value="871.436608791089" calcext:value-type="float">
            <text:p>871.43660879108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394789268805869" calcext:value-type="float">
            <text:p>0.394789268805869</text:p>
          </table:table-cell>
          <table:table-cell office:value-type="float" office:value="872.47608771797" calcext:value-type="float">
            <text:p>872.4760877179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64648202504057" calcext:value-type="float">
            <text:p>-1.64648202504057</text:p>
          </table:table-cell>
          <table:table-cell office:value-type="float" office:value="873.311439515466" calcext:value-type="float">
            <text:p>873.31143951546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182597054534596" calcext:value-type="float">
            <text:p>0.182597054534596</text:p>
          </table:table-cell>
          <table:table-cell office:value-type="float" office:value="874.32969922092" calcext:value-type="float">
            <text:p>874.3296992209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51383068004836" calcext:value-type="float">
            <text:p>1.51383068004836</text:p>
          </table:table-cell>
          <table:table-cell office:value-type="float" office:value="875.481082288924" calcext:value-type="float">
            <text:p>875.48108228892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51924306879679" calcext:value-type="float">
            <text:p>1.51924306879679</text:p>
          </table:table-cell>
          <table:table-cell office:value-type="float" office:value="876.633006595804" calcext:value-type="float">
            <text:p>876.63300659580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207801459208408" calcext:value-type="float">
            <text:p>0.207801459208408</text:p>
          </table:table-cell>
          <table:table-cell office:value-type="float" office:value="877.653786741725" calcext:value-type="float">
            <text:p>877.65378674172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0965674373080916" calcext:value-type="float">
            <text:p>-0.096567437308092</text:p>
          </table:table-cell>
          <table:table-cell office:value-type="float" office:value="878.644129997994" calcext:value-type="float">
            <text:p>878.64412999799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2.36700290307593" calcext:value-type="float">
            <text:p>2.36700290307593</text:p>
          </table:table-cell>
          <table:table-cell office:value-type="float" office:value="879.880830288302" calcext:value-type="float">
            <text:p>879.88083028830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04391739707633" calcext:value-type="float">
            <text:p>1.04391739707633</text:p>
          </table:table-cell>
          <table:table-cell office:value-type="float" office:value="880.985222028009" calcext:value-type="float">
            <text:p>880.98522202800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985861640366894" calcext:value-type="float">
            <text:p>0.985861640366894</text:p>
          </table:table-cell>
          <table:table-cell office:value-type="float" office:value="882.083808192046" calcext:value-type="float">
            <text:p>882.08380819204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57703146179161" calcext:value-type="float">
            <text:p>1.57703146179161</text:p>
          </table:table-cell>
          <table:table-cell office:value-type="float" office:value="883.241511338225" calcext:value-type="float">
            <text:p>883.24151133822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62124625394268" calcext:value-type="float">
            <text:p>-1.62124625394268</text:p>
          </table:table-cell>
          <table:table-cell office:value-type="float" office:value="884.079386712831" calcext:value-type="float">
            <text:p>884.07938671283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396547485112979" calcext:value-type="float">
            <text:p>-0.396547485112979</text:p>
          </table:table-cell>
          <table:table-cell office:value-type="float" office:value="885.039731964319" calcext:value-type="float">
            <text:p>885.03973196431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0939439660577732" calcext:value-type="float">
            <text:p>0.093943966057773</text:p>
          </table:table-cell>
          <table:table-cell office:value-type="float" office:value="886.049126360925" calcext:value-type="float">
            <text:p>886.04912636092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31728889743362" calcext:value-type="float">
            <text:p>-1.31728889743362</text:p>
          </table:table-cell>
          <table:table-cell office:value-type="float" office:value="886.917397471182" calcext:value-type="float">
            <text:p>886.91739747118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72625030510928" calcext:value-type="float">
            <text:p>1.72625030510928</text:p>
          </table:table-cell>
          <table:table-cell office:value-type="float" office:value="888.090022501693" calcext:value-type="float">
            <text:p>888.09002250169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027199426385" calcext:value-type="float">
            <text:p>1.027199426385</text:p>
          </table:table-cell>
          <table:table-cell office:value-type="float" office:value="889.192742444331" calcext:value-type="float">
            <text:p>889.19274244433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445177262597913" calcext:value-type="float">
            <text:p>0.445177262597913</text:p>
          </table:table-cell>
          <table:table-cell office:value-type="float" office:value="890.237260170591" calcext:value-type="float">
            <text:p>890.23726017059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876549802733415" calcext:value-type="float">
            <text:p>-0.876549802733415</text:p>
          </table:table-cell>
          <table:table-cell office:value-type="float" office:value="891.149605190318" calcext:value-type="float">
            <text:p>891.14960519031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74476877971054" calcext:value-type="float">
            <text:p>0.74476877971054</text:p>
          </table:table-cell>
          <table:table-cell office:value-type="float" office:value="892.224082068289" calcext:value-type="float">
            <text:p>892.22408206828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555234254340138" calcext:value-type="float">
            <text:p>0.555234254340138</text:p>
          </table:table-cell>
          <table:table-cell office:value-type="float" office:value="893.279605493723" calcext:value-type="float">
            <text:p>893.27960549372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243044621963481" calcext:value-type="float">
            <text:p>-0.243044621963481</text:p>
          </table:table-cell>
          <table:table-cell office:value-type="float" office:value="894.255301031526" calcext:value-type="float">
            <text:p>894.2553010315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535091594719616" calcext:value-type="float">
            <text:p>-0.535091594719616</text:p>
          </table:table-cell>
          <table:table-cell office:value-type="float" office:value="895.201791872054" calcext:value-type="float">
            <text:p>895.20179187205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210100674945705" calcext:value-type="float">
            <text:p>0.210100674945705</text:p>
          </table:table-cell>
          <table:table-cell office:value-type="float" office:value="896.222801939549" calcext:value-type="float">
            <text:p>896.22280193954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0847691292627899" calcext:value-type="float">
            <text:p>0.08476912926279</text:p>
          </table:table-cell>
          <table:table-cell office:value-type="float" office:value="897.231278852475" calcext:value-type="float">
            <text:p>897.23127885247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0725394468279142" calcext:value-type="float">
            <text:p>-0.072539446827914</text:p>
          </table:table-cell>
          <table:table-cell office:value-type="float" office:value="898.224024907793" calcext:value-type="float">
            <text:p>898.22402490779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141796571526669" calcext:value-type="float">
            <text:p>-0.141796571526669</text:p>
          </table:table-cell>
          <table:table-cell office:value-type="float" office:value="899.20984525064" calcext:value-type="float">
            <text:p>899.2098452506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0671549240017676" calcext:value-type="float">
            <text:p>0.067154924001768</text:p>
          </table:table-cell>
          <table:table-cell office:value-type="float" office:value="900.21656074304" calcext:value-type="float">
            <text:p>900.2165607430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56173087169485" calcext:value-type="float">
            <text:p>-1.56173087169485</text:p>
          </table:table-cell>
          <table:table-cell office:value-type="float" office:value="901.06038765587" calcext:value-type="float">
            <text:p>901.0603876558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287790050126279" calcext:value-type="float">
            <text:p>-0.287790050126279</text:p>
          </table:table-cell>
          <table:table-cell office:value-type="float" office:value="902.031608650858" calcext:value-type="float">
            <text:p>902.03160865085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13930383149513" calcext:value-type="float">
            <text:p>1.13930383149513</text:p>
          </table:table-cell>
          <table:table-cell office:value-type="float" office:value="903.145539034007" calcext:value-type="float">
            <text:p>903.14553903400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111874878990492" calcext:value-type="float">
            <text:p>0.111874878990492</text:p>
          </table:table-cell>
          <table:table-cell office:value-type="float" office:value="904.156726521907" calcext:value-type="float">
            <text:p>904.15672652190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646432884788027" calcext:value-type="float">
            <text:p>0.646432884788027</text:p>
          </table:table-cell>
          <table:table-cell office:value-type="float" office:value="905.221369810385" calcext:value-type="float">
            <text:p>905.22136981038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56047160015488" calcext:value-type="float">
            <text:p>1.56047160015488</text:p>
          </table:table-cell>
          <table:table-cell office:value-type="float" office:value="906.377416970401" calcext:value-type="float">
            <text:p>906.37741697040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0512411026370377" calcext:value-type="float">
            <text:p>-0.051241102637038</text:p>
          </table:table-cell>
          <table:table-cell office:value-type="float" office:value="907.372292860137" calcext:value-type="float">
            <text:p>907.37229286013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0267954489529" calcext:value-type="float">
            <text:p>1.0267954489529</text:p>
          </table:table-cell>
          <table:table-cell office:value-type="float" office:value="908.474972405032" calcext:value-type="float">
            <text:p>908.47497240503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193958475463069" calcext:value-type="float">
            <text:p>-0.193958475463069</text:p>
          </table:table-cell>
          <table:table-cell office:value-type="float" office:value="909.455576557486" calcext:value-type="float">
            <text:p>909.45557655748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531212149072706" calcext:value-type="float">
            <text:p>-0.531212149072706</text:p>
          </table:table-cell>
          <table:table-cell office:value-type="float" office:value="910.402455342579" calcext:value-type="float">
            <text:p>910.40245534257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256188329697263" calcext:value-type="float">
            <text:p>-0.256188329697263</text:p>
          </table:table-cell>
          <table:table-cell office:value-type="float" office:value="911.376836509609" calcext:value-type="float">
            <text:p>911.37683650960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2.07600536702658" calcext:value-type="float">
            <text:p>2.07600536702658</text:p>
          </table:table-cell>
          <table:table-cell office:value-type="float" office:value="912.584437046312" calcext:value-type="float">
            <text:p>912.58443704631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530861295871942" calcext:value-type="float">
            <text:p>-0.530861295871942</text:p>
          </table:table-cell>
          <table:table-cell office:value-type="float" office:value="913.531350916725" calcext:value-type="float">
            <text:p>913.53135091672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411644378980816" calcext:value-type="float">
            <text:p>0.411644378980816</text:p>
          </table:table-cell>
          <table:table-cell office:value-type="float" office:value="914.572515354623" calcext:value-type="float">
            <text:p>914.57251535462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3860396021415" calcext:value-type="float">
            <text:p>-1.3860396021415</text:p>
          </table:table-cell>
          <table:table-cell office:value-type="float" office:value="915.433911394408" calcext:value-type="float">
            <text:p>915.43391139440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316240919476615" calcext:value-type="float">
            <text:p>0.316240919476615</text:p>
          </table:table-cell>
          <table:table-cell office:value-type="float" office:value="916.465535486356" calcext:value-type="float">
            <text:p>916.46553548635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24891822207969" calcext:value-type="float">
            <text:p>1.24891822207969</text:p>
          </table:table-cell>
          <table:table-cell office:value-type="float" office:value="917.590427308564" calcext:value-type="float">
            <text:p>917.59042730856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0489365016056641" calcext:value-type="float">
            <text:p>0.048936501605664</text:p>
          </table:table-cell>
          <table:table-cell office:value-type="float" office:value="918.595320958725" calcext:value-type="float">
            <text:p>918.59532095872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0903621820302" calcext:value-type="float">
            <text:p>-1.0903621820302</text:p>
          </table:table-cell>
          <table:table-cell office:value-type="float" office:value="919.486284740521" calcext:value-type="float">
            <text:p>919.48628474052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987047577042736" calcext:value-type="float">
            <text:p>-0.987047577042736</text:p>
          </table:table-cell>
          <table:table-cell office:value-type="float" office:value="920.387579982817" calcext:value-type="float">
            <text:p>920.38757998281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685119039436571" calcext:value-type="float">
            <text:p>0.685119039436571</text:p>
          </table:table-cell>
          <table:table-cell office:value-type="float" office:value="921.456091886761" calcext:value-type="float">
            <text:p>921.45609188676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435366577105269" calcext:value-type="float">
            <text:p>0.435366577105269</text:p>
          </table:table-cell>
          <table:table-cell office:value-type="float" office:value="922.499628544471" calcext:value-type="float">
            <text:p>922.49962854447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436313852519716" calcext:value-type="float">
            <text:p>0.436313852519716</text:p>
          </table:table-cell>
          <table:table-cell office:value-type="float" office:value="923.543259929723" calcext:value-type="float">
            <text:p>923.54325992972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864424819505933" calcext:value-type="float">
            <text:p>-0.864424819505933</text:p>
          </table:table-cell>
          <table:table-cell office:value-type="float" office:value="924.456817447773" calcext:value-type="float">
            <text:p>924.45681744777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08459313394335" calcext:value-type="float">
            <text:p>-1.08459313394335</text:p>
          </table:table-cell>
          <table:table-cell office:value-type="float" office:value="925.348358134378" calcext:value-type="float">
            <text:p>925.34835813437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6197698100525" calcext:value-type="float">
            <text:p>1.6197698100525</text:p>
          </table:table-cell>
          <table:table-cell office:value-type="float" office:value="926.510335115384" calcext:value-type="float">
            <text:p>926.51033511538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586469653347123" calcext:value-type="float">
            <text:p>-0.586469653347123</text:p>
          </table:table-cell>
          <table:table-cell office:value-type="float" office:value="927.451688150049" calcext:value-type="float">
            <text:p>927.45168815004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06936575517853" calcext:value-type="float">
            <text:p>1.06936575517853</text:p>
          </table:table-cell>
          <table:table-cell office:value-type="float" office:value="928.558624725567" calcext:value-type="float">
            <text:p>928.55862472556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739155788051545" calcext:value-type="float">
            <text:p>-0.739155788051545</text:p>
          </table:table-cell>
          <table:table-cell office:value-type="float" office:value="929.484709146762" calcext:value-type="float">
            <text:p>929.48470914676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25450816409686" calcext:value-type="float">
            <text:p>1.25450816409686</text:p>
          </table:table-cell>
          <table:table-cell office:value-type="float" office:value="930.610159963172" calcext:value-type="float">
            <text:p>930.61015996317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04732775784914" calcext:value-type="float">
            <text:p>-1.04732775784914</text:p>
          </table:table-cell>
          <table:table-cell office:value-type="float" office:value="931.505427187387" calcext:value-type="float">
            <text:p>931.50542718738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30702256072045" calcext:value-type="float">
            <text:p>-1.30702256072045</text:p>
          </table:table-cell>
          <table:table-cell office:value-type="float" office:value="932.374724931315" calcext:value-type="float">
            <text:p>932.37472493131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102158628013869" calcext:value-type="float">
            <text:p>-0.102158628013869</text:p>
          </table:table-cell>
          <table:table-cell office:value-type="float" office:value="933.364509068513" calcext:value-type="float">
            <text:p>933.36450906851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291821534372128" calcext:value-type="float">
            <text:p>0.291821534372128</text:p>
          </table:table-cell>
          <table:table-cell office:value-type="float" office:value="934.39369122195" calcext:value-type="float">
            <text:p>934.3936912219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206672106660031" calcext:value-type="float">
            <text:p>0.206672106660031</text:p>
          </table:table-cell>
          <table:table-cell office:value-type="float" office:value="935.414358432616" calcext:value-type="float">
            <text:p>935.41435843261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44386593355046" calcext:value-type="float">
            <text:p>1.44386593355046</text:p>
          </table:table-cell>
          <table:table-cell office:value-type="float" office:value="936.558745025972" calcext:value-type="float">
            <text:p>936.55874502597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70012106309217" calcext:value-type="float">
            <text:p>1.70012106309217</text:p>
          </table:table-cell>
          <table:table-cell office:value-type="float" office:value="937.728757132281" calcext:value-type="float">
            <text:p>937.72875713228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597427171626101" calcext:value-type="float">
            <text:p>-0.597427171626101</text:p>
          </table:table-cell>
          <table:table-cell office:value-type="float" office:value="938.669014415118" calcext:value-type="float">
            <text:p>938.66901441511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429664820967157" calcext:value-type="float">
            <text:p>0.429664820967157</text:p>
          </table:table-cell>
          <table:table-cell office:value-type="float" office:value="939.711980897215" calcext:value-type="float">
            <text:p>939.71198089721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0993980712147635" calcext:value-type="float">
            <text:p>0.099398071214764</text:p>
          </table:table-cell>
          <table:table-cell office:value-type="float" office:value="940.721920704336" calcext:value-type="float">
            <text:p>940.72192070433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64063513081246" calcext:value-type="float">
            <text:p>-0.64063513081246</text:p>
          </table:table-cell>
          <table:table-cell office:value-type="float" office:value="941.657857191255" calcext:value-type="float">
            <text:p>941.65785719125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644332460433624" calcext:value-type="float">
            <text:p>-0.644332460433624</text:p>
          </table:table-cell>
          <table:table-cell office:value-type="float" office:value="942.593423945212" calcext:value-type="float">
            <text:p>942.59342394521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01647969859406" calcext:value-type="float">
            <text:p>-1.01647969859406</text:p>
          </table:table-cell>
          <table:table-cell office:value-type="float" office:value="943.491775975352" calcext:value-type="float">
            <text:p>943.49177597535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207902347340218" calcext:value-type="float">
            <text:p>-0.207902347340218</text:p>
          </table:table-cell>
          <table:table-cell office:value-type="float" office:value="944.470985740618" calcext:value-type="float">
            <text:p>944.47098574061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55683812255183" calcext:value-type="float">
            <text:p>1.55683812255183</text:p>
          </table:table-cell>
          <table:table-cell office:value-type="float" office:value="945.626669552873" calcext:value-type="float">
            <text:p>945.62666955287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0131684792645936" calcext:value-type="float">
            <text:p>0.013168479264594</text:p>
          </table:table-cell>
          <table:table-cell office:value-type="float" office:value="946.6279864008" calcext:value-type="float">
            <text:p>946.627986400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505138892285558" calcext:value-type="float">
            <text:p>0.505138892285558</text:p>
          </table:table-cell>
          <table:table-cell office:value-type="float" office:value="947.678500290028" calcext:value-type="float">
            <text:p>947.67850029002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406653500424413" calcext:value-type="float">
            <text:p>-0.406653500424413</text:p>
          </table:table-cell>
          <table:table-cell office:value-type="float" office:value="948.637834939986" calcext:value-type="float">
            <text:p>948.63783493998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886628611402596" calcext:value-type="float">
            <text:p>0.886628611402596</text:p>
          </table:table-cell>
          <table:table-cell office:value-type="float" office:value="949.726497801126" calcext:value-type="float">
            <text:p>949.7264978011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04343775340347" calcext:value-type="float">
            <text:p>1.04343775340347</text:p>
          </table:table-cell>
          <table:table-cell office:value-type="float" office:value="950.830841576467" calcext:value-type="float">
            <text:p>950.83084157646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10136739067698" calcext:value-type="float">
            <text:p>0.10136739067698</text:p>
          </table:table-cell>
          <table:table-cell office:value-type="float" office:value="951.840978315534" calcext:value-type="float">
            <text:p>951.84097831553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690459060657538" calcext:value-type="float">
            <text:p>0.690459060657538</text:p>
          </table:table-cell>
          <table:table-cell office:value-type="float" office:value="952.9100242216" calcext:value-type="float">
            <text:p>952.910024221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782695649351391" calcext:value-type="float">
            <text:p>0.782695649351391</text:p>
          </table:table-cell>
          <table:table-cell office:value-type="float" office:value="953.988293786535" calcext:value-type="float">
            <text:p>953.98829378653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49903792020795" calcext:value-type="float">
            <text:p>-1.49903792020795</text:p>
          </table:table-cell>
          <table:table-cell office:value-type="float" office:value="954.838389994514" calcext:value-type="float">
            <text:p>954.83838999451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0708043184529727" calcext:value-type="float">
            <text:p>-0.070804318452973</text:p>
          </table:table-cell>
          <table:table-cell office:value-type="float" office:value="955.831309562669" calcext:value-type="float">
            <text:p>955.83130956266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0375219249687731" calcext:value-type="float">
            <text:p>-0.037521924968773</text:p>
          </table:table-cell>
          <table:table-cell office:value-type="float" office:value="956.827557370172" calcext:value-type="float">
            <text:p>956.82755737017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356230641011339" calcext:value-type="float">
            <text:p>0.356230641011339</text:p>
          </table:table-cell>
          <table:table-cell office:value-type="float" office:value="957.863180434273" calcext:value-type="float">
            <text:p>957.86318043427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856762308860108" calcext:value-type="float">
            <text:p>0.856762308860108</text:p>
          </table:table-cell>
          <table:table-cell office:value-type="float" office:value="958.948856665159" calcext:value-type="float">
            <text:p>958.94885666515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827005800258" calcext:value-type="float">
            <text:p>-1.827005800258</text:p>
          </table:table-cell>
          <table:table-cell office:value-type="float" office:value="959.766156085134" calcext:value-type="float">
            <text:p>959.76615608513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0265472910818707" calcext:value-type="float">
            <text:p>0.026547291081871</text:p>
          </table:table-cell>
          <table:table-cell office:value-type="float" office:value="960.768810814242" calcext:value-type="float">
            <text:p>960.76881081424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602580479885382" calcext:value-type="float">
            <text:p>0.602580479885382</text:p>
          </table:table-cell>
          <table:table-cell office:value-type="float" office:value="961.82906886223" calcext:value-type="float">
            <text:p>961.8290688622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96521433946373" calcext:value-type="float">
            <text:p>-0.96521433946373</text:p>
          </table:table-cell>
          <table:table-cell office:value-type="float" office:value="962.732547428284" calcext:value-type="float">
            <text:p>962.73254742828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917128063210135" calcext:value-type="float">
            <text:p>-0.917128063210135</text:p>
          </table:table-cell>
          <table:table-cell office:value-type="float" office:value="963.640834621963" calcext:value-type="float">
            <text:p>963.64083462196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975995715682754" calcext:value-type="float">
            <text:p>-0.975995715682754</text:p>
          </table:table-cell>
          <table:table-cell office:value-type="float" office:value="964.543235050395" calcext:value-type="float">
            <text:p>964.54323505039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119945390332221" calcext:value-type="float">
            <text:p>-0.119945390332221</text:p>
          </table:table-cell>
          <table:table-cell office:value-type="float" office:value="965.531240511361" calcext:value-type="float">
            <text:p>965.53124051136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76828947898997" calcext:value-type="float">
            <text:p>-1.76828947898997</text:p>
          </table:table-cell>
          <table:table-cell office:value-type="float" office:value="966.354411563462" calcext:value-type="float">
            <text:p>966.35441156346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620270032741409" calcext:value-type="float">
            <text:p>0.620270032741409</text:p>
          </table:table-cell>
          <table:table-cell office:value-type="float" office:value="967.416438566736" calcext:value-type="float">
            <text:p>967.41643856673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02913292141454" calcext:value-type="float">
            <text:p>-1.02913292141454</text:p>
          </table:table-cell>
          <table:table-cell office:value-type="float" office:value="968.313525274595" calcext:value-type="float">
            <text:p>968.31352527459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47793507609394" calcext:value-type="float">
            <text:p>-0.47793507609394</text:p>
          </table:table-cell>
          <table:table-cell office:value-type="float" office:value="969.265731766986" calcext:value-type="float">
            <text:p>969.26573176698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754549942198073" calcext:value-type="float">
            <text:p>0.754549942198073</text:p>
          </table:table-cell>
          <table:table-cell office:value-type="float" office:value="970.341186761205" calcext:value-type="float">
            <text:p>970.34118676120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233833443378086" calcext:value-type="float">
            <text:p>0.233833443378086</text:p>
          </table:table-cell>
          <table:table-cell office:value-type="float" office:value="971.364570105543" calcext:value-type="float">
            <text:p>971.36457010554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42955305961248" calcext:value-type="float">
            <text:p>-1.42955305961248</text:p>
          </table:table-cell>
          <table:table-cell office:value-type="float" office:value="972.221614799582" calcext:value-type="float">
            <text:p>972.22161479958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189889003951844" calcext:value-type="float">
            <text:p>0.189889003951844</text:p>
          </table:table-cell>
          <table:table-cell office:value-type="float" office:value="973.240603699977" calcext:value-type="float">
            <text:p>973.24060369997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399837191363773" calcext:value-type="float">
            <text:p>-0.399837191363773</text:p>
          </table:table-cell>
          <table:table-cell office:value-type="float" office:value="974.200619980841" calcext:value-type="float">
            <text:p>974.20061998084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66964347710393" calcext:value-type="float">
            <text:p>1.66964347710393</text:p>
          </table:table-cell>
          <table:table-cell office:value-type="float" office:value="975.367584328551" calcext:value-type="float">
            <text:p>975.36758432855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428404620112396" calcext:value-type="float">
            <text:p>-0.428404620112396</text:p>
          </table:table-cell>
          <table:table-cell office:value-type="float" office:value="976.32474386654" calcext:value-type="float">
            <text:p>976.3247438665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2833186806948" calcext:value-type="float">
            <text:p>1.2833186806948</text:p>
          </table:table-cell>
          <table:table-cell office:value-type="float" office:value="977.45307573461" calcext:value-type="float">
            <text:p>977.4530757346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443088109570883" calcext:value-type="float">
            <text:p>-0.443088109570883</text:p>
          </table:table-cell>
          <table:table-cell office:value-type="float" office:value="978.408766923653" calcext:value-type="float">
            <text:p>978.40876692365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04255492107454" calcext:value-type="float">
            <text:p>-1.04255492107454</text:p>
          </table:table-cell>
          <table:table-cell office:value-type="float" office:value="979.304511431545" calcext:value-type="float">
            <text:p>979.30451143154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892628877054543" calcext:value-type="float">
            <text:p>-0.892628877054543</text:p>
          </table:table-cell>
          <table:table-cell office:value-type="float" office:value="980.21524854384" calcext:value-type="float">
            <text:p>980.21524854384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519291873469079" calcext:value-type="float">
            <text:p>-0.519291873469079</text:p>
          </table:table-cell>
          <table:table-cell office:value-type="float" office:value="981.163319356493" calcext:value-type="float">
            <text:p>981.16331935649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72977045956693" calcext:value-type="float">
            <text:p>1.72977045956693</text:p>
          </table:table-cell>
          <table:table-cell office:value-type="float" office:value="982.336296402449" calcext:value-type="float">
            <text:p>982.33629640244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757783291754088" calcext:value-type="float">
            <text:p>0.757783291754088</text:p>
          </table:table-cell>
          <table:table-cell office:value-type="float" office:value="983.412074731625" calcext:value-type="float">
            <text:p>983.41207473162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385852102735586" calcext:value-type="float">
            <text:p>-0.385852102735586</text:p>
          </table:table-cell>
          <table:table-cell office:value-type="float" office:value="984.373489521351" calcext:value-type="float">
            <text:p>984.37348952135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594971396642344" calcext:value-type="float">
            <text:p>0.594971396642344</text:p>
          </table:table-cell>
          <table:table-cell office:value-type="float" office:value="985.432986661015" calcext:value-type="float">
            <text:p>985.43298666101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18414236763573" calcext:value-type="float">
            <text:p>-1.18414236763573</text:p>
          </table:table-cell>
          <table:table-cell office:value-type="float" office:value="986.314572424252" calcext:value-type="float">
            <text:p>986.31457242425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724323436612137" calcext:value-type="float">
            <text:p>0.724323436612137</text:p>
          </table:table-cell>
          <table:table-cell office:value-type="float" office:value="987.387004767913" calcext:value-type="float">
            <text:p>987.38700476791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03959333564884" calcext:value-type="float">
            <text:p>-1.03959333564884</text:p>
          </table:table-cell>
          <table:table-cell office:value-type="float" office:value="988.283045434348" calcext:value-type="float">
            <text:p>988.28304543434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2.52330230090114" calcext:value-type="float">
            <text:p>2.52330230090114</text:p>
          </table:table-cell>
          <table:table-cell office:value-type="float" office:value="989.535375664438" calcext:value-type="float">
            <text:p>989.535375664438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867119906633102" calcext:value-type="float">
            <text:p>0.867119906633102</text:p>
          </table:table-cell>
          <table:table-cell office:value-type="float" office:value="990.622087655102" calcext:value-type="float">
            <text:p>990.62208765510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558408550199072" calcext:value-type="float">
            <text:p>0.558408550199072</text:p>
          </table:table-cell>
          <table:table-cell office:value-type="float" office:value="991.677928510122" calcext:value-type="float">
            <text:p>991.67792851012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31823473976545" calcext:value-type="float">
            <text:p>-1.31823473976545</text:p>
          </table:table-cell>
          <table:table-cell office:value-type="float" office:value="992.546105036145" calcext:value-type="float">
            <text:p>992.54610503614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958212298327727" calcext:value-type="float">
            <text:p>-0.958212298327727</text:p>
          </table:table-cell>
          <table:table-cell office:value-type="float" office:value="993.450283806313" calcext:value-type="float">
            <text:p>993.45028380631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73336908556175" calcext:value-type="float">
            <text:p>1.73336908556175</text:p>
          </table:table-cell>
          <table:table-cell office:value-type="float" office:value="994.623620714869" calcext:value-type="float">
            <text:p>994.62362071486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262287827328278" calcext:value-type="float">
            <text:p>0.262287827328278</text:p>
          </table:table-cell>
          <table:table-cell office:value-type="float" office:value="995.649849497601" calcext:value-type="float">
            <text:p>995.64984949760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00656488210851476" calcext:value-type="float">
            <text:p>0.006564882108515</text:p>
          </table:table-cell>
          <table:table-cell office:value-type="float" office:value="996.650505985812" calcext:value-type="float">
            <text:p>996.65050598581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369091607358736" calcext:value-type="float">
            <text:p>-0.369091607358736</text:p>
          </table:table-cell>
          <table:table-cell office:value-type="float" office:value="997.613596825076" calcext:value-type="float">
            <text:p>997.61359682507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588287061810113" calcext:value-type="float">
            <text:p>0.588287061810113</text:p>
          </table:table-cell>
          <table:table-cell office:value-type="float" office:value="998.672425531257" calcext:value-type="float">
            <text:p>998.67242553125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369710849797615" calcext:value-type="float">
            <text:p>0.369710849797615</text:p>
          </table:table-cell>
          <table:table-cell office:value-type="float" office:value="999.709396616237" calcext:value-type="float">
            <text:p>999.70939661623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1.75093820258299" calcext:value-type="float">
            <text:p>1.75093820258299</text:p>
          </table:table-cell>
          <table:table-cell office:value-type="float" office:value="1000.8844904365" calcext:value-type="float">
            <text:p>1000.884490436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3.04475558231724" calcext:value-type="float">
            <text:p>-3.04475558231724</text:p>
          </table:table-cell>
          <table:table-cell office:value-type="float" office:value="1001.58001487826" calcext:value-type="float">
            <text:p>1001.580014878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614315620896446" calcext:value-type="float">
            <text:p>-0.614315620896446</text:p>
          </table:table-cell>
          <table:table-cell office:value-type="float" office:value="1002.51858331617" calcext:value-type="float">
            <text:p>1002.5185833161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0.538393051598845" calcext:value-type="float">
            <text:p>-0.538393051598845</text:p>
          </table:table-cell>
          <table:table-cell office:value-type="float" office:value="1003.46474401101" calcext:value-type="float">
            <text:p>1003.4647440110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-1.10522645226054" calcext:value-type="float">
            <text:p>-1.10522645226054</text:p>
          </table:table-cell>
          <table:table-cell office:value-type="float" office:value="1004.35422136579" calcext:value-type="float">
            <text:p>1004.3542213657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0T07:25:44.516985764</dc:date>
    <meta:editing-duration>PT11M55S</meta:editing-duration>
    <meta:editing-cycles>1</meta:editing-cycles>
    <meta:document-statistic meta:table-count="1" meta:cell-count="4203" meta:object-count="0"/>
    <meta:generator>LibreOffice/5.3.1.2$Linux_X86_64 LibreOffice_project/30m0$Build-2</meta:generator>
  </office:meta>
</office:document-meta>
</file>